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Pictures/2000000D000000DD000000DD305D4BF5.svm"/>
  <manifest:file-entry manifest:media-type="" manifest:full-path="Object 10/Pictures/2000000D000000DD000000DD161D1637.svm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305D4BF5.svm"/>
  <manifest:file-entry manifest:media-type="" manifest:full-path="Object 6/Pictures/2000000D000000DD000000DD161D1637.svm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D000000DD305D4BF5.svm"/>
  <manifest:file-entry manifest:media-type="" manifest:full-path="Object 7/Pictures/2000000D000000DD000000DD161D1637.svm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Object 8/Pictures/2000000D000000DD000000DD305D4BF5.svm"/>
  <manifest:file-entry manifest:media-type="" manifest:full-path="Object 8/Pictures/2000000D000000DD000000DD161D1637.svm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" manifest:full-path="Object 9/Pictures/2000000D000000DD000000DD305D4BF5.svm"/>
  <manifest:file-entry manifest:media-type="" manifest:full-path="Object 9/Pictures/2000000D000000DD000000DD161D1637.svm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3.189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186cm"/>
    </style:style>
    <style:style style:name="co10" style:family="table-column">
      <style:table-column-properties fo:break-before="auto" style:column-width="3.963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565cm"/>
    </style:style>
    <style:style style:name="co13" style:family="table-column">
      <style:table-column-properties fo:break-before="auto" style:column-width="2.99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</style:style>
    <style:style style:name="ce15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16" style:family="table-cell" style:parent-style-name="Default">
      <style:table-cell-properties fo:border-bottom="none" fo:border-left="0.002cm solid #000000" fo:border-right="none" fo:border-top="none"/>
    </style:style>
    <style:style style:name="ce17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18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none" fo:border-left="0.002cm solid #000000" fo:border-right="none" fo:border-top="0.002cm solid #000000"/>
      <style:text-properties style:font-name="Helvetica" fo:font-size="12pt" style:font-size-asian="12pt" style:font-size-complex="12pt"/>
    </style:style>
    <style:style style:name="ce22" style:family="table-cell" style:parent-style-name="Default">
      <style:table-cell-properties fo:border-bottom="none" fo:border-left="0.002cm solid #000000" fo:border-right="none" fo:border-top="none"/>
      <style:text-properties style:font-name="Helvetica" fo:font-size="12pt" style:font-size-asian="12pt" style:font-size-complex="12pt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  <style:text-properties style:font-name="Helvetica"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style:font-name="Helvetica" fo:font-size="12pt" style:font-size-asian="12pt" style:font-size-complex="12pt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  <style:text-properties style:font-name="Helvetica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0.002cm solid #000000" fo:border-top="none"/>
    </style:style>
    <style:style style:name="ce28" style:family="table-cell" style:parent-style-name="Default">
      <style:table-cell-properties fo:border-bottom="0.002cm solid #000000" fo:border-left="none" fo:border-right="0.002cm solid #000000" fo:border-top="none"/>
    </style:style>
    <style:style style:name="ce29" style:family="table-cell" style:parent-style-name="Default" style:data-style-name="N2">
      <style:table-cell-properties fo:border-bottom="none" fo:border-left="none" fo:border-right="0.002cm solid #000000" fo:border-top="0.002cm solid #000000"/>
    </style:style>
    <style:style style:name="ce30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3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5" table:number-rows-spanned="1">
            <text:p>Tempi esecuzione Programma C con array non ordinato (in ms)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empi esecuzione Programma C con array quasi ordinato (in ms)</text:p>
          </table:table-cell>
          <table:covered-table-cell table:number-columns-repeated="4"/>
          <table:table-cell table:number-columns-repeated="2"/>
          <table:table-cell table:style-name="ce7" office:value-type="string" table:number-columns-spanned="4" table:number-rows-spanned="1">
            <text:p>Merge sort</text:p>
          </table:table-cell>
          <table:covered-table-cell table:number-columns-repeated="3" table:style-name="ce8"/>
          <table:table-cell/>
          <table:table-cell office:value-type="string" table:number-columns-spanned="7" table:number-rows-spanned="1">
            <text:p>Confronto C e C con parametro -O3 – array quasi ordinati</text:p>
          </table:table-cell>
          <table:covered-table-cell table:number-columns-repeated="6"/>
          <table:table-cell/>
          <table:table-cell office:value-type="string" table:number-columns-spanned="3" table:number-rows-spanned="1">
            <text:p>Tempi previsti insertion sort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2" office:value-type="string">
            <text:p>Dimensione</text:p>
          </table:table-cell>
          <table:table-cell table:style-name="ce2" office:value-type="string">
            <text:p>Selection sort </text:p>
          </table:table-cell>
          <table:table-cell table:style-name="ce2" office:value-type="string">
            <text:p>Selection sort MAX</text:p>
          </table:table-cell>
          <table:table-cell table:style-name="ce2" office:value-type="string">
            <text:p>Insertion sort</text:p>
          </table:table-cell>
          <table:table-cell table:style-name="ce5" office:value-type="string">
            <text:p>Merge sort</text:p>
          </table:table-cell>
          <table:table-cell/>
          <table:table-cell table:style-name="ce2" office:value-type="string">
            <text:p>Dimensione</text:p>
          </table:table-cell>
          <table:table-cell table:style-name="ce2" office:value-type="string">
            <text:p>Selection sort </text:p>
          </table:table-cell>
          <table:table-cell table:style-name="ce2" office:value-type="string">
            <text:p>Selection sort MAX</text:p>
          </table:table-cell>
          <table:table-cell table:style-name="ce2" office:value-type="string">
            <text:p>Insertion sort</text:p>
          </table:table-cell>
          <table:table-cell table:style-name="ce5" office:value-type="string">
            <text:p>Merge sort</text:p>
          </table:table-cell>
          <table:table-cell/>
          <table:table-cell table:style-name="ce2" office:value-type="string">
            <text:p>Dimensione</text:p>
          </table:table-cell>
          <table:table-cell table:style-name="ce8" office:value-type="string">
            <text:p>C non ord.</text:p>
          </table:table-cell>
          <table:table-cell table:style-name="ce8" office:value-type="string">
            <text:p>C quasi ord.</text:p>
          </table:table-cell>
          <table:table-cell table:style-name="ce8" office:value-type="string">
            <text:p>Java non ord.</text:p>
          </table:table-cell>
          <table:table-cell table:style-name="ce8" office:value-type="string">
            <text:p>Java Quasi ord.</text:p>
          </table:table-cell>
          <table:table-cell/>
          <table:table-cell office:value-type="string">
            <text:p>Elementi</text:p>
          </table:table-cell>
          <table:table-cell office:value-type="string">
            <text:p>Selection sort</text:p>
          </table:table-cell>
          <table:table-cell office:value-type="string">
            <text:p>Selection sort ottimizzato</text:p>
          </table:table-cell>
          <table:table-cell office:value-type="string">
            <text:p>Insertion sort</text:p>
          </table:table-cell>
          <table:table-cell office:value-type="string">
            <text:p>Insertion sort ottimizzato</text:p>
          </table:table-cell>
          <table:table-cell office:value-type="string">
            <text:p>Merge sort</text:p>
          </table:table-cell>
          <table:table-cell office:value-type="string">
            <text:p>Merge sort ottimizzato</text:p>
          </table:table-cell>
          <table:table-cell/>
          <table:table-cell office:value-type="string">
            <text:p>Elementi</text:p>
          </table:table-cell>
          <table:table-cell office:value-type="string">
            <text:p>Teorici</text:p>
          </table:table-cell>
          <table:table-cell office:value-type="string">
            <text:p>Misurati</text:p>
          </table:table-cell>
          <table:table-cell table:number-columns-repeated="6"/>
        </table:table-row>
        <table:table-row table:style-name="ro3">
          <table:table-cell table:style-name="ce3" office:value-type="float" office:value="5000">
            <text:p>5000</text:p>
          </table:table-cell>
          <table:table-cell table:style-name="ce4" office:value-type="float" office:value="55.5">
            <text:p>55,50</text:p>
          </table:table-cell>
          <table:table-cell table:style-name="ce4" office:value-type="float" office:value="45.29">
            <text:p>45,29</text:p>
          </table:table-cell>
          <table:table-cell table:style-name="ce4" office:value-type="float" office:value="5.18">
            <text:p>5,18</text:p>
          </table:table-cell>
          <table:table-cell table:style-name="ce6" office:value-type="float" office:value="0.6">
            <text:p>0,60</text:p>
          </table:table-cell>
          <table:table-cell/>
          <table:table-cell table:style-name="ce3" office:value-type="float" office:value="5000">
            <text:p>5000</text:p>
          </table:table-cell>
          <table:table-cell table:style-name="ce4" office:value-type="float" office:value="41.93">
            <text:p>41,93</text:p>
          </table:table-cell>
          <table:table-cell table:style-name="ce4" office:value-type="float" office:value="40.72">
            <text:p>40,72</text:p>
          </table:table-cell>
          <table:table-cell table:style-name="ce4" office:value-type="float" office:value="0.01">
            <text:p>0,01</text:p>
          </table:table-cell>
          <table:table-cell table:style-name="ce6" office:value-type="float" office:value="0.22">
            <text:p>0,22</text:p>
          </table:table-cell>
          <table:table-cell/>
          <table:table-cell table:style-name="ce3" office:value-type="float" office:value="5000">
            <text:p>5000</text:p>
          </table:table-cell>
          <table:table-cell table:style-name="ce9" table:formula="of:=[.E3]" office:value-type="float" office:value="0.6">
            <text:p>0,60</text:p>
          </table:table-cell>
          <table:table-cell table:style-name="ce9" table:formula="of:=[.K3]" office:value-type="float" office:value="0.22">
            <text:p>0,22</text:p>
          </table:table-cell>
          <table:table-cell table:style-name="ce9" table:formula="of:=[.E27]" office:value-type="float" office:value="11.283935546875">
            <text:p>11,28</text:p>
          </table:table-cell>
          <table:table-cell table:style-name="ce9" table:formula="of:=[.K27]" office:value-type="float" office:value="4.032958984375">
            <text:p>4,03</text:p>
          </table:table-cell>
          <table:table-cell/>
          <table:table-cell office:value-type="float" office:value="5000">
            <text:p>5000</text:p>
          </table:table-cell>
          <table:table-cell table:style-name="ce9" office:value-type="float" office:value="69.47">
            <text:p>69,47</text:p>
          </table:table-cell>
          <table:table-cell table:style-name="ce9" table:formula="of:=[.B3]" office:value-type="float" office:value="55.5">
            <text:p>55,50</text:p>
          </table:table-cell>
          <table:table-cell table:style-name="ce9" office:value-type="float" office:value="70.68">
            <text:p>70,68</text:p>
          </table:table-cell>
          <table:table-cell table:style-name="ce9" table:formula="of:=[.D3]" office:value-type="float" office:value="5.18">
            <text:p>5,18</text:p>
          </table:table-cell>
          <table:table-cell table:style-name="ce9" office:value-type="float" office:value="1.22">
            <text:p>1,22</text:p>
          </table:table-cell>
          <table:table-cell table:style-name="ce9" table:formula="of:=[.E3]" office:value-type="float" office:value="0.6">
            <text:p>0,60</text:p>
          </table:table-cell>
          <table:table-cell/>
          <table:table-cell table:style-name="ce21" office:value-type="float" office:value="100000">
            <text:p>100000</text:p>
          </table:table-cell>
          <table:table-cell table:style-name="ce24" table:formula="of:=[.AC3]" office:value-type="float" office:value="3479.07">
            <text:p>3479,07</text:p>
          </table:table-cell>
          <table:table-cell office:value-type="float" office:value="3479.07">
            <text:p>3479,07</text:p>
          </table:table-cell>
          <table:table-cell table:number-columns-repeated="6"/>
        </table:table-row>
        <table:table-row table:style-name="ro3">
          <table:table-cell table:style-name="ce3" office:value-type="float" office:value="10000">
            <text:p>10000</text:p>
          </table:table-cell>
          <table:table-cell table:style-name="ce4" office:value-type="float" office:value="161.01">
            <text:p>161,01</text:p>
          </table:table-cell>
          <table:table-cell table:style-name="ce4" office:value-type="float" office:value="165.18">
            <text:p>165,18</text:p>
          </table:table-cell>
          <table:table-cell table:style-name="ce4" office:value-type="float" office:value="21.04">
            <text:p>21,04</text:p>
          </table:table-cell>
          <table:table-cell table:style-name="ce6" office:value-type="float" office:value="1.15">
            <text:p>1,15</text:p>
          </table:table-cell>
          <table:table-cell/>
          <table:table-cell table:style-name="ce3" office:value-type="float" office:value="10000">
            <text:p>10000</text:p>
          </table:table-cell>
          <table:table-cell table:style-name="ce4" office:value-type="float" office:value="160.37">
            <text:p>160,37</text:p>
          </table:table-cell>
          <table:table-cell table:style-name="ce4" office:value-type="float" office:value="179.19">
            <text:p>179,19</text:p>
          </table:table-cell>
          <table:table-cell table:style-name="ce4" office:value-type="float" office:value="0.02">
            <text:p>0,02</text:p>
          </table:table-cell>
          <table:table-cell table:style-name="ce6" office:value-type="float" office:value="0.45">
            <text:p>0,45</text:p>
          </table:table-cell>
          <table:table-cell/>
          <table:table-cell table:style-name="ce3" office:value-type="float" office:value="10000">
            <text:p>10000</text:p>
          </table:table-cell>
          <table:table-cell table:style-name="ce9" table:formula="of:=[.E4]" office:value-type="float" office:value="1.15">
            <text:p>1,15</text:p>
          </table:table-cell>
          <table:table-cell table:style-name="ce9" table:formula="of:=[.K4]" office:value-type="float" office:value="0.45">
            <text:p>0,45</text:p>
          </table:table-cell>
          <table:table-cell table:style-name="ce9" table:formula="of:=[.E28]" office:value-type="float" office:value="1.653076171875">
            <text:p>1,65</text:p>
          </table:table-cell>
          <table:table-cell table:style-name="ce9" table:formula="of:=[.K28]" office:value-type="float" office:value="0.624755859375">
            <text:p>0,62</text:p>
          </table:table-cell>
          <table:table-cell/>
          <table:table-cell office:value-type="float" office:value="10000">
            <text:p>10000</text:p>
          </table:table-cell>
          <table:table-cell table:style-name="ce9" office:value-type="float" office:value="276.66">
            <text:p>276,66</text:p>
          </table:table-cell>
          <table:table-cell table:style-name="ce9" table:formula="of:=[.B4]" office:value-type="float" office:value="161.01">
            <text:p>161,01</text:p>
          </table:table-cell>
          <table:table-cell table:style-name="ce9" office:value-type="float" office:value="227.97">
            <text:p>227,97</text:p>
          </table:table-cell>
          <table:table-cell table:style-name="ce9" table:formula="of:=[.D4]" office:value-type="float" office:value="21.04">
            <text:p>21,04</text:p>
          </table:table-cell>
          <table:table-cell table:style-name="ce9" office:value-type="float" office:value="2.58">
            <text:p>2,58</text:p>
          </table:table-cell>
          <table:table-cell table:style-name="ce9" table:formula="of:=[.E4]" office:value-type="float" office:value="1.15">
            <text:p>1,15</text:p>
          </table:table-cell>
          <table:table-cell/>
          <table:table-cell table:style-name="ce22" office:value-type="float" office:value="200000">
            <text:p>200000</text:p>
          </table:table-cell>
          <table:table-cell table:style-name="ce25" table:formula="of:=[.AB3]*4" office:value-type="float" office:value="13916.28">
            <text:p>13916,28</text:p>
          </table:table-cell>
          <table:table-cell office:value-type="float" office:value="12776.83">
            <text:p>12776,83</text:p>
          </table:table-cell>
          <table:table-cell table:number-columns-repeated="6"/>
        </table:table-row>
        <table:table-row table:style-name="ro3">
          <table:table-cell table:style-name="ce3" office:value-type="float" office:value="15000">
            <text:p>15000</text:p>
          </table:table-cell>
          <table:table-cell table:style-name="ce4" office:value-type="float" office:value="383.69">
            <text:p>383,69</text:p>
          </table:table-cell>
          <table:table-cell table:style-name="ce4" office:value-type="float" office:value="426.1">
            <text:p>426,10</text:p>
          </table:table-cell>
          <table:table-cell table:style-name="ce4" office:value-type="float" office:value="53.41">
            <text:p>53,41</text:p>
          </table:table-cell>
          <table:table-cell table:style-name="ce6" office:value-type="float" office:value="1.82">
            <text:p>1,82</text:p>
          </table:table-cell>
          <table:table-cell/>
          <table:table-cell table:style-name="ce3" office:value-type="float" office:value="15000">
            <text:p>15000</text:p>
          </table:table-cell>
          <table:table-cell table:style-name="ce4" office:value-type="float" office:value="381.06">
            <text:p>381,06</text:p>
          </table:table-cell>
          <table:table-cell table:style-name="ce4" office:value-type="float" office:value="365.76">
            <text:p>365,76</text:p>
          </table:table-cell>
          <table:table-cell table:style-name="ce4" office:value-type="float" office:value="0.03">
            <text:p>0,03</text:p>
          </table:table-cell>
          <table:table-cell table:style-name="ce6" office:value-type="float" office:value="0.69">
            <text:p>0,69</text:p>
          </table:table-cell>
          <table:table-cell/>
          <table:table-cell table:style-name="ce3" office:value-type="float" office:value="15000">
            <text:p>15000</text:p>
          </table:table-cell>
          <table:table-cell table:style-name="ce9" table:formula="of:=[.E5]" office:value-type="float" office:value="1.82">
            <text:p>1,82</text:p>
          </table:table-cell>
          <table:table-cell table:style-name="ce9" table:formula="of:=[.K5]" office:value-type="float" office:value="0.69">
            <text:p>0,69</text:p>
          </table:table-cell>
          <table:table-cell table:style-name="ce9" table:formula="of:=[.E29]" office:value-type="float" office:value="2.712890625">
            <text:p>2,71</text:p>
          </table:table-cell>
          <table:table-cell table:style-name="ce9" table:formula="of:=[.K29]" office:value-type="float" office:value="0.937255859375">
            <text:p>0,94</text:p>
          </table:table-cell>
          <table:table-cell/>
          <table:table-cell office:value-type="float" office:value="15000">
            <text:p>15000</text:p>
          </table:table-cell>
          <table:table-cell table:style-name="ce9" office:value-type="float" office:value="541.56">
            <text:p>541,56</text:p>
          </table:table-cell>
          <table:table-cell table:style-name="ce9" table:formula="of:=[.B5]" office:value-type="float" office:value="383.69">
            <text:p>383,69</text:p>
          </table:table-cell>
          <table:table-cell table:style-name="ce9" office:value-type="float" office:value="373.9">
            <text:p>373,90</text:p>
          </table:table-cell>
          <table:table-cell table:style-name="ce9" table:formula="of:=[.D5]" office:value-type="float" office:value="53.41">
            <text:p>53,41</text:p>
          </table:table-cell>
          <table:table-cell table:style-name="ce9" office:value-type="float" office:value="4.78">
            <text:p>4,78</text:p>
          </table:table-cell>
          <table:table-cell table:style-name="ce9" table:formula="of:=[.E5]" office:value-type="float" office:value="1.82">
            <text:p>1,82</text:p>
          </table:table-cell>
          <table:table-cell/>
          <table:table-cell table:style-name="ce22" table:formula="of:=[.AA4] * 2" office:value-type="float" office:value="400000">
            <text:p>400000</text:p>
          </table:table-cell>
          <table:table-cell table:style-name="ce25" table:formula="of:=[.AB4]*4" office:value-type="float" office:value="55665.12">
            <text:p>55665,12</text:p>
          </table:table-cell>
          <table:table-cell office:value-type="float" office:value="55182.43">
            <text:p>55182,43</text:p>
          </table:table-cell>
          <table:table-cell table:number-columns-repeated="6"/>
        </table:table-row>
        <table:table-row table:style-name="ro3">
          <table:table-cell table:style-name="ce3" office:value-type="float" office:value="20000">
            <text:p>20000</text:p>
          </table:table-cell>
          <table:table-cell table:style-name="ce4" office:value-type="float" office:value="716.19">
            <text:p>716,19</text:p>
          </table:table-cell>
          <table:table-cell table:style-name="ce4" office:value-type="float" office:value="718.16">
            <text:p>718,16</text:p>
          </table:table-cell>
          <table:table-cell table:style-name="ce4" office:value-type="float" office:value="96.45">
            <text:p>96,45</text:p>
          </table:table-cell>
          <table:table-cell table:style-name="ce6" office:value-type="float" office:value="2.42">
            <text:p>2,42</text:p>
          </table:table-cell>
          <table:table-cell/>
          <table:table-cell table:style-name="ce3" office:value-type="float" office:value="20000">
            <text:p>20000</text:p>
          </table:table-cell>
          <table:table-cell table:style-name="ce4" office:value-type="float" office:value="638.04">
            <text:p>638,04</text:p>
          </table:table-cell>
          <table:table-cell table:style-name="ce4" office:value-type="float" office:value="645.2">
            <text:p>645,20</text:p>
          </table:table-cell>
          <table:table-cell table:style-name="ce4" office:value-type="float" office:value="0.04">
            <text:p>0,04</text:p>
          </table:table-cell>
          <table:table-cell table:style-name="ce6" office:value-type="float" office:value="0.93">
            <text:p>0,93</text:p>
          </table:table-cell>
          <table:table-cell/>
          <table:table-cell table:style-name="ce3" office:value-type="float" office:value="20000">
            <text:p>20000</text:p>
          </table:table-cell>
          <table:table-cell table:style-name="ce9" table:formula="of:=[.E6]" office:value-type="float" office:value="2.42">
            <text:p>2,42</text:p>
          </table:table-cell>
          <table:table-cell table:style-name="ce9" table:formula="of:=[.K6]" office:value-type="float" office:value="0.93">
            <text:p>0,93</text:p>
          </table:table-cell>
          <table:table-cell table:style-name="ce9" table:formula="of:=[.E30]" office:value-type="float" office:value="3.9619140625">
            <text:p>3,96</text:p>
          </table:table-cell>
          <table:table-cell table:style-name="ce9" table:formula="of:=[.K30]" office:value-type="float" office:value="1.3349609375">
            <text:p>1,33</text:p>
          </table:table-cell>
          <table:table-cell/>
          <table:table-cell office:value-type="float" office:value="20000">
            <text:p>20000</text:p>
          </table:table-cell>
          <table:table-cell table:style-name="ce9" office:value-type="float" office:value="957.22">
            <text:p>957,22</text:p>
          </table:table-cell>
          <table:table-cell table:style-name="ce9" table:formula="of:=[.B6]" office:value-type="float" office:value="716.19">
            <text:p>716,19</text:p>
          </table:table-cell>
          <table:table-cell table:style-name="ce9" office:value-type="float" office:value="558.97">
            <text:p>558,97</text:p>
          </table:table-cell>
          <table:table-cell table:style-name="ce9" table:formula="of:=[.D6]" office:value-type="float" office:value="96.45">
            <text:p>96,45</text:p>
          </table:table-cell>
          <table:table-cell table:style-name="ce9" office:value-type="float" office:value="7.21">
            <text:p>7,21</text:p>
          </table:table-cell>
          <table:table-cell table:style-name="ce9" table:formula="of:=[.E6]" office:value-type="float" office:value="2.42">
            <text:p>2,42</text:p>
          </table:table-cell>
          <table:table-cell/>
          <table:table-cell table:style-name="ce23" table:formula="of:=[.AA5] * 2" office:value-type="float" office:value="800000">
            <text:p>800000</text:p>
          </table:table-cell>
          <table:table-cell table:style-name="ce26" table:formula="of:=[.AB5]*4" office:value-type="float" office:value="222660.48">
            <text:p>222660,48</text:p>
          </table:table-cell>
          <table:table-cell office:value-type="float" office:value="200258.12">
            <text:p>200258,12</text:p>
          </table:table-cell>
          <table:table-cell table:number-columns-repeated="6"/>
        </table:table-row>
        <table:table-row table:style-name="ro3">
          <table:table-cell table:style-name="ce3" office:value-type="float" office:value="25000">
            <text:p>25000</text:p>
          </table:table-cell>
          <table:table-cell table:style-name="ce4" office:value-type="float" office:value="1005.85">
            <text:p>1005,85</text:p>
          </table:table-cell>
          <table:table-cell table:style-name="ce4" office:value-type="float" office:value="1029.96">
            <text:p>1029,96</text:p>
          </table:table-cell>
          <table:table-cell table:style-name="ce4" office:value-type="float" office:value="136.55">
            <text:p>136,55</text:p>
          </table:table-cell>
          <table:table-cell table:style-name="ce6" office:value-type="float" office:value="3.16">
            <text:p>3,16</text:p>
          </table:table-cell>
          <table:table-cell/>
          <table:table-cell table:style-name="ce3" office:value-type="float" office:value="25000">
            <text:p>25000</text:p>
          </table:table-cell>
          <table:table-cell table:style-name="ce4" office:value-type="float" office:value="1017.3">
            <text:p>1017,30</text:p>
          </table:table-cell>
          <table:table-cell table:style-name="ce4" office:value-type="float" office:value="1024.51">
            <text:p>1024,51</text:p>
          </table:table-cell>
          <table:table-cell table:style-name="ce4" office:value-type="float" office:value="0.04">
            <text:p>0,04</text:p>
          </table:table-cell>
          <table:table-cell table:style-name="ce6" office:value-type="float" office:value="1.21">
            <text:p>1,21</text:p>
          </table:table-cell>
          <table:table-cell/>
          <table:table-cell table:style-name="ce3" office:value-type="float" office:value="25000">
            <text:p>25000</text:p>
          </table:table-cell>
          <table:table-cell table:style-name="ce9" table:formula="of:=[.E7]" office:value-type="float" office:value="3.16">
            <text:p>3,16</text:p>
          </table:table-cell>
          <table:table-cell table:style-name="ce9" table:formula="of:=[.K7]" office:value-type="float" office:value="1.21">
            <text:p>1,21</text:p>
          </table:table-cell>
          <table:table-cell table:style-name="ce9" table:formula="of:=[.E31]" office:value-type="float" office:value="10.25732421875">
            <text:p>10,26</text:p>
          </table:table-cell>
          <table:table-cell table:style-name="ce9" table:formula="of:=[.K31]" office:value-type="float" office:value="11.862060546875">
            <text:p>11,86</text:p>
          </table:table-cell>
          <table:table-cell/>
          <table:table-cell office:value-type="float" office:value="25000">
            <text:p>25000</text:p>
          </table:table-cell>
          <table:table-cell table:style-name="ce9" office:value-type="float" office:value="1509.43">
            <text:p>1509,43</text:p>
          </table:table-cell>
          <table:table-cell table:style-name="ce9" table:formula="of:=[.B7]" office:value-type="float" office:value="1005.85">
            <text:p>1005,85</text:p>
          </table:table-cell>
          <table:table-cell table:style-name="ce9" office:value-type="float" office:value="881.91">
            <text:p>881,91</text:p>
          </table:table-cell>
          <table:table-cell table:style-name="ce9" table:formula="of:=[.D7]" office:value-type="float" office:value="136.55">
            <text:p>136,55</text:p>
          </table:table-cell>
          <table:table-cell table:style-name="ce9" office:value-type="float" office:value="6.88">
            <text:p>6,88</text:p>
          </table:table-cell>
          <table:table-cell table:style-name="ce9" table:formula="of:=[.E7]" office:value-type="float" office:value="3.16">
            <text:p>3,16</text:p>
          </table:table-cell>
          <table:table-cell>
            <draw:frame table:end-cell-address="Foglio1.AI31" table:end-x="0.443cm" table:end-y="0.048cm" draw:z-index="10" draw:style-name="gr1" draw:text-style-name="P1" svg:width="20.581cm" svg:height="11.167cm" svg:x="2.853cm" svg:y="0.47cm">
              <draw:object draw:notify-on-update-of-ranges="Foglio1.AA2:Foglio1.AA2 Foglio1.AA3:Foglio1.AA6 Foglio1.AB2:Foglio1.AB2 Foglio1.AB3:Foglio1.AB6 Foglio1.AC2:Foglio1.AC2 Foglio1.AC3:Foglio1.AC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8"/>
          <table:table-cell table:style-name="ce31"/>
        </table:table-row>
        <table:table-row table:style-name="ro3">
          <table:table-cell table:style-name="ce3" office:value-type="float" office:value="30000">
            <text:p>30000</text:p>
          </table:table-cell>
          <table:table-cell table:style-name="ce4" office:value-type="float" office:value="1436.13">
            <text:p>1436,13</text:p>
          </table:table-cell>
          <table:table-cell table:style-name="ce4" office:value-type="float" office:value="1462.43">
            <text:p>1462,43</text:p>
          </table:table-cell>
          <table:table-cell table:style-name="ce4" office:value-type="float" office:value="207.68">
            <text:p>207,68</text:p>
          </table:table-cell>
          <table:table-cell table:style-name="ce6" office:value-type="float" office:value="3.77">
            <text:p>3,77</text:p>
          </table:table-cell>
          <table:table-cell/>
          <table:table-cell table:style-name="ce3" office:value-type="float" office:value="30000">
            <text:p>30000</text:p>
          </table:table-cell>
          <table:table-cell table:style-name="ce4" office:value-type="float" office:value="1458.35">
            <text:p>1458,35</text:p>
          </table:table-cell>
          <table:table-cell table:style-name="ce4" office:value-type="float" office:value="1463.78">
            <text:p>1463,78</text:p>
          </table:table-cell>
          <table:table-cell table:style-name="ce4" office:value-type="float" office:value="0.3">
            <text:p>0,30</text:p>
          </table:table-cell>
          <table:table-cell table:style-name="ce6" office:value-type="float" office:value="1.9">
            <text:p>1,90</text:p>
          </table:table-cell>
          <table:table-cell/>
          <table:table-cell table:style-name="ce3" office:value-type="float" office:value="30000">
            <text:p>30000</text:p>
          </table:table-cell>
          <table:table-cell table:style-name="ce9" table:formula="of:=[.E8]" office:value-type="float" office:value="3.77">
            <text:p>3,77</text:p>
          </table:table-cell>
          <table:table-cell table:style-name="ce9" table:formula="of:=[.K8]" office:value-type="float" office:value="1.9">
            <text:p>1,90</text:p>
          </table:table-cell>
          <table:table-cell table:style-name="ce9" table:formula="of:=[.E32]" office:value-type="float" office:value="5.798828125">
            <text:p>5,80</text:p>
          </table:table-cell>
          <table:table-cell table:style-name="ce9" table:formula="of:=[.K32]" office:value-type="float" office:value="2.824951171875">
            <text:p>2,82</text:p>
          </table:table-cell>
          <table:table-cell/>
          <table:table-cell office:value-type="float" office:value="30000">
            <text:p>30000</text:p>
          </table:table-cell>
          <table:table-cell table:style-name="ce9" office:value-type="float" office:value="2878.09">
            <text:p>2878,09</text:p>
          </table:table-cell>
          <table:table-cell table:style-name="ce9" table:formula="of:=[.B8]" office:value-type="float" office:value="1436.13">
            <text:p>1436,13</text:p>
          </table:table-cell>
          <table:table-cell table:style-name="ce9" office:value-type="float" office:value="1266.1">
            <text:p>1266,10</text:p>
          </table:table-cell>
          <table:table-cell table:style-name="ce9" table:formula="of:=[.D8]" office:value-type="float" office:value="207.68">
            <text:p>207,68</text:p>
          </table:table-cell>
          <table:table-cell table:style-name="ce9" office:value-type="float" office:value="20.89">
            <text:p>20,89</text:p>
          </table:table-cell>
          <table:table-cell table:style-name="ce9" table:formula="of:=[.E8]" office:value-type="float" office:value="3.77">
            <text:p>3,77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35000">
            <text:p>35000</text:p>
          </table:table-cell>
          <table:table-cell table:style-name="ce4" office:value-type="float" office:value="1972.83">
            <text:p>1972,83</text:p>
          </table:table-cell>
          <table:table-cell table:style-name="ce4" office:value-type="float" office:value="1987.71">
            <text:p>1987,71</text:p>
          </table:table-cell>
          <table:table-cell table:style-name="ce4" office:value-type="float" office:value="262.45">
            <text:p>262,45</text:p>
          </table:table-cell>
          <table:table-cell table:style-name="ce6" office:value-type="float" office:value="4.5">
            <text:p>4,50</text:p>
          </table:table-cell>
          <table:table-cell/>
          <table:table-cell table:style-name="ce3" office:value-type="float" office:value="35000">
            <text:p>35000</text:p>
          </table:table-cell>
          <table:table-cell table:style-name="ce4" office:value-type="float" office:value="1965.17">
            <text:p>1965,17</text:p>
          </table:table-cell>
          <table:table-cell table:style-name="ce4" office:value-type="float" office:value="1991.4">
            <text:p>1991,40</text:p>
          </table:table-cell>
          <table:table-cell table:style-name="ce4" office:value-type="float" office:value="0.07">
            <text:p>0,07</text:p>
          </table:table-cell>
          <table:table-cell table:style-name="ce6" office:value-type="float" office:value="1.75">
            <text:p>1,75</text:p>
          </table:table-cell>
          <table:table-cell/>
          <table:table-cell table:style-name="ce3" office:value-type="float" office:value="35000">
            <text:p>35000</text:p>
          </table:table-cell>
          <table:table-cell table:style-name="ce9" table:formula="of:=[.E9]" office:value-type="float" office:value="4.5">
            <text:p>4,50</text:p>
          </table:table-cell>
          <table:table-cell table:style-name="ce9" table:formula="of:=[.K9]" office:value-type="float" office:value="1.75">
            <text:p>1,75</text:p>
          </table:table-cell>
          <table:table-cell table:style-name="ce9" table:formula="of:=[.E33]" office:value-type="float" office:value="15.02685546875">
            <text:p>15,03</text:p>
          </table:table-cell>
          <table:table-cell table:style-name="ce9" table:formula="of:=[.K33]" office:value-type="float" office:value="2.437744140625">
            <text:p>2,44</text:p>
          </table:table-cell>
          <table:table-cell/>
          <table:table-cell office:value-type="float" office:value="35000">
            <text:p>35000</text:p>
          </table:table-cell>
          <table:table-cell table:style-name="ce9" office:value-type="float" office:value="2924.7">
            <text:p>2924,70</text:p>
          </table:table-cell>
          <table:table-cell table:style-name="ce9" table:formula="of:=[.B9]" office:value-type="float" office:value="1972.83">
            <text:p>1972,83</text:p>
          </table:table-cell>
          <table:table-cell table:style-name="ce9" office:value-type="float" office:value="1718.7">
            <text:p>1718,70</text:p>
          </table:table-cell>
          <table:table-cell table:style-name="ce9" table:formula="of:=[.D9]" office:value-type="float" office:value="262.45">
            <text:p>262,45</text:p>
          </table:table-cell>
          <table:table-cell table:style-name="ce9" office:value-type="float" office:value="26.97">
            <text:p>26,97</text:p>
          </table:table-cell>
          <table:table-cell table:style-name="ce9" table:formula="of:=[.E9]" office:value-type="float" office:value="4.5">
            <text:p>4,50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40000">
            <text:p>40000</text:p>
          </table:table-cell>
          <table:table-cell table:style-name="ce4" office:value-type="float" office:value="2581.06">
            <text:p>2581,06</text:p>
          </table:table-cell>
          <table:table-cell table:style-name="ce4" office:value-type="float" office:value="2604.04">
            <text:p>2604,04</text:p>
          </table:table-cell>
          <table:table-cell table:style-name="ce4" office:value-type="float" office:value="340.74">
            <text:p>340,74</text:p>
          </table:table-cell>
          <table:table-cell table:style-name="ce6" office:value-type="float" office:value="5.67">
            <text:p>5,67</text:p>
          </table:table-cell>
          <table:table-cell/>
          <table:table-cell table:style-name="ce3" office:value-type="float" office:value="40000">
            <text:p>40000</text:p>
          </table:table-cell>
          <table:table-cell table:style-name="ce4" office:value-type="float" office:value="2615.69">
            <text:p>2615,69</text:p>
          </table:table-cell>
          <table:table-cell table:style-name="ce4" office:value-type="float" office:value="2622.54">
            <text:p>2622,54</text:p>
          </table:table-cell>
          <table:table-cell table:style-name="ce4" office:value-type="float" office:value="0.07">
            <text:p>0,07</text:p>
          </table:table-cell>
          <table:table-cell table:style-name="ce6" office:value-type="float" office:value="2">
            <text:p>2,00</text:p>
          </table:table-cell>
          <table:table-cell/>
          <table:table-cell table:style-name="ce3" office:value-type="float" office:value="40000">
            <text:p>40000</text:p>
          </table:table-cell>
          <table:table-cell table:style-name="ce9" table:formula="of:=[.E10]" office:value-type="float" office:value="5.67">
            <text:p>5,67</text:p>
          </table:table-cell>
          <table:table-cell table:style-name="ce9" table:formula="of:=[.K10]" office:value-type="float" office:value="2">
            <text:p>2,00</text:p>
          </table:table-cell>
          <table:table-cell table:style-name="ce9" table:formula="of:=[.E34]" office:value-type="float" office:value="12.830322265625">
            <text:p>12,83</text:p>
          </table:table-cell>
          <table:table-cell table:style-name="ce9" table:formula="of:=[.K34]" office:value-type="float" office:value="2.93701171875">
            <text:p>2,94</text:p>
          </table:table-cell>
          <table:table-cell/>
          <table:table-cell office:value-type="float" office:value="40000">
            <text:p>40000</text:p>
          </table:table-cell>
          <table:table-cell table:style-name="ce9" office:value-type="float" office:value="3828.86">
            <text:p>3828,86</text:p>
          </table:table-cell>
          <table:table-cell table:style-name="ce9" table:formula="of:=[.B10]" office:value-type="float" office:value="2581.06">
            <text:p>2581,06</text:p>
          </table:table-cell>
          <table:table-cell table:style-name="ce9" office:value-type="float" office:value="2411.59">
            <text:p>2411,59</text:p>
          </table:table-cell>
          <table:table-cell table:style-name="ce9" table:formula="of:=[.D10]" office:value-type="float" office:value="340.74">
            <text:p>340,74</text:p>
          </table:table-cell>
          <table:table-cell table:style-name="ce9" office:value-type="float" office:value="15.27">
            <text:p>15,27</text:p>
          </table:table-cell>
          <table:table-cell table:style-name="ce9" table:formula="of:=[.E10]" office:value-type="float" office:value="5.67">
            <text:p>5,67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45000">
            <text:p>45000</text:p>
          </table:table-cell>
          <table:table-cell table:style-name="ce4" office:value-type="float" office:value="3291.03">
            <text:p>3291,03</text:p>
          </table:table-cell>
          <table:table-cell table:style-name="ce4" office:value-type="float" office:value="3293.85">
            <text:p>3293,85</text:p>
          </table:table-cell>
          <table:table-cell table:style-name="ce4" office:value-type="float" office:value="435.12">
            <text:p>435,12</text:p>
          </table:table-cell>
          <table:table-cell table:style-name="ce6" office:value-type="float" office:value="8.42">
            <text:p>8,42</text:p>
          </table:table-cell>
          <table:table-cell/>
          <table:table-cell table:style-name="ce3" office:value-type="float" office:value="45000">
            <text:p>45000</text:p>
          </table:table-cell>
          <table:table-cell table:style-name="ce4" office:value-type="float" office:value="3286.28">
            <text:p>3286,28</text:p>
          </table:table-cell>
          <table:table-cell table:style-name="ce4" office:value-type="float" office:value="3284.48">
            <text:p>3284,48</text:p>
          </table:table-cell>
          <table:table-cell table:style-name="ce4" office:value-type="float" office:value="0.08">
            <text:p>0,08</text:p>
          </table:table-cell>
          <table:table-cell table:style-name="ce6" office:value-type="float" office:value="2.46">
            <text:p>2,46</text:p>
          </table:table-cell>
          <table:table-cell/>
          <table:table-cell table:style-name="ce3" office:value-type="float" office:value="45000">
            <text:p>45000</text:p>
          </table:table-cell>
          <table:table-cell table:style-name="ce9" table:formula="of:=[.E11]" office:value-type="float" office:value="8.42">
            <text:p>8,42</text:p>
          </table:table-cell>
          <table:table-cell table:style-name="ce9" table:formula="of:=[.K11]" office:value-type="float" office:value="2.46">
            <text:p>2,46</text:p>
          </table:table-cell>
          <table:table-cell table:style-name="ce9" table:formula="of:=[.E35]" office:value-type="float" office:value="8.5439453125">
            <text:p>8,54</text:p>
          </table:table-cell>
          <table:table-cell table:style-name="ce9" table:formula="of:=[.K35]" office:value-type="float" office:value="3.152099609375">
            <text:p>3,15</text:p>
          </table:table-cell>
          <table:table-cell/>
          <table:table-cell office:value-type="float" office:value="45000">
            <text:p>45000</text:p>
          </table:table-cell>
          <table:table-cell table:style-name="ce9" office:value-type="float" office:value="4957.64">
            <text:p>4957,64</text:p>
          </table:table-cell>
          <table:table-cell table:style-name="ce9" table:formula="of:=[.B11]" office:value-type="float" office:value="3291.03">
            <text:p>3291,03</text:p>
          </table:table-cell>
          <table:table-cell table:style-name="ce9" office:value-type="float" office:value="3053.29">
            <text:p>3053,29</text:p>
          </table:table-cell>
          <table:table-cell table:style-name="ce9" table:formula="of:=[.D11]" office:value-type="float" office:value="435.12">
            <text:p>435,12</text:p>
          </table:table-cell>
          <table:table-cell table:style-name="ce9" office:value-type="float" office:value="32.08">
            <text:p>32,08</text:p>
          </table:table-cell>
          <table:table-cell table:style-name="ce9" table:formula="of:=[.E11]" office:value-type="float" office:value="8.42">
            <text:p>8,42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50000">
            <text:p>50000</text:p>
          </table:table-cell>
          <table:table-cell table:style-name="ce4" office:value-type="float" office:value="4026.82">
            <text:p>4026,82</text:p>
          </table:table-cell>
          <table:table-cell table:style-name="ce4" office:value-type="float" office:value="4057.3">
            <text:p>4057,30</text:p>
          </table:table-cell>
          <table:table-cell table:style-name="ce4" office:value-type="float" office:value="532.81">
            <text:p>532,81</text:p>
          </table:table-cell>
          <table:table-cell table:style-name="ce6" office:value-type="float" office:value="6.55">
            <text:p>6,55</text:p>
          </table:table-cell>
          <table:table-cell/>
          <table:table-cell table:style-name="ce3" office:value-type="float" office:value="50000">
            <text:p>50000</text:p>
          </table:table-cell>
          <table:table-cell table:style-name="ce4" office:value-type="float" office:value="4032.92">
            <text:p>4032,92</text:p>
          </table:table-cell>
          <table:table-cell table:style-name="ce4" office:value-type="float" office:value="4076.99">
            <text:p>4076,99</text:p>
          </table:table-cell>
          <table:table-cell table:style-name="ce4" office:value-type="float" office:value="0.12">
            <text:p>0,12</text:p>
          </table:table-cell>
          <table:table-cell table:style-name="ce6" office:value-type="float" office:value="2.6">
            <text:p>2,60</text:p>
          </table:table-cell>
          <table:table-cell/>
          <table:table-cell table:style-name="ce3" office:value-type="float" office:value="50000">
            <text:p>50000</text:p>
          </table:table-cell>
          <table:table-cell table:style-name="ce9" table:formula="of:=[.E12]" office:value-type="float" office:value="6.55">
            <text:p>6,55</text:p>
          </table:table-cell>
          <table:table-cell table:style-name="ce9" table:formula="of:=[.K12]" office:value-type="float" office:value="2.6">
            <text:p>2,60</text:p>
          </table:table-cell>
          <table:table-cell table:style-name="ce9" table:formula="of:=[.E36]" office:value-type="float" office:value="9.76904296875">
            <text:p>9,77</text:p>
          </table:table-cell>
          <table:table-cell table:style-name="ce9" table:formula="of:=[.K36]" office:value-type="float" office:value="4.220947265625">
            <text:p>4,22</text:p>
          </table:table-cell>
          <table:table-cell/>
          <table:table-cell office:value-type="float" office:value="50000">
            <text:p>50000</text:p>
          </table:table-cell>
          <table:table-cell table:style-name="ce9" office:value-type="float" office:value="6607.55">
            <text:p>6607,55</text:p>
          </table:table-cell>
          <table:table-cell table:style-name="ce9" table:formula="of:=[.B12]" office:value-type="float" office:value="4026.82">
            <text:p>4026,82</text:p>
          </table:table-cell>
          <table:table-cell table:style-name="ce9" office:value-type="float" office:value="3915.23">
            <text:p>3915,23</text:p>
          </table:table-cell>
          <table:table-cell table:style-name="ce9" table:formula="of:=[.D12]" office:value-type="float" office:value="532.81">
            <text:p>532,81</text:p>
          </table:table-cell>
          <table:table-cell table:style-name="ce9" office:value-type="float" office:value="18.11">
            <text:p>18,11</text:p>
          </table:table-cell>
          <table:table-cell table:style-name="ce9" table:formula="of:=[.E12]" office:value-type="float" office:value="6.55">
            <text:p>6,55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55000">
            <text:p>55000</text:p>
          </table:table-cell>
          <table:table-cell table:style-name="ce4" office:value-type="float" office:value="4964.73">
            <text:p>4964,73</text:p>
          </table:table-cell>
          <table:table-cell table:style-name="ce4" office:value-type="float" office:value="4930.09">
            <text:p>4930,09</text:p>
          </table:table-cell>
          <table:table-cell table:style-name="ce4" office:value-type="float" office:value="649.63">
            <text:p>649,63</text:p>
          </table:table-cell>
          <table:table-cell table:style-name="ce6" office:value-type="float" office:value="7.33">
            <text:p>7,33</text:p>
          </table:table-cell>
          <table:table-cell/>
          <table:table-cell table:style-name="ce3" office:value-type="float" office:value="55000">
            <text:p>55000</text:p>
          </table:table-cell>
          <table:table-cell table:style-name="ce4" office:value-type="float" office:value="4876.35">
            <text:p>4876,35</text:p>
          </table:table-cell>
          <table:table-cell table:style-name="ce4" office:value-type="float" office:value="4901.76">
            <text:p>4901,76</text:p>
          </table:table-cell>
          <table:table-cell table:style-name="ce4" office:value-type="float" office:value="0.1">
            <text:p>0,10</text:p>
          </table:table-cell>
          <table:table-cell table:style-name="ce6" office:value-type="float" office:value="2.84">
            <text:p>2,84</text:p>
          </table:table-cell>
          <table:table-cell/>
          <table:table-cell table:style-name="ce3" office:value-type="float" office:value="55000">
            <text:p>55000</text:p>
          </table:table-cell>
          <table:table-cell table:style-name="ce9" table:formula="of:=[.E13]" office:value-type="float" office:value="7.33">
            <text:p>7,33</text:p>
          </table:table-cell>
          <table:table-cell table:style-name="ce9" table:formula="of:=[.K13]" office:value-type="float" office:value="2.84">
            <text:p>2,84</text:p>
          </table:table-cell>
          <table:table-cell table:style-name="ce9" table:formula="of:=[.E37]" office:value-type="float" office:value="13.608154296875">
            <text:p>13,61</text:p>
          </table:table-cell>
          <table:table-cell table:style-name="ce9" table:formula="of:=[.K37]" office:value-type="float" office:value="4.307861328125">
            <text:p>4,31</text:p>
          </table:table-cell>
          <table:table-cell/>
          <table:table-cell office:value-type="float" office:value="55000">
            <text:p>55000</text:p>
          </table:table-cell>
          <table:table-cell table:style-name="ce9" office:value-type="float" office:value="7788.14">
            <text:p>7788,14</text:p>
          </table:table-cell>
          <table:table-cell table:style-name="ce9" table:formula="of:=[.B13]" office:value-type="float" office:value="4964.73">
            <text:p>4964,73</text:p>
          </table:table-cell>
          <table:table-cell table:style-name="ce9" office:value-type="float" office:value="4601.79">
            <text:p>4601,79</text:p>
          </table:table-cell>
          <table:table-cell table:style-name="ce9" table:formula="of:=[.D13]" office:value-type="float" office:value="649.63">
            <text:p>649,63</text:p>
          </table:table-cell>
          <table:table-cell table:style-name="ce9" office:value-type="float" office:value="22.7">
            <text:p>22,70</text:p>
          </table:table-cell>
          <table:table-cell table:style-name="ce9" table:formula="of:=[.E13]" office:value-type="float" office:value="7.33">
            <text:p>7,33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60000">
            <text:p>60000</text:p>
          </table:table-cell>
          <table:table-cell table:style-name="ce4" office:value-type="float" office:value="5760.5">
            <text:p>5760,50</text:p>
          </table:table-cell>
          <table:table-cell table:style-name="ce4" office:value-type="float" office:value="5956.31">
            <text:p>5956,31</text:p>
          </table:table-cell>
          <table:table-cell table:style-name="ce4" office:value-type="float" office:value="770.23">
            <text:p>770,23</text:p>
          </table:table-cell>
          <table:table-cell table:style-name="ce6" office:value-type="float" office:value="8.62">
            <text:p>8,62</text:p>
          </table:table-cell>
          <table:table-cell/>
          <table:table-cell table:style-name="ce3" office:value-type="float" office:value="60000">
            <text:p>60000</text:p>
          </table:table-cell>
          <table:table-cell table:style-name="ce4" office:value-type="float" office:value="6169.29">
            <text:p>6169,29</text:p>
          </table:table-cell>
          <table:table-cell table:style-name="ce4" office:value-type="float" office:value="5863.65">
            <text:p>5863,65</text:p>
          </table:table-cell>
          <table:table-cell table:style-name="ce4" office:value-type="float" office:value="0.1">
            <text:p>0,10</text:p>
          </table:table-cell>
          <table:table-cell table:style-name="ce6" office:value-type="float" office:value="3.55">
            <text:p>3,55</text:p>
          </table:table-cell>
          <table:table-cell/>
          <table:table-cell table:style-name="ce3" office:value-type="float" office:value="60000">
            <text:p>60000</text:p>
          </table:table-cell>
          <table:table-cell table:style-name="ce9" table:formula="of:=[.E14]" office:value-type="float" office:value="8.62">
            <text:p>8,62</text:p>
          </table:table-cell>
          <table:table-cell table:style-name="ce9" table:formula="of:=[.K14]" office:value-type="float" office:value="3.55">
            <text:p>3,55</text:p>
          </table:table-cell>
          <table:table-cell table:style-name="ce9" table:formula="of:=[.E38]" office:value-type="float" office:value="15.677001953125">
            <text:p>15,68</text:p>
          </table:table-cell>
          <table:table-cell table:style-name="ce9" table:formula="of:=[.K38]" office:value-type="float" office:value="4.253173828125">
            <text:p>4,25</text:p>
          </table:table-cell>
          <table:table-cell/>
          <table:table-cell office:value-type="float" office:value="60000">
            <text:p>60000</text:p>
          </table:table-cell>
          <table:table-cell table:style-name="ce9" office:value-type="float" office:value="9574.79">
            <text:p>9574,79</text:p>
          </table:table-cell>
          <table:table-cell table:style-name="ce9" table:formula="of:=[.B14]" office:value-type="float" office:value="5760.5">
            <text:p>5760,50</text:p>
          </table:table-cell>
          <table:table-cell table:style-name="ce9" office:value-type="float" office:value="5408.94">
            <text:p>5408,94</text:p>
          </table:table-cell>
          <table:table-cell table:style-name="ce9" table:formula="of:=[.D14]" office:value-type="float" office:value="770.23">
            <text:p>770,23</text:p>
          </table:table-cell>
          <table:table-cell table:style-name="ce9" office:value-type="float" office:value="27.47">
            <text:p>27,47</text:p>
          </table:table-cell>
          <table:table-cell table:style-name="ce9" table:formula="of:=[.E14]" office:value-type="float" office:value="8.62">
            <text:p>8,62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65000">
            <text:p>65000</text:p>
          </table:table-cell>
          <table:table-cell table:style-name="ce4" office:value-type="float" office:value="6807.03">
            <text:p>6807,03</text:p>
          </table:table-cell>
          <table:table-cell table:style-name="ce4" office:value-type="float" office:value="7256.66">
            <text:p>7256,66</text:p>
          </table:table-cell>
          <table:table-cell table:style-name="ce4" office:value-type="float" office:value="923.37">
            <text:p>923,37</text:p>
          </table:table-cell>
          <table:table-cell table:style-name="ce6" office:value-type="float" office:value="8.81">
            <text:p>8,81</text:p>
          </table:table-cell>
          <table:table-cell/>
          <table:table-cell table:style-name="ce3" office:value-type="float" office:value="65000">
            <text:p>65000</text:p>
          </table:table-cell>
          <table:table-cell table:style-name="ce4" office:value-type="float" office:value="6842.98">
            <text:p>6842,98</text:p>
          </table:table-cell>
          <table:table-cell table:style-name="ce4" office:value-type="float" office:value="6863.11">
            <text:p>6863,11</text:p>
          </table:table-cell>
          <table:table-cell table:style-name="ce4" office:value-type="float" office:value="0.12">
            <text:p>0,12</text:p>
          </table:table-cell>
          <table:table-cell table:style-name="ce6" office:value-type="float" office:value="3.22">
            <text:p>3,22</text:p>
          </table:table-cell>
          <table:table-cell/>
          <table:table-cell table:style-name="ce3" office:value-type="float" office:value="65000">
            <text:p>65000</text:p>
          </table:table-cell>
          <table:table-cell table:style-name="ce9" table:formula="of:=[.E15]" office:value-type="float" office:value="8.81">
            <text:p>8,81</text:p>
          </table:table-cell>
          <table:table-cell table:style-name="ce9" table:formula="of:=[.K15]" office:value-type="float" office:value="3.22">
            <text:p>3,22</text:p>
          </table:table-cell>
          <table:table-cell table:style-name="ce9" table:formula="of:=[.E39]" office:value-type="float" office:value="14.69287109375">
            <text:p>14,69</text:p>
          </table:table-cell>
          <table:table-cell table:style-name="ce9" table:formula="of:=[.K39]" office:value-type="float" office:value="4.330078125">
            <text:p>4,33</text:p>
          </table:table-cell>
          <table:table-cell/>
          <table:table-cell office:value-type="float" office:value="65000">
            <text:p>65000</text:p>
          </table:table-cell>
          <table:table-cell table:style-name="ce9" office:value-type="float" office:value="10261.28">
            <text:p>10261,28</text:p>
          </table:table-cell>
          <table:table-cell table:style-name="ce9" table:formula="of:=[.B15]" office:value-type="float" office:value="6807.03">
            <text:p>6807,03</text:p>
          </table:table-cell>
          <table:table-cell table:style-name="ce9" office:value-type="float" office:value="6281.38">
            <text:p>6281,38</text:p>
          </table:table-cell>
          <table:table-cell table:style-name="ce9" table:formula="of:=[.D15]" office:value-type="float" office:value="923.37">
            <text:p>923,37</text:p>
          </table:table-cell>
          <table:table-cell table:style-name="ce9" office:value-type="float" office:value="22.78">
            <text:p>22,78</text:p>
          </table:table-cell>
          <table:table-cell table:style-name="ce9" table:formula="of:=[.E15]" office:value-type="float" office:value="8.81">
            <text:p>8,81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70000">
            <text:p>70000</text:p>
          </table:table-cell>
          <table:table-cell table:style-name="ce4" office:value-type="float" office:value="7942.76">
            <text:p>7942,76</text:p>
          </table:table-cell>
          <table:table-cell table:style-name="ce4" office:value-type="float" office:value="7982.77">
            <text:p>7982,77</text:p>
          </table:table-cell>
          <table:table-cell table:style-name="ce4" office:value-type="float" office:value="1043.6">
            <text:p>1043,60</text:p>
          </table:table-cell>
          <table:table-cell table:style-name="ce6" office:value-type="float" office:value="11.27">
            <text:p>11,27</text:p>
          </table:table-cell>
          <table:table-cell/>
          <table:table-cell table:style-name="ce3" office:value-type="float" office:value="70000">
            <text:p>70000</text:p>
          </table:table-cell>
          <table:table-cell table:style-name="ce4" office:value-type="float" office:value="7886.41">
            <text:p>7886,41</text:p>
          </table:table-cell>
          <table:table-cell table:style-name="ce4" office:value-type="float" office:value="7967.5">
            <text:p>7967,50</text:p>
          </table:table-cell>
          <table:table-cell table:style-name="ce4" office:value-type="float" office:value="0.18">
            <text:p>0,18</text:p>
          </table:table-cell>
          <table:table-cell table:style-name="ce6" office:value-type="float" office:value="3.58">
            <text:p>3,58</text:p>
          </table:table-cell>
          <table:table-cell/>
          <table:table-cell table:style-name="ce3" office:value-type="float" office:value="70000">
            <text:p>70000</text:p>
          </table:table-cell>
          <table:table-cell table:style-name="ce9" table:formula="of:=[.E16]" office:value-type="float" office:value="11.27">
            <text:p>11,27</text:p>
          </table:table-cell>
          <table:table-cell table:style-name="ce9" table:formula="of:=[.K16]" office:value-type="float" office:value="3.58">
            <text:p>3,58</text:p>
          </table:table-cell>
          <table:table-cell table:style-name="ce9" table:formula="of:=[.E40]" office:value-type="float" office:value="14.2978515625">
            <text:p>14,30</text:p>
          </table:table-cell>
          <table:table-cell table:style-name="ce9" table:formula="of:=[.K40]" office:value-type="float" office:value="5.168212890625">
            <text:p>5,17</text:p>
          </table:table-cell>
          <table:table-cell/>
          <table:table-cell office:value-type="float" office:value="70000">
            <text:p>70000</text:p>
          </table:table-cell>
          <table:table-cell table:style-name="ce9" office:value-type="float" office:value="12183.09">
            <text:p>12183,09</text:p>
          </table:table-cell>
          <table:table-cell table:style-name="ce9" table:formula="of:=[.B16]" office:value-type="float" office:value="7942.76">
            <text:p>7942,76</text:p>
          </table:table-cell>
          <table:table-cell table:style-name="ce9" office:value-type="float" office:value="7110.07">
            <text:p>7110,07</text:p>
          </table:table-cell>
          <table:table-cell table:style-name="ce9" table:formula="of:=[.D16]" office:value-type="float" office:value="1043.6">
            <text:p>1043,60</text:p>
          </table:table-cell>
          <table:table-cell table:style-name="ce9" office:value-type="float" office:value="29.54">
            <text:p>29,54</text:p>
          </table:table-cell>
          <table:table-cell table:style-name="ce9" table:formula="of:=[.E16]" office:value-type="float" office:value="11.27">
            <text:p>11,27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75000">
            <text:p>75000</text:p>
          </table:table-cell>
          <table:table-cell table:style-name="ce4" office:value-type="float" office:value="9002.65">
            <text:p>9002,65</text:p>
          </table:table-cell>
          <table:table-cell table:style-name="ce4" office:value-type="float" office:value="9132.5">
            <text:p>9132,50</text:p>
          </table:table-cell>
          <table:table-cell table:style-name="ce4" office:value-type="float" office:value="1214.38">
            <text:p>1214,38</text:p>
          </table:table-cell>
          <table:table-cell table:style-name="ce6" office:value-type="float" office:value="10.21">
            <text:p>10,21</text:p>
          </table:table-cell>
          <table:table-cell/>
          <table:table-cell table:style-name="ce3" office:value-type="float" office:value="75000">
            <text:p>75000</text:p>
          </table:table-cell>
          <table:table-cell table:style-name="ce4" office:value-type="float" office:value="9136.41">
            <text:p>9136,41</text:p>
          </table:table-cell>
          <table:table-cell table:style-name="ce4" office:value-type="float" office:value="9161.5">
            <text:p>9161,50</text:p>
          </table:table-cell>
          <table:table-cell table:style-name="ce4" office:value-type="float" office:value="0.13">
            <text:p>0,13</text:p>
          </table:table-cell>
          <table:table-cell table:style-name="ce6" office:value-type="float" office:value="4.55">
            <text:p>4,55</text:p>
          </table:table-cell>
          <table:table-cell/>
          <table:table-cell table:style-name="ce3" office:value-type="float" office:value="75000">
            <text:p>75000</text:p>
          </table:table-cell>
          <table:table-cell table:style-name="ce9" table:formula="of:=[.E17]" office:value-type="float" office:value="10.21">
            <text:p>10,21</text:p>
          </table:table-cell>
          <table:table-cell table:style-name="ce9" table:formula="of:=[.K17]" office:value-type="float" office:value="4.55">
            <text:p>4,55</text:p>
          </table:table-cell>
          <table:table-cell table:style-name="ce9" table:formula="of:=[.E41]" office:value-type="float" office:value="25.549072265625">
            <text:p>25,55</text:p>
          </table:table-cell>
          <table:table-cell table:style-name="ce9" table:formula="of:=[.K41]" office:value-type="float" office:value="6.0478515625">
            <text:p>6,05</text:p>
          </table:table-cell>
          <table:table-cell/>
          <table:table-cell office:value-type="float" office:value="75000">
            <text:p>75000</text:p>
          </table:table-cell>
          <table:table-cell table:style-name="ce9" office:value-type="float" office:value="13796.21">
            <text:p>13796,21</text:p>
          </table:table-cell>
          <table:table-cell table:style-name="ce9" table:formula="of:=[.B17]" office:value-type="float" office:value="9002.65">
            <text:p>9002,65</text:p>
          </table:table-cell>
          <table:table-cell table:style-name="ce9" office:value-type="float" office:value="8050.23">
            <text:p>8050,23</text:p>
          </table:table-cell>
          <table:table-cell table:style-name="ce9" table:formula="of:=[.D17]" office:value-type="float" office:value="1214.38">
            <text:p>1214,38</text:p>
          </table:table-cell>
          <table:table-cell table:style-name="ce9" office:value-type="float" office:value="37.66">
            <text:p>37,66</text:p>
          </table:table-cell>
          <table:table-cell table:style-name="ce9" table:formula="of:=[.E17]" office:value-type="float" office:value="10.21">
            <text:p>10,21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80000">
            <text:p>80000</text:p>
          </table:table-cell>
          <table:table-cell table:style-name="ce4" office:value-type="float" office:value="10291.1">
            <text:p>10291,10</text:p>
          </table:table-cell>
          <table:table-cell table:style-name="ce4" office:value-type="float" office:value="10536.83">
            <text:p>10536,83</text:p>
          </table:table-cell>
          <table:table-cell table:style-name="ce4" office:value-type="float" office:value="1377.45">
            <text:p>1377,45</text:p>
          </table:table-cell>
          <table:table-cell table:style-name="ce6" office:value-type="float" office:value="12.24">
            <text:p>12,24</text:p>
          </table:table-cell>
          <table:table-cell/>
          <table:table-cell table:style-name="ce3" office:value-type="float" office:value="80000">
            <text:p>80000</text:p>
          </table:table-cell>
          <table:table-cell table:style-name="ce4" office:value-type="float" office:value="10258.71">
            <text:p>10258,71</text:p>
          </table:table-cell>
          <table:table-cell table:style-name="ce4" office:value-type="float" office:value="10382">
            <text:p>10382,00</text:p>
          </table:table-cell>
          <table:table-cell table:style-name="ce4" office:value-type="float" office:value="0.18">
            <text:p>0,18</text:p>
          </table:table-cell>
          <table:table-cell table:style-name="ce6" office:value-type="float" office:value="10.71">
            <text:p>10,71</text:p>
          </table:table-cell>
          <table:table-cell/>
          <table:table-cell table:style-name="ce3" office:value-type="float" office:value="80000">
            <text:p>80000</text:p>
          </table:table-cell>
          <table:table-cell table:style-name="ce9" table:formula="of:=[.E18]" office:value-type="float" office:value="12.24">
            <text:p>12,24</text:p>
          </table:table-cell>
          <table:table-cell table:style-name="ce9" table:formula="of:=[.K18]" office:value-type="float" office:value="10.71">
            <text:p>10,71</text:p>
          </table:table-cell>
          <table:table-cell table:style-name="ce9" table:formula="of:=[.E42]" office:value-type="float" office:value="15.47900390625">
            <text:p>15,48</text:p>
          </table:table-cell>
          <table:table-cell table:style-name="ce9" table:formula="of:=[.K42]" office:value-type="float" office:value="5.64208984375">
            <text:p>5,64</text:p>
          </table:table-cell>
          <table:table-cell/>
          <table:table-cell office:value-type="float" office:value="80000">
            <text:p>80000</text:p>
          </table:table-cell>
          <table:table-cell table:style-name="ce9" office:value-type="float" office:value="19398.68">
            <text:p>19398,68</text:p>
          </table:table-cell>
          <table:table-cell table:style-name="ce9" table:formula="of:=[.B18]" office:value-type="float" office:value="10291.1">
            <text:p>10291,10</text:p>
          </table:table-cell>
          <table:table-cell table:style-name="ce9" office:value-type="float" office:value="9408.82">
            <text:p>9408,82</text:p>
          </table:table-cell>
          <table:table-cell table:style-name="ce9" table:formula="of:=[.D18]" office:value-type="float" office:value="1377.45">
            <text:p>1377,45</text:p>
          </table:table-cell>
          <table:table-cell table:style-name="ce9" office:value-type="float" office:value="55.37">
            <text:p>55,37</text:p>
          </table:table-cell>
          <table:table-cell table:style-name="ce9" table:formula="of:=[.E18]" office:value-type="float" office:value="12.24">
            <text:p>12,24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85000">
            <text:p>85000</text:p>
          </table:table-cell>
          <table:table-cell table:style-name="ce4" office:value-type="float" office:value="11631.15">
            <text:p>11631,15</text:p>
          </table:table-cell>
          <table:table-cell table:style-name="ce4" office:value-type="float" office:value="11755.68">
            <text:p>11755,68</text:p>
          </table:table-cell>
          <table:table-cell table:style-name="ce4" office:value-type="float" office:value="1576.25">
            <text:p>1576,25</text:p>
          </table:table-cell>
          <table:table-cell table:style-name="ce6" office:value-type="float" office:value="11.45">
            <text:p>11,45</text:p>
          </table:table-cell>
          <table:table-cell/>
          <table:table-cell table:style-name="ce3" office:value-type="float" office:value="85000">
            <text:p>85000</text:p>
          </table:table-cell>
          <table:table-cell table:style-name="ce4" office:value-type="float" office:value="11606.41">
            <text:p>11606,41</text:p>
          </table:table-cell>
          <table:table-cell table:style-name="ce4" office:value-type="float" office:value="11755.28">
            <text:p>11755,28</text:p>
          </table:table-cell>
          <table:table-cell table:style-name="ce4" office:value-type="float" office:value="0.2">
            <text:p>0,20</text:p>
          </table:table-cell>
          <table:table-cell table:style-name="ce6" office:value-type="float" office:value="4.35">
            <text:p>4,35</text:p>
          </table:table-cell>
          <table:table-cell/>
          <table:table-cell table:style-name="ce3" office:value-type="float" office:value="85000">
            <text:p>85000</text:p>
          </table:table-cell>
          <table:table-cell table:style-name="ce9" table:formula="of:=[.E19]" office:value-type="float" office:value="11.45">
            <text:p>11,45</text:p>
          </table:table-cell>
          <table:table-cell table:style-name="ce9" table:formula="of:=[.K19]" office:value-type="float" office:value="4.35">
            <text:p>4,35</text:p>
          </table:table-cell>
          <table:table-cell table:style-name="ce9" table:formula="of:=[.E43]" office:value-type="float" office:value="22.451904296875">
            <text:p>22,45</text:p>
          </table:table-cell>
          <table:table-cell table:style-name="ce9" table:formula="of:=[.K43]" office:value-type="float" office:value="5.835205078125">
            <text:p>5,84</text:p>
          </table:table-cell>
          <table:table-cell/>
          <table:table-cell office:value-type="float" office:value="85000">
            <text:p>85000</text:p>
          </table:table-cell>
          <table:table-cell table:style-name="ce9" office:value-type="float" office:value="18440.58">
            <text:p>18440,58</text:p>
          </table:table-cell>
          <table:table-cell table:style-name="ce9" table:formula="of:=[.B19]" office:value-type="float" office:value="11631.15">
            <text:p>11631,15</text:p>
          </table:table-cell>
          <table:table-cell table:style-name="ce9" office:value-type="float" office:value="10270.77">
            <text:p>10270,77</text:p>
          </table:table-cell>
          <table:table-cell table:style-name="ce9" table:formula="of:=[.D19]" office:value-type="float" office:value="1576.25">
            <text:p>1576,25</text:p>
          </table:table-cell>
          <table:table-cell table:style-name="ce9" office:value-type="float" office:value="43.51">
            <text:p>43,51</text:p>
          </table:table-cell>
          <table:table-cell table:style-name="ce9" table:formula="of:=[.E19]" office:value-type="float" office:value="11.45">
            <text:p>11,45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90000">
            <text:p>90000</text:p>
          </table:table-cell>
          <table:table-cell table:style-name="ce4" office:value-type="float" office:value="13119.23">
            <text:p>13119,23</text:p>
          </table:table-cell>
          <table:table-cell table:style-name="ce4" office:value-type="float" office:value="13108.83">
            <text:p>13108,83</text:p>
          </table:table-cell>
          <table:table-cell table:style-name="ce4" office:value-type="float" office:value="1743.72">
            <text:p>1743,72</text:p>
          </table:table-cell>
          <table:table-cell table:style-name="ce6" office:value-type="float" office:value="12.29">
            <text:p>12,29</text:p>
          </table:table-cell>
          <table:table-cell/>
          <table:table-cell table:style-name="ce3" office:value-type="float" office:value="90000">
            <text:p>90000</text:p>
          </table:table-cell>
          <table:table-cell table:style-name="ce4" office:value-type="float" office:value="12992.16">
            <text:p>12992,16</text:p>
          </table:table-cell>
          <table:table-cell table:style-name="ce4" office:value-type="float" office:value="13244.09">
            <text:p>13244,09</text:p>
          </table:table-cell>
          <table:table-cell table:style-name="ce4" office:value-type="float" office:value="0.16">
            <text:p>0,16</text:p>
          </table:table-cell>
          <table:table-cell table:style-name="ce6" office:value-type="float" office:value="4.61">
            <text:p>4,61</text:p>
          </table:table-cell>
          <table:table-cell/>
          <table:table-cell table:style-name="ce3" office:value-type="float" office:value="90000">
            <text:p>90000</text:p>
          </table:table-cell>
          <table:table-cell table:style-name="ce9" table:formula="of:=[.E20]" office:value-type="float" office:value="12.29">
            <text:p>12,29</text:p>
          </table:table-cell>
          <table:table-cell table:style-name="ce9" table:formula="of:=[.K20]" office:value-type="float" office:value="4.61">
            <text:p>4,61</text:p>
          </table:table-cell>
          <table:table-cell table:style-name="ce9" table:formula="of:=[.E44]" office:value-type="float" office:value="17.335693359375">
            <text:p>17,34</text:p>
          </table:table-cell>
          <table:table-cell table:style-name="ce9" table:formula="of:=[.K44]" office:value-type="float" office:value="6.08203125">
            <text:p>6,08</text:p>
          </table:table-cell>
          <table:table-cell/>
          <table:table-cell office:value-type="float" office:value="90000">
            <text:p>90000</text:p>
          </table:table-cell>
          <table:table-cell table:style-name="ce9" office:value-type="float" office:value="21374.51">
            <text:p>21374,51</text:p>
          </table:table-cell>
          <table:table-cell table:style-name="ce9" table:formula="of:=[.B20]" office:value-type="float" office:value="13119.23">
            <text:p>13119,23</text:p>
          </table:table-cell>
          <table:table-cell table:style-name="ce9" office:value-type="float" office:value="11417.49">
            <text:p>11417,49</text:p>
          </table:table-cell>
          <table:table-cell table:style-name="ce9" table:formula="of:=[.D20]" office:value-type="float" office:value="1743.72">
            <text:p>1743,72</text:p>
          </table:table-cell>
          <table:table-cell table:style-name="ce9" office:value-type="float" office:value="162.81">
            <text:p>162,81</text:p>
          </table:table-cell>
          <table:table-cell table:style-name="ce9" table:formula="of:=[.E20]" office:value-type="float" office:value="12.29">
            <text:p>12,29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95000">
            <text:p>95000</text:p>
          </table:table-cell>
          <table:table-cell table:style-name="ce4" office:value-type="float" office:value="14541.02">
            <text:p>14541,02</text:p>
          </table:table-cell>
          <table:table-cell table:style-name="ce4" office:value-type="float" office:value="14691.28">
            <text:p>14691,28</text:p>
          </table:table-cell>
          <table:table-cell table:style-name="ce4" office:value-type="float" office:value="1935.97">
            <text:p>1935,97</text:p>
          </table:table-cell>
          <table:table-cell table:style-name="ce6" office:value-type="float" office:value="19.11">
            <text:p>19,11</text:p>
          </table:table-cell>
          <table:table-cell/>
          <table:table-cell table:style-name="ce3" office:value-type="float" office:value="95000">
            <text:p>95000</text:p>
          </table:table-cell>
          <table:table-cell table:style-name="ce4" office:value-type="float" office:value="14590.67">
            <text:p>14590,67</text:p>
          </table:table-cell>
          <table:table-cell table:style-name="ce4" office:value-type="float" office:value="15137.17">
            <text:p>15137,17</text:p>
          </table:table-cell>
          <table:table-cell table:style-name="ce4" office:value-type="float" office:value="0.17">
            <text:p>0,17</text:p>
          </table:table-cell>
          <table:table-cell table:style-name="ce6" office:value-type="float" office:value="12.19">
            <text:p>12,19</text:p>
          </table:table-cell>
          <table:table-cell/>
          <table:table-cell table:style-name="ce3" office:value-type="float" office:value="95000">
            <text:p>95000</text:p>
          </table:table-cell>
          <table:table-cell table:style-name="ce9" table:formula="of:=[.E21]" office:value-type="float" office:value="19.11">
            <text:p>19,11</text:p>
          </table:table-cell>
          <table:table-cell table:style-name="ce9" table:formula="of:=[.K21]" office:value-type="float" office:value="12.19">
            <text:p>12,19</text:p>
          </table:table-cell>
          <table:table-cell table:style-name="ce9" table:formula="of:=[.E45]" office:value-type="float" office:value="26.546142578125">
            <text:p>26,55</text:p>
          </table:table-cell>
          <table:table-cell table:style-name="ce9" table:formula="of:=[.K45]" office:value-type="float" office:value="6.98388671875">
            <text:p>6,98</text:p>
          </table:table-cell>
          <table:table-cell/>
          <table:table-cell office:value-type="float" office:value="95000">
            <text:p>95000</text:p>
          </table:table-cell>
          <table:table-cell table:style-name="ce9" office:value-type="float" office:value="25088.96">
            <text:p>25088,96</text:p>
          </table:table-cell>
          <table:table-cell table:style-name="ce9" table:formula="of:=[.B21]" office:value-type="float" office:value="14541.02">
            <text:p>14541,02</text:p>
          </table:table-cell>
          <table:table-cell table:style-name="ce9" office:value-type="float" office:value="12831.32">
            <text:p>12831,32</text:p>
          </table:table-cell>
          <table:table-cell table:style-name="ce9" table:formula="of:=[.D21]" office:value-type="float" office:value="1935.97">
            <text:p>1935,97</text:p>
          </table:table-cell>
          <table:table-cell table:style-name="ce9" office:value-type="float" office:value="71.95">
            <text:p>71,95</text:p>
          </table:table-cell>
          <table:table-cell table:style-name="ce9" table:formula="of:=[.E21]" office:value-type="float" office:value="19.11">
            <text:p>19,11</text:p>
          </table:table-cell>
          <table:table-cell table:number-columns-repeated="9"/>
          <table:table-cell table:style-name="ce31"/>
        </table:table-row>
        <table:table-row table:style-name="ro3">
          <table:table-cell table:style-name="ce3" office:value-type="float" office:value="100000">
            <text:p>100000</text:p>
          </table:table-cell>
          <table:table-cell table:style-name="ce4" office:value-type="float" office:value="16204.27">
            <text:p>16204,27</text:p>
          </table:table-cell>
          <table:table-cell table:style-name="ce4" office:value-type="float" office:value="16246.57">
            <text:p>16246,57</text:p>
          </table:table-cell>
          <table:table-cell table:style-name="ce4" office:value-type="float" office:value="2177.76">
            <text:p>2177,76</text:p>
          </table:table-cell>
          <table:table-cell table:style-name="ce6" office:value-type="float" office:value="15.42">
            <text:p>15,42</text:p>
          </table:table-cell>
          <table:table-cell/>
          <table:table-cell table:style-name="ce3" office:value-type="float" office:value="100000">
            <text:p>100000</text:p>
          </table:table-cell>
          <table:table-cell table:style-name="ce4" office:value-type="float" office:value="16042.73">
            <text:p>16042,73</text:p>
          </table:table-cell>
          <table:table-cell table:style-name="ce4" office:value-type="float" office:value="16411.46">
            <text:p>16411,46</text:p>
          </table:table-cell>
          <table:table-cell table:style-name="ce4" office:value-type="float" office:value="0.18">
            <text:p>0,18</text:p>
          </table:table-cell>
          <table:table-cell table:style-name="ce6" office:value-type="float" office:value="5.75">
            <text:p>5,75</text:p>
          </table:table-cell>
          <table:table-cell/>
          <table:table-cell table:style-name="ce3" office:value-type="float" office:value="100000">
            <text:p>100000</text:p>
          </table:table-cell>
          <table:table-cell table:style-name="ce9" table:formula="of:=[.E22]" office:value-type="float" office:value="15.42">
            <text:p>15,42</text:p>
          </table:table-cell>
          <table:table-cell table:style-name="ce9" table:formula="of:=[.K22]" office:value-type="float" office:value="5.75">
            <text:p>5,75</text:p>
          </table:table-cell>
          <table:table-cell table:style-name="ce9" table:formula="of:=[.E46]" office:value-type="float" office:value="19.819091796875">
            <text:p>19,82</text:p>
          </table:table-cell>
          <table:table-cell table:style-name="ce9" table:formula="of:=[.K46]" office:value-type="float" office:value="8.757080078125">
            <text:p>8,76</text:p>
          </table:table-cell>
          <table:table-cell/>
          <table:table-cell office:value-type="float" office:value="100000">
            <text:p>100000</text:p>
          </table:table-cell>
          <table:table-cell table:style-name="ce9" office:value-type="float" office:value="27964.1">
            <text:p>27964,10</text:p>
          </table:table-cell>
          <table:table-cell table:style-name="ce9" table:formula="of:=[.B22]" office:value-type="float" office:value="16204.27">
            <text:p>16204,27</text:p>
          </table:table-cell>
          <table:table-cell table:style-name="ce9" office:value-type="float" office:value="14220.83">
            <text:p>14220,83</text:p>
          </table:table-cell>
          <table:table-cell table:style-name="ce9" table:formula="of:=[.D22]" office:value-type="float" office:value="2177.76">
            <text:p>2177,76</text:p>
          </table:table-cell>
          <table:table-cell table:style-name="ce9" office:value-type="float" office:value="123.83">
            <text:p>123,83</text:p>
          </table:table-cell>
          <table:table-cell table:style-name="ce9" table:formula="of:=[.E22]" office:value-type="float" office:value="15.42">
            <text:p>15,42</text:p>
          </table:table-cell>
          <table:table-cell table:number-columns-repeated="9"/>
          <table:table-cell table:style-name="ce31"/>
        </table:table-row>
        <table:table-row table:style-name="ro4" table:number-rows-repeated="2">
          <table:table-cell table:number-columns-repeated="34"/>
          <table:table-cell table:style-name="ce31"/>
        </table:table-row>
        <table:table-row table:style-name="ro1">
          <table:table-cell table:style-name="ce1" office:value-type="string" table:number-columns-spanned="5" table:number-rows-spanned="1">
            <text:p>Tempi esecuzione Programma Java con array non ordinato (in ms)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empi esecuzione Programma Java con array quasi ordinato (in ms)</text:p>
          </table:table-cell>
          <table:covered-table-cell table:number-columns-repeated="4"/>
          <table:table-cell/>
          <table:table-cell office:value-type="string" table:number-columns-spanned="5" table:number-rows-spanned="1">
            <text:p>Confronto algoritmi su array non ordinati</text:p>
          </table:table-cell>
          <table:covered-table-cell table:number-columns-repeated="4"/>
          <table:table-cell table:number-columns-repeated="17"/>
          <table:table-cell table:style-name="ce31"/>
        </table:table-row>
        <table:table-row table:style-name="ro2">
          <table:table-cell table:style-name="ce2" office:value-type="string">
            <text:p>Dimensione</text:p>
          </table:table-cell>
          <table:table-cell table:style-name="ce2" office:value-type="string">
            <text:p>Selection sort </text:p>
          </table:table-cell>
          <table:table-cell table:style-name="ce2" office:value-type="string">
            <text:p>Selection sort MAX</text:p>
          </table:table-cell>
          <table:table-cell table:style-name="ce2" office:value-type="string">
            <text:p>Insertion sort</text:p>
          </table:table-cell>
          <table:table-cell table:style-name="ce5" office:value-type="string">
            <text:p>Merge sort</text:p>
          </table:table-cell>
          <table:table-cell/>
          <table:table-cell table:style-name="ce2" office:value-type="string">
            <text:p>Dimensione</text:p>
          </table:table-cell>
          <table:table-cell table:style-name="ce2" office:value-type="string">
            <text:p>Selection sort </text:p>
          </table:table-cell>
          <table:table-cell table:style-name="ce2" office:value-type="string">
            <text:p>Selection sort MAX</text:p>
          </table:table-cell>
          <table:table-cell table:style-name="ce2" office:value-type="string">
            <text:p>Insertion sort</text:p>
          </table:table-cell>
          <table:table-cell table:style-name="ce5" office:value-type="string">
            <text:p>Merge sort</text:p>
          </table:table-cell>
          <table:table-cell/>
          <table:table-cell table:style-name="ce2" office:value-type="string">
            <text:p>Dimensione</text:p>
          </table:table-cell>
          <table:table-cell office:value-type="string">
            <text:p>Selection sort C</text:p>
          </table:table-cell>
          <table:table-cell office:value-type="string">
            <text:p>Selection sort Java</text:p>
          </table:table-cell>
          <table:table-cell office:value-type="string">
            <text:p>Insertion sort C</text:p>
          </table:table-cell>
          <table:table-cell office:value-type="string">
            <text:p>Insertion sort Java</text:p>
          </table:table-cell>
          <table:table-cell office:value-type="string">
            <text:p>Merge sort C</text:p>
          </table:table-cell>
          <table:table-cell office:value-type="string">
            <text:p>Merge sort Java</text:p>
          </table:table-cell>
          <table:table-cell table:number-columns-repeated="15"/>
          <table:table-cell table:style-name="ce31"/>
        </table:table-row>
        <table:table-row table:style-name="ro3">
          <table:table-cell table:style-name="ce3" office:value-type="float" office:value="5000">
            <text:p>5000</text:p>
          </table:table-cell>
          <table:table-cell table:style-name="ce4" office:value-type="float" office:value="53.876953125">
            <text:p>53,88</text:p>
          </table:table-cell>
          <table:table-cell table:style-name="ce4" office:value-type="float" office:value="48.537109375">
            <text:p>48,54</text:p>
          </table:table-cell>
          <table:table-cell table:style-name="ce4" office:value-type="float" office:value="11.7431640625">
            <text:p>11,74</text:p>
          </table:table-cell>
          <table:table-cell table:style-name="ce6" office:value-type="float" office:value="11.283935546875">
            <text:p>11,28</text:p>
          </table:table-cell>
          <table:table-cell/>
          <table:table-cell table:style-name="ce3" office:value-type="float" office:value="5000">
            <text:p>5000</text:p>
          </table:table-cell>
          <table:table-cell table:style-name="ce4" office:value-type="float" office:value="45.6787109375">
            <text:p>45,68</text:p>
          </table:table-cell>
          <table:table-cell table:style-name="ce4" office:value-type="float" office:value="40.963134765625">
            <text:p>40,96</text:p>
          </table:table-cell>
          <table:table-cell table:style-name="ce4" office:value-type="float" office:value="0.211181640625">
            <text:p>0,21</text:p>
          </table:table-cell>
          <table:table-cell table:style-name="ce6" office:value-type="float" office:value="4.032958984375">
            <text:p>4,03</text:p>
          </table:table-cell>
          <table:table-cell/>
          <table:table-cell table:style-name="ce3" office:value-type="float" office:value="5000">
            <text:p>5000</text:p>
          </table:table-cell>
          <table:table-cell table:style-name="ce9" table:formula="of:=[.B3]" office:value-type="float" office:value="55.5">
            <text:p>55,50</text:p>
          </table:table-cell>
          <table:table-cell table:style-name="ce9" table:formula="of:=[.B27]" office:value-type="float" office:value="53.876953125">
            <text:p>53,88</text:p>
          </table:table-cell>
          <table:table-cell table:style-name="ce9" table:formula="of:=[.D3]" office:value-type="float" office:value="5.18">
            <text:p>5,18</text:p>
          </table:table-cell>
          <table:table-cell table:style-name="ce9" table:formula="of:=[.D27]" office:value-type="float" office:value="11.7431640625">
            <text:p>11,74</text:p>
          </table:table-cell>
          <table:table-cell table:style-name="ce9" table:formula="of:=[.E3]" office:value-type="float" office:value="0.6">
            <text:p>0,60</text:p>
          </table:table-cell>
          <table:table-cell table:style-name="ce9" table:formula="of:=[.E27]" office:value-type="float" office:value="11.283935546875">
            <text:p>11,28</text:p>
          </table:table-cell>
          <table:table-cell table:number-columns-repeated="16"/>
        </table:table-row>
        <table:table-row table:style-name="ro3">
          <table:table-cell table:style-name="ce3" office:value-type="float" office:value="10000">
            <text:p>10000</text:p>
          </table:table-cell>
          <table:table-cell table:style-name="ce4" office:value-type="float" office:value="143.2197265625">
            <text:p>143,22</text:p>
          </table:table-cell>
          <table:table-cell table:style-name="ce4" office:value-type="float" office:value="134.204833984375">
            <text:p>134,20</text:p>
          </table:table-cell>
          <table:table-cell table:style-name="ce4" office:value-type="float" office:value="25.146240234375">
            <text:p>25,15</text:p>
          </table:table-cell>
          <table:table-cell table:style-name="ce6" office:value-type="float" office:value="1.653076171875">
            <text:p>1,65</text:p>
          </table:table-cell>
          <table:table-cell/>
          <table:table-cell table:style-name="ce3" office:value-type="float" office:value="10000">
            <text:p>10000</text:p>
          </table:table-cell>
          <table:table-cell table:style-name="ce4" office:value-type="float" office:value="146.676025390625">
            <text:p>146,68</text:p>
          </table:table-cell>
          <table:table-cell table:style-name="ce4" office:value-type="float" office:value="133.2490234375">
            <text:p>133,25</text:p>
          </table:table-cell>
          <table:table-cell table:style-name="ce4" office:value-type="float" office:value="0.029052734375">
            <text:p>0,03</text:p>
          </table:table-cell>
          <table:table-cell table:style-name="ce6" office:value-type="float" office:value="0.624755859375">
            <text:p>0,62</text:p>
          </table:table-cell>
          <table:table-cell/>
          <table:table-cell table:style-name="ce3" office:value-type="float" office:value="10000">
            <text:p>10000</text:p>
          </table:table-cell>
          <table:table-cell table:style-name="ce9" table:formula="of:=[.B4]" office:value-type="float" office:value="161.01">
            <text:p>161,01</text:p>
          </table:table-cell>
          <table:table-cell table:style-name="ce9" table:formula="of:=[.B28]" office:value-type="float" office:value="143.2197265625">
            <text:p>143,22</text:p>
          </table:table-cell>
          <table:table-cell table:style-name="ce9" table:formula="of:=[.D4]" office:value-type="float" office:value="21.04">
            <text:p>21,04</text:p>
          </table:table-cell>
          <table:table-cell table:style-name="ce9" table:formula="of:=[.D28]" office:value-type="float" office:value="25.146240234375">
            <text:p>25,15</text:p>
          </table:table-cell>
          <table:table-cell table:style-name="ce9" table:formula="of:=[.E4]" office:value-type="float" office:value="1.15">
            <text:p>1,15</text:p>
          </table:table-cell>
          <table:table-cell table:style-name="ce9" table:formula="of:=[.E28]" office:value-type="float" office:value="1.653076171875">
            <text:p>1,65</text:p>
          </table:table-cell>
          <table:table-cell table:number-columns-repeated="16"/>
        </table:table-row>
        <table:table-row table:style-name="ro3">
          <table:table-cell table:style-name="ce3" office:value-type="float" office:value="15000">
            <text:p>15000</text:p>
          </table:table-cell>
          <table:table-cell table:style-name="ce4" office:value-type="float" office:value="318.509033203125">
            <text:p>318,51</text:p>
          </table:table-cell>
          <table:table-cell table:style-name="ce4" office:value-type="float" office:value="298.64892578125">
            <text:p>298,65</text:p>
          </table:table-cell>
          <table:table-cell table:style-name="ce4" office:value-type="float" office:value="57.43896484375">
            <text:p>57,44</text:p>
          </table:table-cell>
          <table:table-cell table:style-name="ce6" office:value-type="float" office:value="2.712890625">
            <text:p>2,71</text:p>
          </table:table-cell>
          <table:table-cell/>
          <table:table-cell table:style-name="ce3" office:value-type="float" office:value="15000">
            <text:p>15000</text:p>
          </table:table-cell>
          <table:table-cell table:style-name="ce4" office:value-type="float" office:value="333.47607421875">
            <text:p>333,48</text:p>
          </table:table-cell>
          <table:table-cell table:style-name="ce4" office:value-type="float" office:value="310.84912109375">
            <text:p>310,85</text:p>
          </table:table-cell>
          <table:table-cell table:style-name="ce4" office:value-type="float" office:value="0.041015625">
            <text:p>0,04</text:p>
          </table:table-cell>
          <table:table-cell table:style-name="ce6" office:value-type="float" office:value="0.937255859375">
            <text:p>0,94</text:p>
          </table:table-cell>
          <table:table-cell/>
          <table:table-cell table:style-name="ce3" office:value-type="float" office:value="15000">
            <text:p>15000</text:p>
          </table:table-cell>
          <table:table-cell table:style-name="ce9" table:formula="of:=[.B5]" office:value-type="float" office:value="383.69">
            <text:p>383,69</text:p>
          </table:table-cell>
          <table:table-cell table:style-name="ce9" table:formula="of:=[.B29]" office:value-type="float" office:value="318.509033203125">
            <text:p>318,51</text:p>
          </table:table-cell>
          <table:table-cell table:style-name="ce9" table:formula="of:=[.D5]" office:value-type="float" office:value="53.41">
            <text:p>53,41</text:p>
          </table:table-cell>
          <table:table-cell table:style-name="ce9" table:formula="of:=[.D29]" office:value-type="float" office:value="57.43896484375">
            <text:p>57,44</text:p>
          </table:table-cell>
          <table:table-cell table:style-name="ce9" table:formula="of:=[.E5]" office:value-type="float" office:value="1.82">
            <text:p>1,82</text:p>
          </table:table-cell>
          <table:table-cell table:style-name="ce9" table:formula="of:=[.E29]" office:value-type="float" office:value="2.712890625">
            <text:p>2,71</text:p>
          </table:table-cell>
          <table:table-cell table:number-columns-repeated="16"/>
        </table:table-row>
        <table:table-row table:style-name="ro3">
          <table:table-cell table:style-name="ce3" office:value-type="float" office:value="20000">
            <text:p>20000</text:p>
          </table:table-cell>
          <table:table-cell table:style-name="ce4" office:value-type="float" office:value="603.400390625">
            <text:p>603,40</text:p>
          </table:table-cell>
          <table:table-cell table:style-name="ce4" office:value-type="float" office:value="567.705810546875">
            <text:p>567,71</text:p>
          </table:table-cell>
          <table:table-cell table:style-name="ce4" office:value-type="float" office:value="103.686767578125">
            <text:p>103,69</text:p>
          </table:table-cell>
          <table:table-cell table:style-name="ce6" office:value-type="float" office:value="3.9619140625">
            <text:p>3,96</text:p>
          </table:table-cell>
          <table:table-cell/>
          <table:table-cell table:style-name="ce3" office:value-type="float" office:value="20000">
            <text:p>20000</text:p>
          </table:table-cell>
          <table:table-cell table:style-name="ce4" office:value-type="float" office:value="567.73291015625">
            <text:p>567,73</text:p>
          </table:table-cell>
          <table:table-cell table:style-name="ce4" office:value-type="float" office:value="541.0390625">
            <text:p>541,04</text:p>
          </table:table-cell>
          <table:table-cell table:style-name="ce4" office:value-type="float" office:value="0.053955078125">
            <text:p>0,05</text:p>
          </table:table-cell>
          <table:table-cell table:style-name="ce6" office:value-type="float" office:value="1.3349609375">
            <text:p>1,33</text:p>
          </table:table-cell>
          <table:table-cell/>
          <table:table-cell table:style-name="ce3" office:value-type="float" office:value="20000">
            <text:p>20000</text:p>
          </table:table-cell>
          <table:table-cell table:style-name="ce9" table:formula="of:=[.B6]" office:value-type="float" office:value="716.19">
            <text:p>716,19</text:p>
          </table:table-cell>
          <table:table-cell table:style-name="ce9" table:formula="of:=[.B30]" office:value-type="float" office:value="603.400390625">
            <text:p>603,40</text:p>
          </table:table-cell>
          <table:table-cell table:style-name="ce9" table:formula="of:=[.D6]" office:value-type="float" office:value="96.45">
            <text:p>96,45</text:p>
          </table:table-cell>
          <table:table-cell table:style-name="ce9" table:formula="of:=[.D30]" office:value-type="float" office:value="103.686767578125">
            <text:p>103,69</text:p>
          </table:table-cell>
          <table:table-cell table:style-name="ce9" table:formula="of:=[.E6]" office:value-type="float" office:value="2.42">
            <text:p>2,42</text:p>
          </table:table-cell>
          <table:table-cell table:style-name="ce9" table:formula="of:=[.E30]" office:value-type="float" office:value="3.9619140625">
            <text:p>3,96</text:p>
          </table:table-cell>
          <table:table-cell table:number-columns-repeated="16"/>
        </table:table-row>
        <table:table-row table:style-name="ro3">
          <table:table-cell table:style-name="ce3" office:value-type="float" office:value="25000">
            <text:p>25000</text:p>
          </table:table-cell>
          <table:table-cell table:style-name="ce4" office:value-type="float" office:value="908.2421875">
            <text:p>908,24</text:p>
          </table:table-cell>
          <table:table-cell table:style-name="ce4" office:value-type="float" office:value="841.12158203125">
            <text:p>841,12</text:p>
          </table:table-cell>
          <table:table-cell table:style-name="ce4" office:value-type="float" office:value="206.147216796875">
            <text:p>206,15</text:p>
          </table:table-cell>
          <table:table-cell table:style-name="ce6" office:value-type="float" office:value="10.25732421875">
            <text:p>10,26</text:p>
          </table:table-cell>
          <table:table-cell/>
          <table:table-cell table:style-name="ce3" office:value-type="float" office:value="25000">
            <text:p>25000</text:p>
          </table:table-cell>
          <table:table-cell table:style-name="ce4" office:value-type="float" office:value="1007.17309570313">
            <text:p>1007,17</text:p>
          </table:table-cell>
          <table:table-cell table:style-name="ce4" office:value-type="float" office:value="831.164306640625">
            <text:p>831,16</text:p>
          </table:table-cell>
          <table:table-cell table:style-name="ce4" office:value-type="float" office:value="0.067138671875">
            <text:p>0,07</text:p>
          </table:table-cell>
          <table:table-cell table:style-name="ce6" office:value-type="float" office:value="11.862060546875">
            <text:p>11,86</text:p>
          </table:table-cell>
          <table:table-cell/>
          <table:table-cell table:style-name="ce3" office:value-type="float" office:value="25000">
            <text:p>25000</text:p>
          </table:table-cell>
          <table:table-cell table:style-name="ce9" table:formula="of:=[.B7]" office:value-type="float" office:value="1005.85">
            <text:p>1005,85</text:p>
          </table:table-cell>
          <table:table-cell table:style-name="ce9" table:formula="of:=[.B31]" office:value-type="float" office:value="908.2421875">
            <text:p>908,24</text:p>
          </table:table-cell>
          <table:table-cell table:style-name="ce9" table:formula="of:=[.D7]" office:value-type="float" office:value="136.55">
            <text:p>136,55</text:p>
          </table:table-cell>
          <table:table-cell table:style-name="ce9" table:formula="of:=[.D31]" office:value-type="float" office:value="206.147216796875">
            <text:p>206,15</text:p>
          </table:table-cell>
          <table:table-cell table:style-name="ce9" table:formula="of:=[.E7]" office:value-type="float" office:value="3.16">
            <text:p>3,16</text:p>
          </table:table-cell>
          <table:table-cell table:style-name="ce9" table:formula="of:=[.E31]" office:value-type="float" office:value="10.25732421875">
            <text:p>10,26</text:p>
          </table:table-cell>
          <table:table-cell table:number-columns-repeated="16"/>
        </table:table-row>
        <table:table-row table:style-name="ro3">
          <table:table-cell table:style-name="ce3" office:value-type="float" office:value="30000">
            <text:p>30000</text:p>
          </table:table-cell>
          <table:table-cell table:style-name="ce4" office:value-type="float" office:value="1760.73876953125">
            <text:p>1760,74</text:p>
          </table:table-cell>
          <table:table-cell table:style-name="ce4" office:value-type="float" office:value="1216.2431640625">
            <text:p>1216,24</text:p>
          </table:table-cell>
          <table:table-cell table:style-name="ce4" office:value-type="float" office:value="447.298828125">
            <text:p>447,30</text:p>
          </table:table-cell>
          <table:table-cell table:style-name="ce6" office:value-type="float" office:value="5.798828125">
            <text:p>5,80</text:p>
          </table:table-cell>
          <table:table-cell/>
          <table:table-cell table:style-name="ce3" office:value-type="float" office:value="30000">
            <text:p>30000</text:p>
          </table:table-cell>
          <table:table-cell table:style-name="ce4" office:value-type="float" office:value="1339.083984375">
            <text:p>1339,08</text:p>
          </table:table-cell>
          <table:table-cell table:style-name="ce4" office:value-type="float" office:value="1220.95727539063">
            <text:p>1220,96</text:p>
          </table:table-cell>
          <table:table-cell table:style-name="ce4" office:value-type="float" office:value="0.080810546875">
            <text:p>0,08</text:p>
          </table:table-cell>
          <table:table-cell table:style-name="ce6" office:value-type="float" office:value="2.824951171875">
            <text:p>2,82</text:p>
          </table:table-cell>
          <table:table-cell/>
          <table:table-cell table:style-name="ce3" office:value-type="float" office:value="30000">
            <text:p>30000</text:p>
          </table:table-cell>
          <table:table-cell table:style-name="ce9" table:formula="of:=[.B8]" office:value-type="float" office:value="1436.13">
            <text:p>1436,13</text:p>
          </table:table-cell>
          <table:table-cell table:style-name="ce9" table:formula="of:=[.B32]" office:value-type="float" office:value="1760.73876953125">
            <text:p>1760,74</text:p>
          </table:table-cell>
          <table:table-cell table:style-name="ce9" table:formula="of:=[.D8]" office:value-type="float" office:value="207.68">
            <text:p>207,68</text:p>
          </table:table-cell>
          <table:table-cell table:style-name="ce9" table:formula="of:=[.D32]" office:value-type="float" office:value="447.298828125">
            <text:p>447,30</text:p>
          </table:table-cell>
          <table:table-cell table:style-name="ce9" table:formula="of:=[.E8]" office:value-type="float" office:value="3.77">
            <text:p>3,77</text:p>
          </table:table-cell>
          <table:table-cell table:style-name="ce9" table:formula="of:=[.E32]" office:value-type="float" office:value="5.798828125">
            <text:p>5,80</text:p>
          </table:table-cell>
          <table:table-cell table:number-columns-repeated="16"/>
        </table:table-row>
        <table:table-row table:style-name="ro3">
          <table:table-cell table:style-name="ce3" office:value-type="float" office:value="35000">
            <text:p>35000</text:p>
          </table:table-cell>
          <table:table-cell table:style-name="ce4" office:value-type="float" office:value="1827.53515625">
            <text:p>1827,54</text:p>
          </table:table-cell>
          <table:table-cell table:style-name="ce4" office:value-type="float" office:value="1721.35498046875">
            <text:p>1721,35</text:p>
          </table:table-cell>
          <table:table-cell table:style-name="ce4" office:value-type="float" office:value="293.515869140625">
            <text:p>293,52</text:p>
          </table:table-cell>
          <table:table-cell table:style-name="ce6" office:value-type="float" office:value="15.02685546875">
            <text:p>15,03</text:p>
          </table:table-cell>
          <table:table-cell/>
          <table:table-cell table:style-name="ce3" office:value-type="float" office:value="35000">
            <text:p>35000</text:p>
          </table:table-cell>
          <table:table-cell table:style-name="ce4" office:value-type="float" office:value="1837.55395507813">
            <text:p>1837,55</text:p>
          </table:table-cell>
          <table:table-cell table:style-name="ce4" office:value-type="float" office:value="1785.73413085938">
            <text:p>1785,73</text:p>
          </table:table-cell>
          <table:table-cell table:style-name="ce4" office:value-type="float" office:value="0.09326171875">
            <text:p>0,09</text:p>
          </table:table-cell>
          <table:table-cell table:style-name="ce6" office:value-type="float" office:value="2.437744140625">
            <text:p>2,44</text:p>
          </table:table-cell>
          <table:table-cell/>
          <table:table-cell table:style-name="ce3" office:value-type="float" office:value="35000">
            <text:p>35000</text:p>
          </table:table-cell>
          <table:table-cell table:style-name="ce9" table:formula="of:=[.B9]" office:value-type="float" office:value="1972.83">
            <text:p>1972,83</text:p>
          </table:table-cell>
          <table:table-cell table:style-name="ce9" table:formula="of:=[.B33]" office:value-type="float" office:value="1827.53515625">
            <text:p>1827,54</text:p>
          </table:table-cell>
          <table:table-cell table:style-name="ce9" table:formula="of:=[.D9]" office:value-type="float" office:value="262.45">
            <text:p>262,45</text:p>
          </table:table-cell>
          <table:table-cell table:style-name="ce9" table:formula="of:=[.D33]" office:value-type="float" office:value="293.515869140625">
            <text:p>293,52</text:p>
          </table:table-cell>
          <table:table-cell table:style-name="ce9" table:formula="of:=[.E9]" office:value-type="float" office:value="4.5">
            <text:p>4,50</text:p>
          </table:table-cell>
          <table:table-cell table:style-name="ce9" table:formula="of:=[.E33]" office:value-type="float" office:value="15.02685546875">
            <text:p>15,03</text:p>
          </table:table-cell>
          <table:table-cell table:number-columns-repeated="16"/>
        </table:table-row>
        <table:table-row table:style-name="ro3">
          <table:table-cell table:style-name="ce3" office:value-type="float" office:value="40000">
            <text:p>40000</text:p>
          </table:table-cell>
          <table:table-cell table:style-name="ce4" office:value-type="float" office:value="2280.01098632812">
            <text:p>2280,01</text:p>
          </table:table-cell>
          <table:table-cell table:style-name="ce4" office:value-type="float" office:value="2217.7421875">
            <text:p>2217,74</text:p>
          </table:table-cell>
          <table:table-cell table:style-name="ce4" office:value-type="float" office:value="386.572021484375">
            <text:p>386,57</text:p>
          </table:table-cell>
          <table:table-cell table:style-name="ce6" office:value-type="float" office:value="12.830322265625">
            <text:p>12,83</text:p>
          </table:table-cell>
          <table:table-cell/>
          <table:table-cell table:style-name="ce3" office:value-type="float" office:value="40000">
            <text:p>40000</text:p>
          </table:table-cell>
          <table:table-cell table:style-name="ce4" office:value-type="float" office:value="2271.4111328125">
            <text:p>2271,41</text:p>
          </table:table-cell>
          <table:table-cell table:style-name="ce4" office:value-type="float" office:value="2243.61499023437">
            <text:p>2243,61</text:p>
          </table:table-cell>
          <table:table-cell table:style-name="ce4" office:value-type="float" office:value="0.10595703125">
            <text:p>0,11</text:p>
          </table:table-cell>
          <table:table-cell table:style-name="ce6" office:value-type="float" office:value="2.93701171875">
            <text:p>2,94</text:p>
          </table:table-cell>
          <table:table-cell/>
          <table:table-cell table:style-name="ce3" office:value-type="float" office:value="40000">
            <text:p>40000</text:p>
          </table:table-cell>
          <table:table-cell table:style-name="ce9" table:formula="of:=[.B10]" office:value-type="float" office:value="2581.06">
            <text:p>2581,06</text:p>
          </table:table-cell>
          <table:table-cell table:style-name="ce9" table:formula="of:=[.B34]" office:value-type="float" office:value="2280.01098632812">
            <text:p>2280,01</text:p>
          </table:table-cell>
          <table:table-cell table:style-name="ce9" table:formula="of:=[.D10]" office:value-type="float" office:value="340.74">
            <text:p>340,74</text:p>
          </table:table-cell>
          <table:table-cell table:style-name="ce9" table:formula="of:=[.D34]" office:value-type="float" office:value="386.572021484375">
            <text:p>386,57</text:p>
          </table:table-cell>
          <table:table-cell table:style-name="ce9" table:formula="of:=[.E10]" office:value-type="float" office:value="5.67">
            <text:p>5,67</text:p>
          </table:table-cell>
          <table:table-cell table:style-name="ce9" table:formula="of:=[.E34]" office:value-type="float" office:value="12.830322265625">
            <text:p>12,83</text:p>
          </table:table-cell>
          <table:table-cell table:number-columns-repeated="16"/>
        </table:table-row>
        <table:table-row table:style-name="ro3">
          <table:table-cell table:style-name="ce3" office:value-type="float" office:value="45000">
            <text:p>45000</text:p>
          </table:table-cell>
          <table:table-cell table:style-name="ce4" office:value-type="float" office:value="2872.53198242187">
            <text:p>2872,53</text:p>
          </table:table-cell>
          <table:table-cell table:style-name="ce4" office:value-type="float" office:value="2857.72485351562">
            <text:p>2857,72</text:p>
          </table:table-cell>
          <table:table-cell table:style-name="ce4" office:value-type="float" office:value="491.9580078125">
            <text:p>491,96</text:p>
          </table:table-cell>
          <table:table-cell table:style-name="ce6" office:value-type="float" office:value="8.5439453125">
            <text:p>8,54</text:p>
          </table:table-cell>
          <table:table-cell/>
          <table:table-cell table:style-name="ce3" office:value-type="float" office:value="45000">
            <text:p>45000</text:p>
          </table:table-cell>
          <table:table-cell table:style-name="ce4" office:value-type="float" office:value="3118.23706054688">
            <text:p>3118,24</text:p>
          </table:table-cell>
          <table:table-cell table:style-name="ce4" office:value-type="float" office:value="2934.68481445312">
            <text:p>2934,68</text:p>
          </table:table-cell>
          <table:table-cell table:style-name="ce4" office:value-type="float" office:value="0.214111328125">
            <text:p>0,21</text:p>
          </table:table-cell>
          <table:table-cell table:style-name="ce6" office:value-type="float" office:value="3.152099609375">
            <text:p>3,15</text:p>
          </table:table-cell>
          <table:table-cell/>
          <table:table-cell table:style-name="ce3" office:value-type="float" office:value="45000">
            <text:p>45000</text:p>
          </table:table-cell>
          <table:table-cell table:style-name="ce9" table:formula="of:=[.B11]" office:value-type="float" office:value="3291.03">
            <text:p>3291,03</text:p>
          </table:table-cell>
          <table:table-cell table:style-name="ce9" table:formula="of:=[.B35]" office:value-type="float" office:value="2872.53198242187">
            <text:p>2872,53</text:p>
          </table:table-cell>
          <table:table-cell table:style-name="ce9" table:formula="of:=[.D11]" office:value-type="float" office:value="435.12">
            <text:p>435,12</text:p>
          </table:table-cell>
          <table:table-cell table:style-name="ce9" table:formula="of:=[.D35]" office:value-type="float" office:value="491.9580078125">
            <text:p>491,96</text:p>
          </table:table-cell>
          <table:table-cell table:style-name="ce9" table:formula="of:=[.E11]" office:value-type="float" office:value="8.42">
            <text:p>8,42</text:p>
          </table:table-cell>
          <table:table-cell table:style-name="ce9" table:formula="of:=[.E35]" office:value-type="float" office:value="8.5439453125">
            <text:p>8,54</text:p>
          </table:table-cell>
          <table:table-cell table:number-columns-repeated="16"/>
        </table:table-row>
        <table:table-row table:style-name="ro3">
          <table:table-cell table:style-name="ce3" office:value-type="float" office:value="50000">
            <text:p>50000</text:p>
          </table:table-cell>
          <table:table-cell table:style-name="ce4" office:value-type="float" office:value="3758.88671875">
            <text:p>3758,89</text:p>
          </table:table-cell>
          <table:table-cell table:style-name="ce4" office:value-type="float" office:value="3366.80395507812">
            <text:p>3366,80</text:p>
          </table:table-cell>
          <table:table-cell table:style-name="ce4" office:value-type="float" office:value="604.462158203125">
            <text:p>604,46</text:p>
          </table:table-cell>
          <table:table-cell table:style-name="ce6" office:value-type="float" office:value="9.76904296875">
            <text:p>9,77</text:p>
          </table:table-cell>
          <table:table-cell/>
          <table:table-cell table:style-name="ce3" office:value-type="float" office:value="50000">
            <text:p>50000</text:p>
          </table:table-cell>
          <table:table-cell table:style-name="ce4" office:value-type="float" office:value="3578.658203125">
            <text:p>3578,66</text:p>
          </table:table-cell>
          <table:table-cell table:style-name="ce4" office:value-type="float" office:value="3464.15063476562">
            <text:p>3464,15</text:p>
          </table:table-cell>
          <table:table-cell table:style-name="ce4" office:value-type="float" office:value="0.134033203125">
            <text:p>0,13</text:p>
          </table:table-cell>
          <table:table-cell table:style-name="ce6" office:value-type="float" office:value="4.220947265625">
            <text:p>4,22</text:p>
          </table:table-cell>
          <table:table-cell/>
          <table:table-cell table:style-name="ce3" office:value-type="float" office:value="50000">
            <text:p>50000</text:p>
          </table:table-cell>
          <table:table-cell table:style-name="ce9" table:formula="of:=[.B12]" office:value-type="float" office:value="4026.82">
            <text:p>4026,82</text:p>
          </table:table-cell>
          <table:table-cell table:style-name="ce9" table:formula="of:=[.B36]" office:value-type="float" office:value="3758.88671875">
            <text:p>3758,89</text:p>
          </table:table-cell>
          <table:table-cell table:style-name="ce9" table:formula="of:=[.D12]" office:value-type="float" office:value="532.81">
            <text:p>532,81</text:p>
          </table:table-cell>
          <table:table-cell table:style-name="ce9" table:formula="of:=[.D36]" office:value-type="float" office:value="604.462158203125">
            <text:p>604,46</text:p>
          </table:table-cell>
          <table:table-cell table:style-name="ce9" table:formula="of:=[.E12]" office:value-type="float" office:value="6.55">
            <text:p>6,55</text:p>
          </table:table-cell>
          <table:table-cell table:style-name="ce9" table:formula="of:=[.E36]" office:value-type="float" office:value="9.76904296875">
            <text:p>9,77</text:p>
          </table:table-cell>
          <table:table-cell table:number-columns-repeated="16"/>
        </table:table-row>
        <table:table-row table:style-name="ro3">
          <table:table-cell table:style-name="ce3" office:value-type="float" office:value="55000">
            <text:p>55000</text:p>
          </table:table-cell>
          <table:table-cell table:style-name="ce4" office:value-type="float" office:value="4303.94995117188">
            <text:p>4303,95</text:p>
          </table:table-cell>
          <table:table-cell table:style-name="ce4" office:value-type="float" office:value="4193.14306640625">
            <text:p>4193,14</text:p>
          </table:table-cell>
          <table:table-cell table:style-name="ce4" office:value-type="float" office:value="729.5380859375">
            <text:p>729,54</text:p>
          </table:table-cell>
          <table:table-cell table:style-name="ce6" office:value-type="float" office:value="13.608154296875">
            <text:p>13,61</text:p>
          </table:table-cell>
          <table:table-cell/>
          <table:table-cell table:style-name="ce3" office:value-type="float" office:value="55000">
            <text:p>55000</text:p>
          </table:table-cell>
          <table:table-cell table:style-name="ce4" office:value-type="float" office:value="4313.43896484375">
            <text:p>4313,44</text:p>
          </table:table-cell>
          <table:table-cell table:style-name="ce4" office:value-type="float" office:value="4204.30224609375">
            <text:p>4204,30</text:p>
          </table:table-cell>
          <table:table-cell table:style-name="ce4" office:value-type="float" office:value="0.233154296875">
            <text:p>0,23</text:p>
          </table:table-cell>
          <table:table-cell table:style-name="ce6" office:value-type="float" office:value="4.307861328125">
            <text:p>4,31</text:p>
          </table:table-cell>
          <table:table-cell/>
          <table:table-cell table:style-name="ce3" office:value-type="float" office:value="55000">
            <text:p>55000</text:p>
          </table:table-cell>
          <table:table-cell table:style-name="ce9" table:formula="of:=[.B13]" office:value-type="float" office:value="4964.73">
            <text:p>4964,73</text:p>
          </table:table-cell>
          <table:table-cell table:style-name="ce9" table:formula="of:=[.B37]" office:value-type="float" office:value="4303.94995117188">
            <text:p>4303,95</text:p>
          </table:table-cell>
          <table:table-cell table:style-name="ce9" table:formula="of:=[.D13]" office:value-type="float" office:value="649.63">
            <text:p>649,63</text:p>
          </table:table-cell>
          <table:table-cell table:style-name="ce9" table:formula="of:=[.D37]" office:value-type="float" office:value="729.5380859375">
            <text:p>729,54</text:p>
          </table:table-cell>
          <table:table-cell table:style-name="ce9" table:formula="of:=[.E13]" office:value-type="float" office:value="7.33">
            <text:p>7,33</text:p>
          </table:table-cell>
          <table:table-cell table:style-name="ce9" table:formula="of:=[.E37]" office:value-type="float" office:value="13.608154296875">
            <text:p>13,61</text:p>
          </table:table-cell>
          <table:table-cell table:number-columns-repeated="16"/>
        </table:table-row>
        <table:table-row table:style-name="ro3">
          <table:table-cell table:style-name="ce3" office:value-type="float" office:value="60000">
            <text:p>60000</text:p>
          </table:table-cell>
          <table:table-cell table:style-name="ce4" office:value-type="float" office:value="5157.38793945313">
            <text:p>5157,39</text:p>
          </table:table-cell>
          <table:table-cell table:style-name="ce4" office:value-type="float" office:value="4831.01708984375">
            <text:p>4831,02</text:p>
          </table:table-cell>
          <table:table-cell table:style-name="ce4" office:value-type="float" office:value="875.218994140625">
            <text:p>875,22</text:p>
          </table:table-cell>
          <table:table-cell table:style-name="ce6" office:value-type="float" office:value="15.677001953125">
            <text:p>15,68</text:p>
          </table:table-cell>
          <table:table-cell/>
          <table:table-cell table:style-name="ce3" office:value-type="float" office:value="60000">
            <text:p>60000</text:p>
          </table:table-cell>
          <table:table-cell table:style-name="ce4" office:value-type="float" office:value="5280.56396484375">
            <text:p>5280,56</text:p>
          </table:table-cell>
          <table:table-cell table:style-name="ce4" office:value-type="float" office:value="4854.97290039063">
            <text:p>4854,97</text:p>
          </table:table-cell>
          <table:table-cell table:style-name="ce4" office:value-type="float" office:value="0.16015625">
            <text:p>0,16</text:p>
          </table:table-cell>
          <table:table-cell table:style-name="ce6" office:value-type="float" office:value="4.253173828125">
            <text:p>4,25</text:p>
          </table:table-cell>
          <table:table-cell/>
          <table:table-cell table:style-name="ce3" office:value-type="float" office:value="60000">
            <text:p>60000</text:p>
          </table:table-cell>
          <table:table-cell table:style-name="ce9" table:formula="of:=[.B14]" office:value-type="float" office:value="5760.5">
            <text:p>5760,50</text:p>
          </table:table-cell>
          <table:table-cell table:style-name="ce9" table:formula="of:=[.B38]" office:value-type="float" office:value="5157.38793945313">
            <text:p>5157,39</text:p>
          </table:table-cell>
          <table:table-cell table:style-name="ce9" table:formula="of:=[.D14]" office:value-type="float" office:value="770.23">
            <text:p>770,23</text:p>
          </table:table-cell>
          <table:table-cell table:style-name="ce9" table:formula="of:=[.D38]" office:value-type="float" office:value="875.218994140625">
            <text:p>875,22</text:p>
          </table:table-cell>
          <table:table-cell table:style-name="ce9" table:formula="of:=[.E14]" office:value-type="float" office:value="8.62">
            <text:p>8,62</text:p>
          </table:table-cell>
          <table:table-cell table:style-name="ce9" table:formula="of:=[.E38]" office:value-type="float" office:value="15.677001953125">
            <text:p>15,68</text:p>
          </table:table-cell>
          <table:table-cell table:number-columns-repeated="16"/>
        </table:table-row>
        <table:table-row table:style-name="ro3">
          <table:table-cell table:style-name="ce3" office:value-type="float" office:value="65000">
            <text:p>65000</text:p>
          </table:table-cell>
          <table:table-cell table:style-name="ce4" office:value-type="float" office:value="7113.619140625">
            <text:p>7113,62</text:p>
          </table:table-cell>
          <table:table-cell table:style-name="ce4" office:value-type="float" office:value="5738.49291992187">
            <text:p>5738,49</text:p>
          </table:table-cell>
          <table:table-cell table:style-name="ce4" office:value-type="float" office:value="1029.52807617188">
            <text:p>1029,53</text:p>
          </table:table-cell>
          <table:table-cell table:style-name="ce6" office:value-type="float" office:value="14.69287109375">
            <text:p>14,69</text:p>
          </table:table-cell>
          <table:table-cell/>
          <table:table-cell table:style-name="ce3" office:value-type="float" office:value="65000">
            <text:p>65000</text:p>
          </table:table-cell>
          <table:table-cell table:style-name="ce4" office:value-type="float" office:value="7493.5390625">
            <text:p>7493,54</text:p>
          </table:table-cell>
          <table:table-cell table:style-name="ce4" office:value-type="float" office:value="5714.94702148438">
            <text:p>5714,95</text:p>
          </table:table-cell>
          <table:table-cell table:style-name="ce4" office:value-type="float" office:value="0.172119140625">
            <text:p>0,17</text:p>
          </table:table-cell>
          <table:table-cell table:style-name="ce6" office:value-type="float" office:value="4.330078125">
            <text:p>4,33</text:p>
          </table:table-cell>
          <table:table-cell/>
          <table:table-cell table:style-name="ce3" office:value-type="float" office:value="65000">
            <text:p>65000</text:p>
          </table:table-cell>
          <table:table-cell table:style-name="ce9" table:formula="of:=[.B15]" office:value-type="float" office:value="6807.03">
            <text:p>6807,03</text:p>
          </table:table-cell>
          <table:table-cell table:style-name="ce9" table:formula="of:=[.B39]" office:value-type="float" office:value="7113.619140625">
            <text:p>7113,62</text:p>
          </table:table-cell>
          <table:table-cell table:style-name="ce9" table:formula="of:=[.D15]" office:value-type="float" office:value="923.37">
            <text:p>923,37</text:p>
          </table:table-cell>
          <table:table-cell table:style-name="ce9" table:formula="of:=[.D39]" office:value-type="float" office:value="1029.52807617188">
            <text:p>1029,53</text:p>
          </table:table-cell>
          <table:table-cell table:style-name="ce9" table:formula="of:=[.E15]" office:value-type="float" office:value="8.81">
            <text:p>8,81</text:p>
          </table:table-cell>
          <table:table-cell table:style-name="ce9" table:formula="of:=[.E39]" office:value-type="float" office:value="14.69287109375">
            <text:p>14,69</text:p>
          </table:table-cell>
          <table:table-cell table:number-columns-repeated="16"/>
        </table:table-row>
        <table:table-row table:style-name="ro3">
          <table:table-cell table:style-name="ce3" office:value-type="float" office:value="70000">
            <text:p>70000</text:p>
          </table:table-cell>
          <table:table-cell table:style-name="ce4" office:value-type="float" office:value="7016.287109375">
            <text:p>7016,29</text:p>
          </table:table-cell>
          <table:table-cell table:style-name="ce4" office:value-type="float" office:value="6574.96606445313">
            <text:p>6574,97</text:p>
          </table:table-cell>
          <table:table-cell table:style-name="ce4" office:value-type="float" office:value="1230.79711914063">
            <text:p>1230,80</text:p>
          </table:table-cell>
          <table:table-cell table:style-name="ce6" office:value-type="float" office:value="14.2978515625">
            <text:p>14,30</text:p>
          </table:table-cell>
          <table:table-cell/>
          <table:table-cell table:style-name="ce3" office:value-type="float" office:value="70000">
            <text:p>70000</text:p>
          </table:table-cell>
          <table:table-cell table:style-name="ce4" office:value-type="float" office:value="7040.81372070313">
            <text:p>7040,81</text:p>
          </table:table-cell>
          <table:table-cell table:style-name="ce4" office:value-type="float" office:value="6868.30102539063">
            <text:p>6868,30</text:p>
          </table:table-cell>
          <table:table-cell table:style-name="ce4" office:value-type="float" office:value="0.18603515625">
            <text:p>0,19</text:p>
          </table:table-cell>
          <table:table-cell table:style-name="ce6" office:value-type="float" office:value="5.168212890625">
            <text:p>5,17</text:p>
          </table:table-cell>
          <table:table-cell/>
          <table:table-cell table:style-name="ce3" office:value-type="float" office:value="70000">
            <text:p>70000</text:p>
          </table:table-cell>
          <table:table-cell table:style-name="ce9" table:formula="of:=[.B16]" office:value-type="float" office:value="7942.76">
            <text:p>7942,76</text:p>
          </table:table-cell>
          <table:table-cell table:style-name="ce9" table:formula="of:=[.B40]" office:value-type="float" office:value="7016.287109375">
            <text:p>7016,29</text:p>
          </table:table-cell>
          <table:table-cell table:style-name="ce9" table:formula="of:=[.D16]" office:value-type="float" office:value="1043.6">
            <text:p>1043,60</text:p>
          </table:table-cell>
          <table:table-cell table:style-name="ce9" table:formula="of:=[.D40]" office:value-type="float" office:value="1230.79711914063">
            <text:p>1230,80</text:p>
          </table:table-cell>
          <table:table-cell table:style-name="ce9" table:formula="of:=[.E16]" office:value-type="float" office:value="11.27">
            <text:p>11,27</text:p>
          </table:table-cell>
          <table:table-cell table:style-name="ce9" table:formula="of:=[.E40]" office:value-type="float" office:value="14.2978515625">
            <text:p>14,30</text:p>
          </table:table-cell>
          <table:table-cell table:number-columns-repeated="16"/>
        </table:table-row>
        <table:table-row table:style-name="ro3">
          <table:table-cell table:style-name="ce3" office:value-type="float" office:value="75000">
            <text:p>75000</text:p>
          </table:table-cell>
          <table:table-cell table:style-name="ce4" office:value-type="float" office:value="8036.94091796875">
            <text:p>8036,94</text:p>
          </table:table-cell>
          <table:table-cell table:style-name="ce4" office:value-type="float" office:value="7658.40307617188">
            <text:p>7658,40</text:p>
          </table:table-cell>
          <table:table-cell table:style-name="ce4" office:value-type="float" office:value="1397.77099609375">
            <text:p>1397,77</text:p>
          </table:table-cell>
          <table:table-cell table:style-name="ce6" office:value-type="float" office:value="25.549072265625">
            <text:p>25,55</text:p>
          </table:table-cell>
          <table:table-cell/>
          <table:table-cell table:style-name="ce3" office:value-type="float" office:value="75000">
            <text:p>75000</text:p>
          </table:table-cell>
          <table:table-cell table:style-name="ce4" office:value-type="float" office:value="8099.1748046875">
            <text:p>8099,17</text:p>
          </table:table-cell>
          <table:table-cell table:style-name="ce4" office:value-type="float" office:value="7692.537109375">
            <text:p>7692,54</text:p>
          </table:table-cell>
          <table:table-cell table:style-name="ce4" office:value-type="float" office:value="0.199951171875">
            <text:p>0,20</text:p>
          </table:table-cell>
          <table:table-cell table:style-name="ce6" office:value-type="float" office:value="6.0478515625">
            <text:p>6,05</text:p>
          </table:table-cell>
          <table:table-cell/>
          <table:table-cell table:style-name="ce3" office:value-type="float" office:value="75000">
            <text:p>75000</text:p>
          </table:table-cell>
          <table:table-cell table:style-name="ce9" table:formula="of:=[.B17]" office:value-type="float" office:value="9002.65">
            <text:p>9002,65</text:p>
          </table:table-cell>
          <table:table-cell table:style-name="ce9" table:formula="of:=[.B41]" office:value-type="float" office:value="8036.94091796875">
            <text:p>8036,94</text:p>
          </table:table-cell>
          <table:table-cell table:style-name="ce9" table:formula="of:=[.D17]" office:value-type="float" office:value="1214.38">
            <text:p>1214,38</text:p>
          </table:table-cell>
          <table:table-cell table:style-name="ce9" table:formula="of:=[.D41]" office:value-type="float" office:value="1397.77099609375">
            <text:p>1397,77</text:p>
          </table:table-cell>
          <table:table-cell table:style-name="ce9" table:formula="of:=[.E17]" office:value-type="float" office:value="10.21">
            <text:p>10,21</text:p>
          </table:table-cell>
          <table:table-cell table:style-name="ce9" table:formula="of:=[.E41]" office:value-type="float" office:value="25.549072265625">
            <text:p>25,55</text:p>
          </table:table-cell>
          <table:table-cell table:number-columns-repeated="16"/>
        </table:table-row>
        <table:table-row table:style-name="ro3">
          <table:table-cell table:style-name="ce3" office:value-type="float" office:value="80000">
            <text:p>80000</text:p>
          </table:table-cell>
          <table:table-cell table:style-name="ce4" office:value-type="float" office:value="9789.44409179688">
            <text:p>9789,44</text:p>
          </table:table-cell>
          <table:table-cell table:style-name="ce4" office:value-type="float" office:value="8849.55883789062">
            <text:p>8849,56</text:p>
          </table:table-cell>
          <table:table-cell table:style-name="ce4" office:value-type="float" office:value="1549.84008789063">
            <text:p>1549,84</text:p>
          </table:table-cell>
          <table:table-cell table:style-name="ce6" office:value-type="float" office:value="15.47900390625">
            <text:p>15,48</text:p>
          </table:table-cell>
          <table:table-cell/>
          <table:table-cell table:style-name="ce3" office:value-type="float" office:value="80000">
            <text:p>80000</text:p>
          </table:table-cell>
          <table:table-cell table:style-name="ce4" office:value-type="float" office:value="9261.89208984375">
            <text:p>9261,89</text:p>
          </table:table-cell>
          <table:table-cell table:style-name="ce4" office:value-type="float" office:value="8538.10595703125">
            <text:p>8538,11</text:p>
          </table:table-cell>
          <table:table-cell table:style-name="ce4" office:value-type="float" office:value="0.2109375">
            <text:p>0,21</text:p>
          </table:table-cell>
          <table:table-cell table:style-name="ce6" office:value-type="float" office:value="5.64208984375">
            <text:p>5,64</text:p>
          </table:table-cell>
          <table:table-cell/>
          <table:table-cell table:style-name="ce3" office:value-type="float" office:value="80000">
            <text:p>80000</text:p>
          </table:table-cell>
          <table:table-cell table:style-name="ce9" table:formula="of:=[.B18]" office:value-type="float" office:value="10291.1">
            <text:p>10291,10</text:p>
          </table:table-cell>
          <table:table-cell table:style-name="ce9" table:formula="of:=[.B42]" office:value-type="float" office:value="9789.44409179688">
            <text:p>9789,44</text:p>
          </table:table-cell>
          <table:table-cell table:style-name="ce9" table:formula="of:=[.D18]" office:value-type="float" office:value="1377.45">
            <text:p>1377,45</text:p>
          </table:table-cell>
          <table:table-cell table:style-name="ce9" table:formula="of:=[.D42]" office:value-type="float" office:value="1549.84008789063">
            <text:p>1549,84</text:p>
          </table:table-cell>
          <table:table-cell table:style-name="ce9" table:formula="of:=[.E18]" office:value-type="float" office:value="12.24">
            <text:p>12,24</text:p>
          </table:table-cell>
          <table:table-cell table:style-name="ce9" table:formula="of:=[.E42]" office:value-type="float" office:value="15.47900390625">
            <text:p>15,48</text:p>
          </table:table-cell>
          <table:table-cell table:number-columns-repeated="16"/>
        </table:table-row>
        <table:table-row table:style-name="ro3">
          <table:table-cell table:style-name="ce3" office:value-type="float" office:value="85000">
            <text:p>85000</text:p>
          </table:table-cell>
          <table:table-cell table:style-name="ce4" office:value-type="float" office:value="10347.3688964844">
            <text:p>10347,37</text:p>
          </table:table-cell>
          <table:table-cell table:style-name="ce4" office:value-type="float" office:value="10186.8969726563">
            <text:p>10186,90</text:p>
          </table:table-cell>
          <table:table-cell table:style-name="ce4" office:value-type="float" office:value="1748.4658203125">
            <text:p>1748,47</text:p>
          </table:table-cell>
          <table:table-cell table:style-name="ce6" office:value-type="float" office:value="22.451904296875">
            <text:p>22,45</text:p>
          </table:table-cell>
          <table:table-cell/>
          <table:table-cell table:style-name="ce3" office:value-type="float" office:value="85000">
            <text:p>85000</text:p>
          </table:table-cell>
          <table:table-cell table:style-name="ce4" office:value-type="float" office:value="10336.3630371094">
            <text:p>10336,36</text:p>
          </table:table-cell>
          <table:table-cell table:style-name="ce4" office:value-type="float" office:value="9660.23095703125">
            <text:p>9660,23</text:p>
          </table:table-cell>
          <table:table-cell table:style-name="ce4" office:value-type="float" office:value="0.225830078125">
            <text:p>0,23</text:p>
          </table:table-cell>
          <table:table-cell table:style-name="ce6" office:value-type="float" office:value="5.835205078125">
            <text:p>5,84</text:p>
          </table:table-cell>
          <table:table-cell/>
          <table:table-cell table:style-name="ce3" office:value-type="float" office:value="85000">
            <text:p>85000</text:p>
          </table:table-cell>
          <table:table-cell table:style-name="ce9" table:formula="of:=[.B19]" office:value-type="float" office:value="11631.15">
            <text:p>11631,15</text:p>
          </table:table-cell>
          <table:table-cell table:style-name="ce9" table:formula="of:=[.B43]" office:value-type="float" office:value="10347.3688964844">
            <text:p>10347,37</text:p>
          </table:table-cell>
          <table:table-cell table:style-name="ce9" table:formula="of:=[.D19]" office:value-type="float" office:value="1576.25">
            <text:p>1576,25</text:p>
          </table:table-cell>
          <table:table-cell table:style-name="ce9" table:formula="of:=[.D43]" office:value-type="float" office:value="1748.4658203125">
            <text:p>1748,47</text:p>
          </table:table-cell>
          <table:table-cell table:style-name="ce9" table:formula="of:=[.E19]" office:value-type="float" office:value="11.45">
            <text:p>11,45</text:p>
          </table:table-cell>
          <table:table-cell table:style-name="ce9" table:formula="of:=[.E43]" office:value-type="float" office:value="22.451904296875">
            <text:p>22,45</text:p>
          </table:table-cell>
          <table:table-cell table:number-columns-repeated="16"/>
        </table:table-row>
        <table:table-row table:style-name="ro3">
          <table:table-cell table:style-name="ce3" office:value-type="float" office:value="90000">
            <text:p>90000</text:p>
          </table:table-cell>
          <table:table-cell table:style-name="ce4" office:value-type="float" office:value="11575.4721679688">
            <text:p>11575,47</text:p>
          </table:table-cell>
          <table:table-cell table:style-name="ce4" office:value-type="float" office:value="11178.3090820313">
            <text:p>11178,31</text:p>
          </table:table-cell>
          <table:table-cell table:style-name="ce4" office:value-type="float" office:value="2013.17578125">
            <text:p>2013,18</text:p>
          </table:table-cell>
          <table:table-cell table:style-name="ce6" office:value-type="float" office:value="17.335693359375">
            <text:p>17,34</text:p>
          </table:table-cell>
          <table:table-cell/>
          <table:table-cell table:style-name="ce3" office:value-type="float" office:value="90000">
            <text:p>90000</text:p>
          </table:table-cell>
          <table:table-cell table:style-name="ce4" office:value-type="float" office:value="11707.1179199219">
            <text:p>11707,12</text:p>
          </table:table-cell>
          <table:table-cell table:style-name="ce4" office:value-type="float" office:value="11151.8891601563">
            <text:p>11151,89</text:p>
          </table:table-cell>
          <table:table-cell table:style-name="ce4" office:value-type="float" office:value="0.262939453125">
            <text:p>0,26</text:p>
          </table:table-cell>
          <table:table-cell table:style-name="ce6" office:value-type="float" office:value="6.08203125">
            <text:p>6,08</text:p>
          </table:table-cell>
          <table:table-cell/>
          <table:table-cell table:style-name="ce3" office:value-type="float" office:value="90000">
            <text:p>90000</text:p>
          </table:table-cell>
          <table:table-cell table:style-name="ce9" table:formula="of:=[.B20]" office:value-type="float" office:value="13119.23">
            <text:p>13119,23</text:p>
          </table:table-cell>
          <table:table-cell table:style-name="ce9" table:formula="of:=[.B44]" office:value-type="float" office:value="11575.4721679688">
            <text:p>11575,47</text:p>
          </table:table-cell>
          <table:table-cell table:style-name="ce9" table:formula="of:=[.D20]" office:value-type="float" office:value="1743.72">
            <text:p>1743,72</text:p>
          </table:table-cell>
          <table:table-cell table:style-name="ce9" table:formula="of:=[.D44]" office:value-type="float" office:value="2013.17578125">
            <text:p>2013,18</text:p>
          </table:table-cell>
          <table:table-cell table:style-name="ce9" table:formula="of:=[.E20]" office:value-type="float" office:value="12.29">
            <text:p>12,29</text:p>
          </table:table-cell>
          <table:table-cell table:style-name="ce9" table:formula="of:=[.E44]" office:value-type="float" office:value="17.335693359375">
            <text:p>17,34</text:p>
          </table:table-cell>
          <table:table-cell table:number-columns-repeated="16"/>
        </table:table-row>
        <table:table-row table:style-name="ro3">
          <table:table-cell table:style-name="ce3" office:value-type="float" office:value="95000">
            <text:p>95000</text:p>
          </table:table-cell>
          <table:table-cell table:style-name="ce4" office:value-type="float" office:value="12955.9509277344">
            <text:p>12955,95</text:p>
          </table:table-cell>
          <table:table-cell table:style-name="ce4" office:value-type="float" office:value="12346.4890136719">
            <text:p>12346,49</text:p>
          </table:table-cell>
          <table:table-cell table:style-name="ce4" office:value-type="float" office:value="2175.99682617187">
            <text:p>2176,00</text:p>
          </table:table-cell>
          <table:table-cell table:style-name="ce6" office:value-type="float" office:value="26.546142578125">
            <text:p>26,55</text:p>
          </table:table-cell>
          <table:table-cell/>
          <table:table-cell table:style-name="ce3" office:value-type="float" office:value="95000">
            <text:p>95000</text:p>
          </table:table-cell>
          <table:table-cell table:style-name="ce4" office:value-type="float" office:value="13311.2897949219">
            <text:p>13311,29</text:p>
          </table:table-cell>
          <table:table-cell table:style-name="ce4" office:value-type="float" office:value="12448.166015625">
            <text:p>12448,17</text:p>
          </table:table-cell>
          <table:table-cell table:style-name="ce4" office:value-type="float" office:value="0.252197265625">
            <text:p>0,25</text:p>
          </table:table-cell>
          <table:table-cell table:style-name="ce6" office:value-type="float" office:value="6.98388671875">
            <text:p>6,98</text:p>
          </table:table-cell>
          <table:table-cell/>
          <table:table-cell table:style-name="ce3" office:value-type="float" office:value="95000">
            <text:p>95000</text:p>
          </table:table-cell>
          <table:table-cell table:style-name="ce9" table:formula="of:=[.B21]" office:value-type="float" office:value="14541.02">
            <text:p>14541,02</text:p>
          </table:table-cell>
          <table:table-cell table:style-name="ce9" table:formula="of:=[.B45]" office:value-type="float" office:value="12955.9509277344">
            <text:p>12955,95</text:p>
          </table:table-cell>
          <table:table-cell table:style-name="ce9" table:formula="of:=[.D21]" office:value-type="float" office:value="1935.97">
            <text:p>1935,97</text:p>
          </table:table-cell>
          <table:table-cell table:style-name="ce9" table:formula="of:=[.D45]" office:value-type="float" office:value="2175.99682617187">
            <text:p>2176,00</text:p>
          </table:table-cell>
          <table:table-cell table:style-name="ce9" table:formula="of:=[.E21]" office:value-type="float" office:value="19.11">
            <text:p>19,11</text:p>
          </table:table-cell>
          <table:table-cell table:style-name="ce9" table:formula="of:=[.E45]" office:value-type="float" office:value="26.546142578125">
            <text:p>26,55</text:p>
          </table:table-cell>
          <table:table-cell table:number-columns-repeated="16"/>
        </table:table-row>
        <table:table-row table:style-name="ro3">
          <table:table-cell table:style-name="ce3" office:value-type="float" office:value="100000">
            <text:p>100000</text:p>
          </table:table-cell>
          <table:table-cell table:style-name="ce4" office:value-type="float" office:value="16605.4191894531">
            <text:p>16605,42</text:p>
          </table:table-cell>
          <table:table-cell table:style-name="ce4" office:value-type="float" office:value="13589.3979492188">
            <text:p>13589,40</text:p>
          </table:table-cell>
          <table:table-cell table:style-name="ce4" office:value-type="float" office:value="2407.421875">
            <text:p>2407,42</text:p>
          </table:table-cell>
          <table:table-cell table:style-name="ce6" office:value-type="float" office:value="19.819091796875">
            <text:p>19,82</text:p>
          </table:table-cell>
          <table:table-cell/>
          <table:table-cell table:style-name="ce3" office:value-type="float" office:value="100000">
            <text:p>100000</text:p>
          </table:table-cell>
          <table:table-cell table:style-name="ce4" office:value-type="float" office:value="14969.7658691406">
            <text:p>14969,77</text:p>
          </table:table-cell>
          <table:table-cell table:style-name="ce4" office:value-type="float" office:value="13680.1201171875">
            <text:p>13680,12</text:p>
          </table:table-cell>
          <table:table-cell table:style-name="ce4" office:value-type="float" office:value="0.263916015625">
            <text:p>0,26</text:p>
          </table:table-cell>
          <table:table-cell table:style-name="ce6" office:value-type="float" office:value="8.757080078125">
            <text:p>8,76</text:p>
          </table:table-cell>
          <table:table-cell/>
          <table:table-cell table:style-name="ce3" office:value-type="float" office:value="100000">
            <text:p>100000</text:p>
          </table:table-cell>
          <table:table-cell table:style-name="ce9" table:formula="of:=[.B22]" office:value-type="float" office:value="16204.27">
            <text:p>16204,27</text:p>
          </table:table-cell>
          <table:table-cell table:style-name="ce9" table:formula="of:=[.B46]" office:value-type="float" office:value="16605.4191894531">
            <text:p>16605,42</text:p>
          </table:table-cell>
          <table:table-cell table:style-name="ce9" table:formula="of:=[.D22]" office:value-type="float" office:value="2177.76">
            <text:p>2177,76</text:p>
          </table:table-cell>
          <table:table-cell table:style-name="ce9" table:formula="of:=[.D46]" office:value-type="float" office:value="2407.421875">
            <text:p>2407,42</text:p>
          </table:table-cell>
          <table:table-cell table:style-name="ce9" table:formula="of:=[.E22]" office:value-type="float" office:value="15.42">
            <text:p>15,42</text:p>
          </table:table-cell>
          <table:table-cell table:style-name="ce9" table:formula="of:=[.E46]" office:value-type="float" office:value="19.819091796875">
            <text:p>19,82</text:p>
          </table:table-cell>
          <table:table-cell table:style-name="ce10"/>
          <table:table-cell table:style-name="ce12" office:value-type="string">
            <text:p>ssort</text:p>
          </table:table-cell>
          <table:table-cell table:style-name="ce12" office:value-type="string">
            <text:p>isort</text:p>
          </table:table-cell>
          <table:table-cell table:style-name="ce14" office:value-type="string">
            <text:p>msort</text:p>
          </table:table-cell>
          <table:table-cell table:number-columns-repeated="12"/>
        </table:table-row>
        <table:table-row table:style-name="ro4">
          <table:table-cell table:number-columns-repeated="19"/>
          <table:table-cell table:style-name="ce11" office:value-type="string">
            <text:p>Media:</text:p>
          </table:table-cell>
          <table:table-cell table:style-name="ce13" table:formula="of:=(1-AVERAGE([.N27:.N46])/AVERAGE([.O27:.O46])) * 100" office:value-type="float" office:value="-7.88034342324946">
            <text:p>-7,9</text:p>
          </table:table-cell>
          <table:table-cell table:style-name="ce13" table:formula="of:=(1-AVERAGE([.P27:.P46])/AVERAGE([.Q27:.Q46])) * 100" office:value-type="float" office:value="12.8301386070763">
            <text:p>12,8</text:p>
          </table:table-cell>
          <table:table-cell table:style-name="ce15" table:formula="of:=(1-AVERAGE([.R27:.R46])/AVERAGE([.S27:.S46])) * 100" office:value-type="float" office:value="42.0827006685909">
            <text:p>42,1</text:p>
          </table:table-cell>
          <table:table-cell table:number-columns-repeated="12"/>
        </table:table-row>
        <table:table-row table:style-name="ro4">
          <table:table-cell/>
          <table:table-cell>
            <draw:frame table:end-cell-address="Foglio1.H70" table:end-x="1.916cm" table:end-y="0.291cm" draw:z-index="0" draw:style-name="gr1" draw:text-style-name="P1" svg:width="15.984cm" svg:height="9.018cm" svg:x="0.421cm" svg:y="0.242cm">
              <draw:object draw:notify-on-update-of-ranges="Foglio1.A3:Foglio1.A22 Foglio1.B2:Foglio1.B2 Foglio1.B3:Foglio1.B22 Foglio1.C2:Foglio1.C2 Foglio1.C3:Foglio1.C22 Foglio1.D2:Foglio1.D2 Foglio1.D3:Foglio1.D22 Foglio1.E2:Foglio1.E2 Foglio1.E3:Foglio1.E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Foglio1.P70" table:end-x="1.486cm" table:end-y="0.245cm" draw:z-index="1" draw:style-name="gr1" draw:text-style-name="P1" svg:width="19.572cm" svg:height="9.018cm" svg:x="2.249cm" svg:y="0.196cm">
              <draw:object draw:notify-on-update-of-ranges="Foglio1.A27:Foglio1.A46 Foglio1.B26:Foglio1.B26 Foglio1.B27:Foglio1.B46 Foglio1.C26:Foglio1.C26 Foglio1.C27:Foglio1.C46 Foglio1.D26:Foglio1.D26 Foglio1.D27:Foglio1.D46 Foglio1.E26:Foglio1.E26 Foglio1.E27:Foglio1.E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table:style-name="ce9" table:number-columns-repeated="3"/>
          <table:table-cell table:number-columns-repeated="12"/>
        </table:table-row>
        <table:table-row table:style-name="ro4">
          <table:table-cell table:number-columns-repeated="35"/>
        </table:table-row>
        <table:table-row table:style-name="ro4">
          <table:table-cell table:number-columns-repeated="15"/>
          <table:table-cell>
            <draw:frame table:end-cell-address="Foglio1.W77" table:end-x="3.616cm" table:end-y="0.165cm" draw:z-index="6" draw:style-name="gr1" draw:text-style-name="P1" svg:width="20.581cm" svg:height="11.167cm" svg:x="2.752cm" svg:y="0.006cm">
              <draw:object draw:notify-on-update-of-ranges="Foglio1.S2:Foglio1.S2 Foglio1.S3:Foglio1.S22 Foglio1.T2:Foglio1.T2 Foglio1.T3:Foglio1.T22 Foglio1.U2:Foglio1.U2 Foglio1.U3:Foglio1.U22 Foglio1.V2:Foglio1.V2 Foglio1.V3:Foglio1.V22 Foglio1.W2:Foglio1.W2 Foglio1.W3:Foglio1.W22 Foglio1.X2:Foglio1.X2 Foglio1.X3:Foglio1.X22 Foglio1.Y2:Foglio1.Y2 Foglio1.Y3:Foglio1.Y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4" table:number-rows-repeated="21">
          <table:table-cell table:number-columns-repeated="35"/>
        </table:table-row>
        <table:table-row table:style-name="ro4">
          <table:table-cell/>
          <table:table-cell>
            <draw:frame table:end-cell-address="Foglio1.H94" table:end-x="1.894cm" table:end-y="0.222cm" draw:z-index="2" draw:style-name="gr1" draw:text-style-name="P1" svg:width="15.984cm" svg:height="9.03cm" svg:x="0.399cm" svg:y="0.176cm">
              <draw:object draw:notify-on-update-of-ranges="Foglio1.G3:Foglio1.G22 Foglio1.H2:Foglio1.H2 Foglio1.H3:Foglio1.H22 Foglio1.I2:Foglio1.I2 Foglio1.I3:Foglio1.I22 Foglio1.J2:Foglio1.J2 Foglio1.J3:Foglio1.J22 Foglio1.K2:Foglio1.K2 Foglio1.K3:Foglio1.K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Foglio1.P94" table:end-x="1.486cm" table:end-y="0.245cm" draw:z-index="3" draw:style-name="gr1" draw:text-style-name="P1" svg:width="19.572cm" svg:height="9.03cm" svg:x="2.249cm" svg:y="0.199cm">
              <draw:object draw:notify-on-update-of-ranges="Foglio1.G27:Foglio1.G46 Foglio1.H26:Foglio1.H26 Foglio1.H27:Foglio1.H46 Foglio1.I26:Foglio1.I26 Foglio1.I27:Foglio1.I46 Foglio1.J26:Foglio1.J26 Foglio1.J27:Foglio1.J46 Foglio1.K26:Foglio1.K26 Foglio1.K27:Foglio1.K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string">
            <text:p><text:s/></text:p>
          </table:table-cell>
          <table:table-cell table:number-columns-repeated="26"/>
        </table:table-row>
        <table:table-row table:style-name="ro4" table:number-rows-repeated="6">
          <table:table-cell table:number-columns-repeated="35"/>
        </table:table-row>
        <table:table-row table:style-name="ro2">
          <table:table-cell table:number-columns-repeated="15"/>
          <table:table-cell>
            <draw:frame table:end-cell-address="Foglio1.W101" table:end-x="2.607cm" table:end-y="0.363cm" draw:z-index="7" draw:style-name="gr1" draw:text-style-name="P1" svg:width="19.572cm" svg:height="9.03cm" svg:x="2.752cm" svg:y="0.316cm">
              <draw:object draw:notify-on-update-of-ranges="Foglio1.X80:Foglio1.X80 Foglio1.X81:Foglio1.X100 Foglio1.Y80:Foglio1.Y80 Foglio1.Y81:Foglio1.Y100 Foglio1.Z80:Foglio1.Z80 Foglio1.Z81:Foglio1.Z100 Foglio1.AA80:Foglio1.AA80 Foglio1.AA81:Foglio1.AA100 Foglio1.AB80:Foglio1.AB80 Foglio1.AB81:Foglio1.AB10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 table:style-name="ce10" office:value-type="string" table:number-columns-spanned="5" table:number-rows-spanned="1">
            <text:p>Selection sort</text:p>
          </table:table-cell>
          <table:covered-table-cell table:number-columns-repeated="3" table:style-name="ce12"/>
          <table:covered-table-cell table:style-name="ce14"/>
          <table:table-cell table:number-columns-repeated="7"/>
        </table:table-row>
        <table:table-row table:style-name="ro4">
          <table:table-cell table:number-columns-repeated="23"/>
          <table:table-cell table:style-name="ce16" office:value-type="string">
            <text:p>Elementi</text:p>
          </table:table-cell>
          <table:table-cell office:value-type="string">
            <text:p>Java v. non ordinato</text:p>
          </table:table-cell>
          <table:table-cell office:value-type="string">
            <text:p>C v. non ordinato</text:p>
          </table:table-cell>
          <table:table-cell office:value-type="string">
            <text:p>Java v. quasi ordinato</text:p>
          </table:table-cell>
          <table:table-cell table:style-name="ce27" office:value-type="string">
            <text:p>C v. quasi ordinato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5000">
            <text:p>5000</text:p>
          </table:table-cell>
          <table:table-cell table:formula="of:=[.B27]" office:value-type="float" office:value="53.876953125">
            <text:p>53,876953125</text:p>
          </table:table-cell>
          <table:table-cell table:formula="of:=[.B3]" office:value-type="float" office:value="55.5">
            <text:p>55,5</text:p>
          </table:table-cell>
          <table:table-cell table:formula="of:=[.H27]" office:value-type="float" office:value="45.6787109375">
            <text:p>45,6787109375</text:p>
          </table:table-cell>
          <table:table-cell table:style-name="ce27" table:formula="of:=[.H3]" office:value-type="float" office:value="41.93">
            <text:p>41,93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10000">
            <text:p>10000</text:p>
          </table:table-cell>
          <table:table-cell table:formula="of:=[.B28]" office:value-type="float" office:value="143.2197265625">
            <text:p>143,2197265625</text:p>
          </table:table-cell>
          <table:table-cell table:formula="of:=[.B4]" office:value-type="float" office:value="161.01">
            <text:p>161,01</text:p>
          </table:table-cell>
          <table:table-cell table:formula="of:=[.H28]" office:value-type="float" office:value="146.676025390625">
            <text:p>146,6760253906</text:p>
          </table:table-cell>
          <table:table-cell table:style-name="ce27" table:formula="of:=[.H4]" office:value-type="float" office:value="160.37">
            <text:p>160,37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15000">
            <text:p>15000</text:p>
          </table:table-cell>
          <table:table-cell table:formula="of:=[.B29]" office:value-type="float" office:value="318.509033203125">
            <text:p>318,5090332031</text:p>
          </table:table-cell>
          <table:table-cell table:formula="of:=[.B5]" office:value-type="float" office:value="383.69">
            <text:p>383,69</text:p>
          </table:table-cell>
          <table:table-cell table:formula="of:=[.H29]" office:value-type="float" office:value="333.47607421875">
            <text:p>333,4760742188</text:p>
          </table:table-cell>
          <table:table-cell table:style-name="ce27" table:formula="of:=[.H5]" office:value-type="float" office:value="381.06">
            <text:p>381,06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20000">
            <text:p>20000</text:p>
          </table:table-cell>
          <table:table-cell table:formula="of:=[.B30]" office:value-type="float" office:value="603.400390625">
            <text:p>603,400390625</text:p>
          </table:table-cell>
          <table:table-cell table:formula="of:=[.B6]" office:value-type="float" office:value="716.19">
            <text:p>716,19</text:p>
          </table:table-cell>
          <table:table-cell table:formula="of:=[.H30]" office:value-type="float" office:value="567.73291015625">
            <text:p>567,7329101563</text:p>
          </table:table-cell>
          <table:table-cell table:style-name="ce27" table:formula="of:=[.H6]" office:value-type="float" office:value="638.04">
            <text:p>638,04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25000">
            <text:p>25000</text:p>
          </table:table-cell>
          <table:table-cell table:formula="of:=[.B31]" office:value-type="float" office:value="908.2421875">
            <text:p>908,2421875</text:p>
          </table:table-cell>
          <table:table-cell table:formula="of:=[.B7]" office:value-type="float" office:value="1005.85">
            <text:p>1005,85</text:p>
          </table:table-cell>
          <table:table-cell table:formula="of:=[.H31]" office:value-type="float" office:value="1007.17309570313">
            <text:p>1007,1730957031</text:p>
          </table:table-cell>
          <table:table-cell table:style-name="ce27" table:formula="of:=[.H7]" office:value-type="float" office:value="1017.3">
            <text:p>1017,3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30000">
            <text:p>30000</text:p>
          </table:table-cell>
          <table:table-cell table:formula="of:=[.B32]" office:value-type="float" office:value="1760.73876953125">
            <text:p>1760,7387695313</text:p>
          </table:table-cell>
          <table:table-cell table:formula="of:=[.B8]" office:value-type="float" office:value="1436.13">
            <text:p>1436,13</text:p>
          </table:table-cell>
          <table:table-cell table:formula="of:=[.H32]" office:value-type="float" office:value="1339.083984375">
            <text:p>1339,083984375</text:p>
          </table:table-cell>
          <table:table-cell table:style-name="ce27" table:formula="of:=[.H8]" office:value-type="float" office:value="1458.35">
            <text:p>1458,35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35000">
            <text:p>35000</text:p>
          </table:table-cell>
          <table:table-cell table:formula="of:=[.B33]" office:value-type="float" office:value="1827.53515625">
            <text:p>1827,53515625</text:p>
          </table:table-cell>
          <table:table-cell table:formula="of:=[.B9]" office:value-type="float" office:value="1972.83">
            <text:p>1972,83</text:p>
          </table:table-cell>
          <table:table-cell table:formula="of:=[.H33]" office:value-type="float" office:value="1837.55395507813">
            <text:p>1837,5539550781</text:p>
          </table:table-cell>
          <table:table-cell table:style-name="ce27" table:formula="of:=[.H9]" office:value-type="float" office:value="1965.17">
            <text:p>1965,17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40000">
            <text:p>40000</text:p>
          </table:table-cell>
          <table:table-cell table:formula="of:=[.B34]" office:value-type="float" office:value="2280.01098632812">
            <text:p>2280,0109863281</text:p>
          </table:table-cell>
          <table:table-cell table:formula="of:=[.B10]" office:value-type="float" office:value="2581.06">
            <text:p>2581,06</text:p>
          </table:table-cell>
          <table:table-cell table:formula="of:=[.H34]" office:value-type="float" office:value="2271.4111328125">
            <text:p>2271,4111328125</text:p>
          </table:table-cell>
          <table:table-cell table:style-name="ce27" table:formula="of:=[.H10]" office:value-type="float" office:value="2615.69">
            <text:p>2615,69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45000">
            <text:p>45000</text:p>
          </table:table-cell>
          <table:table-cell table:formula="of:=[.B35]" office:value-type="float" office:value="2872.53198242187">
            <text:p>2872,5319824219</text:p>
          </table:table-cell>
          <table:table-cell table:formula="of:=[.B11]" office:value-type="float" office:value="3291.03">
            <text:p>3291,03</text:p>
          </table:table-cell>
          <table:table-cell table:formula="of:=[.H35]" office:value-type="float" office:value="3118.23706054688">
            <text:p>3118,2370605469</text:p>
          </table:table-cell>
          <table:table-cell table:style-name="ce27" table:formula="of:=[.H11]" office:value-type="float" office:value="3286.28">
            <text:p>3286,28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50000">
            <text:p>50000</text:p>
          </table:table-cell>
          <table:table-cell table:formula="of:=[.B36]" office:value-type="float" office:value="3758.88671875">
            <text:p>3758,88671875</text:p>
          </table:table-cell>
          <table:table-cell table:formula="of:=[.B12]" office:value-type="float" office:value="4026.82">
            <text:p>4026,82</text:p>
          </table:table-cell>
          <table:table-cell table:formula="of:=[.H36]" office:value-type="float" office:value="3578.658203125">
            <text:p>3578,658203125</text:p>
          </table:table-cell>
          <table:table-cell table:style-name="ce27" table:formula="of:=[.H12]" office:value-type="float" office:value="4032.92">
            <text:p>4032,92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55000">
            <text:p>55000</text:p>
          </table:table-cell>
          <table:table-cell table:formula="of:=[.B37]" office:value-type="float" office:value="4303.94995117188">
            <text:p>4303,9499511719</text:p>
          </table:table-cell>
          <table:table-cell table:formula="of:=[.B13]" office:value-type="float" office:value="4964.73">
            <text:p>4964,73</text:p>
          </table:table-cell>
          <table:table-cell table:formula="of:=[.H37]" office:value-type="float" office:value="4313.43896484375">
            <text:p>4313,4389648438</text:p>
          </table:table-cell>
          <table:table-cell table:style-name="ce27" table:formula="of:=[.H13]" office:value-type="float" office:value="4876.35">
            <text:p>4876,35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60000">
            <text:p>60000</text:p>
          </table:table-cell>
          <table:table-cell table:formula="of:=[.B38]" office:value-type="float" office:value="5157.38793945313">
            <text:p>5157,3879394531</text:p>
          </table:table-cell>
          <table:table-cell table:formula="of:=[.B14]" office:value-type="float" office:value="5760.5">
            <text:p>5760,5</text:p>
          </table:table-cell>
          <table:table-cell table:formula="of:=[.H38]" office:value-type="float" office:value="5280.56396484375">
            <text:p>5280,5639648438</text:p>
          </table:table-cell>
          <table:table-cell table:style-name="ce27" table:formula="of:=[.H14]" office:value-type="float" office:value="6169.29">
            <text:p>6169,29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65000">
            <text:p>65000</text:p>
          </table:table-cell>
          <table:table-cell table:formula="of:=[.B39]" office:value-type="float" office:value="7113.619140625">
            <text:p>7113,619140625</text:p>
          </table:table-cell>
          <table:table-cell table:formula="of:=[.B15]" office:value-type="float" office:value="6807.03">
            <text:p>6807,03</text:p>
          </table:table-cell>
          <table:table-cell table:formula="of:=[.H39]" office:value-type="float" office:value="7493.5390625">
            <text:p>7493,5390625</text:p>
          </table:table-cell>
          <table:table-cell table:style-name="ce27" table:formula="of:=[.H15]" office:value-type="float" office:value="6842.98">
            <text:p>6842,98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70000">
            <text:p>70000</text:p>
          </table:table-cell>
          <table:table-cell table:formula="of:=[.B40]" office:value-type="float" office:value="7016.287109375">
            <text:p>7016,287109375</text:p>
          </table:table-cell>
          <table:table-cell table:formula="of:=[.B16]" office:value-type="float" office:value="7942.76">
            <text:p>7942,76</text:p>
          </table:table-cell>
          <table:table-cell table:formula="of:=[.H40]" office:value-type="float" office:value="7040.81372070313">
            <text:p>7040,8137207031</text:p>
          </table:table-cell>
          <table:table-cell table:style-name="ce27" table:formula="of:=[.H16]" office:value-type="float" office:value="7886.41">
            <text:p>7886,41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75000">
            <text:p>75000</text:p>
          </table:table-cell>
          <table:table-cell table:formula="of:=[.B41]" office:value-type="float" office:value="8036.94091796875">
            <text:p>8036,9409179688</text:p>
          </table:table-cell>
          <table:table-cell table:formula="of:=[.B17]" office:value-type="float" office:value="9002.65">
            <text:p>9002,65</text:p>
          </table:table-cell>
          <table:table-cell table:formula="of:=[.H41]" office:value-type="float" office:value="8099.1748046875">
            <text:p>8099,1748046875</text:p>
          </table:table-cell>
          <table:table-cell table:style-name="ce27" table:formula="of:=[.H17]" office:value-type="float" office:value="9136.41">
            <text:p>9136,41</text:p>
          </table:table-cell>
          <table:table-cell table:number-columns-repeated="7"/>
        </table:table-row>
        <table:table-row table:style-name="ro4">
          <table:table-cell table:number-columns-repeated="8"/>
          <table:table-cell>
            <draw:frame table:end-cell-address="Foglio1.P124" table:end-x="2.507cm" table:end-y="0.045cm" draw:z-index="5" draw:style-name="gr1" draw:text-style-name="P1" svg:width="20.581cm" svg:height="11.181cm" svg:x="0.003cm" svg:y="0.293cm">
              <draw:object draw:notify-on-update-of-ranges="Foglio1.M26:Foglio1.M26 Foglio1.M27:Foglio1.M46 Foglio1.N26:Foglio1.N26 Foglio1.N27:Foglio1.N46 Foglio1.O26:Foglio1.O26 Foglio1.O27:Foglio1.O46 Foglio1.P26:Foglio1.P26 Foglio1.P27:Foglio1.P46 Foglio1.Q26:Foglio1.Q26 Foglio1.Q27:Foglio1.Q46 Foglio1.R26:Foglio1.R26 Foglio1.R27:Foglio1.R46 Foglio1.S26:Foglio1.S26 Foglio1.S27:Foglio1.S4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  <table:table-cell table:style-name="ce16" office:value-type="float" office:value="80000">
            <text:p>80000</text:p>
          </table:table-cell>
          <table:table-cell table:formula="of:=[.B42]" office:value-type="float" office:value="9789.44409179688">
            <text:p>9789,4440917969</text:p>
          </table:table-cell>
          <table:table-cell table:formula="of:=[.B18]" office:value-type="float" office:value="10291.1">
            <text:p>10291,1</text:p>
          </table:table-cell>
          <table:table-cell table:formula="of:=[.H42]" office:value-type="float" office:value="9261.89208984375">
            <text:p>9261,8920898438</text:p>
          </table:table-cell>
          <table:table-cell table:style-name="ce27" table:formula="of:=[.H18]" office:value-type="float" office:value="10258.71">
            <text:p>10258,71</text:p>
          </table:table-cell>
          <table:table-cell table:number-columns-repeated="7"/>
        </table:table-row>
        <table:table-row table:style-name="ro4">
          <table:table-cell/>
          <table:table-cell>
            <draw:frame table:end-cell-address="Foglio1.H119" table:end-x="1.495cm" table:end-y="0.242cm" draw:z-index="4" draw:style-name="gr1" draw:text-style-name="P1" svg:width="15.984cm" svg:height="9.029cm" svg:x="0cm" svg:y="0.196cm">
              <draw:object draw:notify-on-update-of-ranges="Foglio1.M3:Foglio1.M22 Foglio1.N2:Foglio1.N2 Foglio1.N3:Foglio1.N22 Foglio1.O2:Foglio1.O2 Foglio1.O3:Foglio1.O22 Foglio1.P2:Foglio1.P2 Foglio1.P3:Foglio1.P22 Foglio1.Q2:Foglio1.Q2 Foglio1.Q3:Foglio1.Q2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1"/>
          <table:table-cell table:style-name="ce16" office:value-type="float" office:value="85000">
            <text:p>85000</text:p>
          </table:table-cell>
          <table:table-cell table:formula="of:=[.B43]" office:value-type="float" office:value="10347.3688964844">
            <text:p>10347,3688964844</text:p>
          </table:table-cell>
          <table:table-cell table:formula="of:=[.B19]" office:value-type="float" office:value="11631.15">
            <text:p>11631,15</text:p>
          </table:table-cell>
          <table:table-cell table:formula="of:=[.H43]" office:value-type="float" office:value="10336.3630371094">
            <text:p>10336,3630371094</text:p>
          </table:table-cell>
          <table:table-cell table:style-name="ce27" table:formula="of:=[.H19]" office:value-type="float" office:value="11606.41">
            <text:p>11606,41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90000">
            <text:p>90000</text:p>
          </table:table-cell>
          <table:table-cell table:formula="of:=[.B44]" office:value-type="float" office:value="11575.4721679688">
            <text:p>11575,4721679688</text:p>
          </table:table-cell>
          <table:table-cell table:formula="of:=[.B20]" office:value-type="float" office:value="13119.23">
            <text:p>13119,23</text:p>
          </table:table-cell>
          <table:table-cell table:formula="of:=[.H44]" office:value-type="float" office:value="11707.1179199219">
            <text:p>11707,1179199219</text:p>
          </table:table-cell>
          <table:table-cell table:style-name="ce27" table:formula="of:=[.H20]" office:value-type="float" office:value="12992.16">
            <text:p>12992,16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6" office:value-type="float" office:value="95000">
            <text:p>95000</text:p>
          </table:table-cell>
          <table:table-cell table:formula="of:=[.B45]" office:value-type="float" office:value="12955.9509277344">
            <text:p>12955,9509277344</text:p>
          </table:table-cell>
          <table:table-cell table:formula="of:=[.B21]" office:value-type="float" office:value="14541.02">
            <text:p>14541,02</text:p>
          </table:table-cell>
          <table:table-cell table:formula="of:=[.H45]" office:value-type="float" office:value="13311.2897949219">
            <text:p>13311,2897949219</text:p>
          </table:table-cell>
          <table:table-cell table:style-name="ce27" table:formula="of:=[.H21]" office:value-type="float" office:value="14590.67">
            <text:p>14590,67</text:p>
          </table:table-cell>
          <table:table-cell table:number-columns-repeated="7"/>
        </table:table-row>
        <table:table-row table:style-name="ro4">
          <table:table-cell table:number-columns-repeated="23"/>
          <table:table-cell table:style-name="ce11" office:value-type="float" office:value="100000">
            <text:p>100000</text:p>
          </table:table-cell>
          <table:table-cell table:style-name="ce19" table:formula="of:=[.B46]" office:value-type="float" office:value="16605.4191894531">
            <text:p>16605,4191894531</text:p>
          </table:table-cell>
          <table:table-cell table:style-name="ce19" table:formula="of:=[.B22]" office:value-type="float" office:value="16204.27">
            <text:p>16204,27</text:p>
          </table:table-cell>
          <table:table-cell table:style-name="ce19" table:formula="of:=[.H46]" office:value-type="float" office:value="14969.7658691406">
            <text:p>14969,7658691406</text:p>
          </table:table-cell>
          <table:table-cell table:style-name="ce28" table:formula="of:=[.H22]" office:value-type="float" office:value="16042.73">
            <text:p>16042,73</text:p>
          </table:table-cell>
          <table:table-cell table:number-columns-repeated="7"/>
        </table:table-row>
        <table:table-row table:style-name="ro4" table:number-rows-repeated="2">
          <table:table-cell table:number-columns-repeated="35"/>
        </table:table-row>
        <table:table-row table:style-name="ro2">
          <table:table-cell table:number-columns-repeated="15"/>
          <table:table-cell>
            <draw:frame table:end-cell-address="Foglio1.W125" table:end-x="2.606cm" table:end-y="0.27cm" draw:z-index="8" draw:style-name="gr1" draw:text-style-name="P1" svg:width="19.572cm" svg:height="9.03cm" svg:x="2.751cm" svg:y="0.223cm">
              <draw:object draw:notify-on-update-of-ranges="Foglio1.X104:Foglio1.X104 Foglio1.X105:Foglio1.X124 Foglio1.Y104:Foglio1.Y104 Foglio1.Y105:Foglio1.Y124 Foglio1.Z104:Foglio1.Z104 Foglio1.Z105:Foglio1.Z124 Foglio1.AA104:Foglio1.AA104 Foglio1.AA105:Foglio1.AA124 Foglio1.AB104:Foglio1.AB104 Foglio1.AB105:Foglio1.AB12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 table:style-name="ce17" office:value-type="string" table:number-columns-spanned="5" table:number-rows-spanned="1">
            <text:p>Insertion sort</text:p>
          </table:table-cell>
          <table:covered-table-cell table:number-columns-repeated="3" table:style-name="ce20"/>
          <table:covered-table-cell table:style-name="ce29"/>
          <table:table-cell table:number-columns-repeated="7"/>
        </table:table-row>
        <table:table-row table:style-name="ro4">
          <table:table-cell table:number-columns-repeated="23"/>
          <table:table-cell table:style-name="ce18" office:value-type="string">
            <text:p>Elementi</text:p>
          </table:table-cell>
          <table:table-cell table:style-name="ce9" office:value-type="string">
            <text:p>Java v. non ordinato</text:p>
          </table:table-cell>
          <table:table-cell table:style-name="ce9" office:value-type="string">
            <text:p>C v. non ordinato</text:p>
          </table:table-cell>
          <table:table-cell table:style-name="ce9" office:value-type="string">
            <text:p>Java v. quasi ordinato</text:p>
          </table:table-cell>
          <table:table-cell table:style-name="ce30" office:value-type="string">
            <text:p>C v. quasi ordinato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5000">
            <text:p>5000</text:p>
          </table:table-cell>
          <table:table-cell table:style-name="ce9" table:formula="of:=[.D27]" office:value-type="float" office:value="11.7431640625">
            <text:p>11,74</text:p>
          </table:table-cell>
          <table:table-cell table:style-name="ce9" table:formula="of:=[.D3]" office:value-type="float" office:value="5.18">
            <text:p>5,18</text:p>
          </table:table-cell>
          <table:table-cell table:style-name="ce9" table:formula="of:=[.J27]" office:value-type="float" office:value="0.211181640625">
            <text:p>0,21</text:p>
          </table:table-cell>
          <table:table-cell table:style-name="ce30" table:formula="of:=[.J3]" office:value-type="float" office:value="0.01">
            <text:p>0,01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10000">
            <text:p>10000</text:p>
          </table:table-cell>
          <table:table-cell table:style-name="ce9" table:formula="of:=[.D28]" office:value-type="float" office:value="25.146240234375">
            <text:p>25,15</text:p>
          </table:table-cell>
          <table:table-cell table:style-name="ce9" table:formula="of:=[.D4]" office:value-type="float" office:value="21.04">
            <text:p>21,04</text:p>
          </table:table-cell>
          <table:table-cell table:style-name="ce9" table:formula="of:=[.J28]" office:value-type="float" office:value="0.029052734375">
            <text:p>0,03</text:p>
          </table:table-cell>
          <table:table-cell table:style-name="ce30" table:formula="of:=[.J4]" office:value-type="float" office:value="0.02">
            <text:p>0,02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15000">
            <text:p>15000</text:p>
          </table:table-cell>
          <table:table-cell table:style-name="ce9" table:formula="of:=[.D29]" office:value-type="float" office:value="57.43896484375">
            <text:p>57,44</text:p>
          </table:table-cell>
          <table:table-cell table:style-name="ce9" table:formula="of:=[.D5]" office:value-type="float" office:value="53.41">
            <text:p>53,41</text:p>
          </table:table-cell>
          <table:table-cell table:style-name="ce9" table:formula="of:=[.J29]" office:value-type="float" office:value="0.041015625">
            <text:p>0,04</text:p>
          </table:table-cell>
          <table:table-cell table:style-name="ce30" table:formula="of:=[.J5]" office:value-type="float" office:value="0.03">
            <text:p>0,03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20000">
            <text:p>20000</text:p>
          </table:table-cell>
          <table:table-cell table:style-name="ce9" table:formula="of:=[.D30]" office:value-type="float" office:value="103.686767578125">
            <text:p>103,69</text:p>
          </table:table-cell>
          <table:table-cell table:style-name="ce9" table:formula="of:=[.D6]" office:value-type="float" office:value="96.45">
            <text:p>96,45</text:p>
          </table:table-cell>
          <table:table-cell table:style-name="ce9" table:formula="of:=[.J30]" office:value-type="float" office:value="0.053955078125">
            <text:p>0,05</text:p>
          </table:table-cell>
          <table:table-cell table:style-name="ce30" table:formula="of:=[.J6]" office:value-type="float" office:value="0.04">
            <text:p>0,04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25000">
            <text:p>25000</text:p>
          </table:table-cell>
          <table:table-cell table:style-name="ce9" table:formula="of:=[.D31]" office:value-type="float" office:value="206.147216796875">
            <text:p>206,15</text:p>
          </table:table-cell>
          <table:table-cell table:style-name="ce9" table:formula="of:=[.D7]" office:value-type="float" office:value="136.55">
            <text:p>136,55</text:p>
          </table:table-cell>
          <table:table-cell table:style-name="ce9" table:formula="of:=[.J31]" office:value-type="float" office:value="0.067138671875">
            <text:p>0,07</text:p>
          </table:table-cell>
          <table:table-cell table:style-name="ce30" table:formula="of:=[.J7]" office:value-type="float" office:value="0.04">
            <text:p>0,04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30000">
            <text:p>30000</text:p>
          </table:table-cell>
          <table:table-cell table:style-name="ce9" table:formula="of:=[.D32]" office:value-type="float" office:value="447.298828125">
            <text:p>447,30</text:p>
          </table:table-cell>
          <table:table-cell table:style-name="ce9" table:formula="of:=[.D8]" office:value-type="float" office:value="207.68">
            <text:p>207,68</text:p>
          </table:table-cell>
          <table:table-cell table:style-name="ce9" table:formula="of:=[.J32]" office:value-type="float" office:value="0.080810546875">
            <text:p>0,08</text:p>
          </table:table-cell>
          <table:table-cell table:style-name="ce30" table:formula="of:=[.J8]" office:value-type="float" office:value="0.3">
            <text:p>0,30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35000">
            <text:p>35000</text:p>
          </table:table-cell>
          <table:table-cell table:style-name="ce9" table:formula="of:=[.D33]" office:value-type="float" office:value="293.515869140625">
            <text:p>293,52</text:p>
          </table:table-cell>
          <table:table-cell table:style-name="ce9" table:formula="of:=[.D9]" office:value-type="float" office:value="262.45">
            <text:p>262,45</text:p>
          </table:table-cell>
          <table:table-cell table:style-name="ce9" table:formula="of:=[.J33]" office:value-type="float" office:value="0.09326171875">
            <text:p>0,09</text:p>
          </table:table-cell>
          <table:table-cell table:style-name="ce30" table:formula="of:=[.J9]" office:value-type="float" office:value="0.07">
            <text:p>0,07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40000">
            <text:p>40000</text:p>
          </table:table-cell>
          <table:table-cell table:style-name="ce9" table:formula="of:=[.D34]" office:value-type="float" office:value="386.572021484375">
            <text:p>386,57</text:p>
          </table:table-cell>
          <table:table-cell table:style-name="ce9" table:formula="of:=[.D10]" office:value-type="float" office:value="340.74">
            <text:p>340,74</text:p>
          </table:table-cell>
          <table:table-cell table:style-name="ce9" table:formula="of:=[.J34]" office:value-type="float" office:value="0.10595703125">
            <text:p>0,11</text:p>
          </table:table-cell>
          <table:table-cell table:style-name="ce30" table:formula="of:=[.J10]" office:value-type="float" office:value="0.07">
            <text:p>0,07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45000">
            <text:p>45000</text:p>
          </table:table-cell>
          <table:table-cell table:style-name="ce9" table:formula="of:=[.D35]" office:value-type="float" office:value="491.9580078125">
            <text:p>491,96</text:p>
          </table:table-cell>
          <table:table-cell table:style-name="ce9" table:formula="of:=[.D11]" office:value-type="float" office:value="435.12">
            <text:p>435,12</text:p>
          </table:table-cell>
          <table:table-cell table:style-name="ce9" table:formula="of:=[.J35]" office:value-type="float" office:value="0.214111328125">
            <text:p>0,21</text:p>
          </table:table-cell>
          <table:table-cell table:style-name="ce30" table:formula="of:=[.J11]" office:value-type="float" office:value="0.08">
            <text:p>0,08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50000">
            <text:p>50000</text:p>
          </table:table-cell>
          <table:table-cell table:style-name="ce9" table:formula="of:=[.D36]" office:value-type="float" office:value="604.462158203125">
            <text:p>604,46</text:p>
          </table:table-cell>
          <table:table-cell table:style-name="ce9" table:formula="of:=[.D12]" office:value-type="float" office:value="532.81">
            <text:p>532,81</text:p>
          </table:table-cell>
          <table:table-cell table:style-name="ce9" table:formula="of:=[.J36]" office:value-type="float" office:value="0.134033203125">
            <text:p>0,13</text:p>
          </table:table-cell>
          <table:table-cell table:style-name="ce30" table:formula="of:=[.J12]" office:value-type="float" office:value="0.12">
            <text:p>0,12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55000">
            <text:p>55000</text:p>
          </table:table-cell>
          <table:table-cell table:style-name="ce9" table:formula="of:=[.D37]" office:value-type="float" office:value="729.5380859375">
            <text:p>729,54</text:p>
          </table:table-cell>
          <table:table-cell table:style-name="ce9" table:formula="of:=[.D13]" office:value-type="float" office:value="649.63">
            <text:p>649,63</text:p>
          </table:table-cell>
          <table:table-cell table:style-name="ce9" table:formula="of:=[.J37]" office:value-type="float" office:value="0.233154296875">
            <text:p>0,23</text:p>
          </table:table-cell>
          <table:table-cell table:style-name="ce30" table:formula="of:=[.J13]" office:value-type="float" office:value="0.1">
            <text:p>0,10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60000">
            <text:p>60000</text:p>
          </table:table-cell>
          <table:table-cell table:style-name="ce9" table:formula="of:=[.D38]" office:value-type="float" office:value="875.218994140625">
            <text:p>875,22</text:p>
          </table:table-cell>
          <table:table-cell table:style-name="ce9" table:formula="of:=[.D14]" office:value-type="float" office:value="770.23">
            <text:p>770,23</text:p>
          </table:table-cell>
          <table:table-cell table:style-name="ce9" table:formula="of:=[.J38]" office:value-type="float" office:value="0.16015625">
            <text:p>0,16</text:p>
          </table:table-cell>
          <table:table-cell table:style-name="ce30" table:formula="of:=[.J14]" office:value-type="float" office:value="0.1">
            <text:p>0,10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65000">
            <text:p>65000</text:p>
          </table:table-cell>
          <table:table-cell table:style-name="ce9" table:formula="of:=[.D39]" office:value-type="float" office:value="1029.52807617188">
            <text:p>1029,53</text:p>
          </table:table-cell>
          <table:table-cell table:style-name="ce9" table:formula="of:=[.D15]" office:value-type="float" office:value="923.37">
            <text:p>923,37</text:p>
          </table:table-cell>
          <table:table-cell table:style-name="ce9" table:formula="of:=[.J39]" office:value-type="float" office:value="0.172119140625">
            <text:p>0,17</text:p>
          </table:table-cell>
          <table:table-cell table:style-name="ce30" table:formula="of:=[.J15]" office:value-type="float" office:value="0.12">
            <text:p>0,12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70000">
            <text:p>70000</text:p>
          </table:table-cell>
          <table:table-cell table:style-name="ce9" table:formula="of:=[.D40]" office:value-type="float" office:value="1230.79711914063">
            <text:p>1230,80</text:p>
          </table:table-cell>
          <table:table-cell table:style-name="ce9" table:formula="of:=[.D16]" office:value-type="float" office:value="1043.6">
            <text:p>1043,60</text:p>
          </table:table-cell>
          <table:table-cell table:style-name="ce9" table:formula="of:=[.J40]" office:value-type="float" office:value="0.18603515625">
            <text:p>0,19</text:p>
          </table:table-cell>
          <table:table-cell table:style-name="ce30" table:formula="of:=[.J16]" office:value-type="float" office:value="0.18">
            <text:p>0,18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75000">
            <text:p>75000</text:p>
          </table:table-cell>
          <table:table-cell table:style-name="ce9" table:formula="of:=[.D41]" office:value-type="float" office:value="1397.77099609375">
            <text:p>1397,77</text:p>
          </table:table-cell>
          <table:table-cell table:style-name="ce9" table:formula="of:=[.D17]" office:value-type="float" office:value="1214.38">
            <text:p>1214,38</text:p>
          </table:table-cell>
          <table:table-cell table:style-name="ce9" table:formula="of:=[.J41]" office:value-type="float" office:value="0.199951171875">
            <text:p>0,20</text:p>
          </table:table-cell>
          <table:table-cell table:style-name="ce30" table:formula="of:=[.J17]" office:value-type="float" office:value="0.13">
            <text:p>0,13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80000">
            <text:p>80000</text:p>
          </table:table-cell>
          <table:table-cell table:style-name="ce9" table:formula="of:=[.D42]" office:value-type="float" office:value="1549.84008789063">
            <text:p>1549,84</text:p>
          </table:table-cell>
          <table:table-cell table:style-name="ce9" table:formula="of:=[.D18]" office:value-type="float" office:value="1377.45">
            <text:p>1377,45</text:p>
          </table:table-cell>
          <table:table-cell table:style-name="ce9" table:formula="of:=[.J42]" office:value-type="float" office:value="0.2109375">
            <text:p>0,21</text:p>
          </table:table-cell>
          <table:table-cell table:style-name="ce30" table:formula="of:=[.J18]" office:value-type="float" office:value="0.18">
            <text:p>0,18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85000">
            <text:p>85000</text:p>
          </table:table-cell>
          <table:table-cell table:style-name="ce9" table:formula="of:=[.D43]" office:value-type="float" office:value="1748.4658203125">
            <text:p>1748,47</text:p>
          </table:table-cell>
          <table:table-cell table:style-name="ce9" table:formula="of:=[.D19]" office:value-type="float" office:value="1576.25">
            <text:p>1576,25</text:p>
          </table:table-cell>
          <table:table-cell table:style-name="ce9" table:formula="of:=[.J43]" office:value-type="float" office:value="0.225830078125">
            <text:p>0,23</text:p>
          </table:table-cell>
          <table:table-cell table:style-name="ce30" table:formula="of:=[.J19]" office:value-type="float" office:value="0.2">
            <text:p>0,20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90000">
            <text:p>90000</text:p>
          </table:table-cell>
          <table:table-cell table:style-name="ce9" table:formula="of:=[.D44]" office:value-type="float" office:value="2013.17578125">
            <text:p>2013,18</text:p>
          </table:table-cell>
          <table:table-cell table:style-name="ce9" table:formula="of:=[.D20]" office:value-type="float" office:value="1743.72">
            <text:p>1743,72</text:p>
          </table:table-cell>
          <table:table-cell table:style-name="ce9" table:formula="of:=[.J44]" office:value-type="float" office:value="0.262939453125">
            <text:p>0,26</text:p>
          </table:table-cell>
          <table:table-cell table:style-name="ce30" table:formula="of:=[.J20]" office:value-type="float" office:value="0.16">
            <text:p>0,16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95000">
            <text:p>95000</text:p>
          </table:table-cell>
          <table:table-cell table:style-name="ce9" table:formula="of:=[.D45]" office:value-type="float" office:value="2175.99682617187">
            <text:p>2176,00</text:p>
          </table:table-cell>
          <table:table-cell table:style-name="ce9" table:formula="of:=[.D21]" office:value-type="float" office:value="1935.97">
            <text:p>1935,97</text:p>
          </table:table-cell>
          <table:table-cell table:style-name="ce9" table:formula="of:=[.J45]" office:value-type="float" office:value="0.252197265625">
            <text:p>0,25</text:p>
          </table:table-cell>
          <table:table-cell table:style-name="ce30" table:formula="of:=[.J21]" office:value-type="float" office:value="0.17">
            <text:p>0,17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100000">
            <text:p>100000</text:p>
          </table:table-cell>
          <table:table-cell table:style-name="ce9" table:formula="of:=[.D46]" office:value-type="float" office:value="2407.421875">
            <text:p>2407,42</text:p>
          </table:table-cell>
          <table:table-cell table:style-name="ce9" table:formula="of:=[.D22]" office:value-type="float" office:value="2177.76">
            <text:p>2177,76</text:p>
          </table:table-cell>
          <table:table-cell table:style-name="ce9" table:formula="of:=[.J46]" office:value-type="float" office:value="0.263916015625">
            <text:p>0,26</text:p>
          </table:table-cell>
          <table:table-cell table:style-name="ce30" table:formula="of:=[.J22]" office:value-type="float" office:value="0.18">
            <text:p>0,18</text:p>
          </table:table-cell>
          <table:table-cell table:number-columns-repeated="7"/>
        </table:table-row>
        <table:table-row table:style-name="ro4">
          <table:table-cell table:number-columns-repeated="8"/>
          <table:table-cell>
            <draw:frame table:end-cell-address="Foglio1.P147" table:end-x="1.499cm" table:end-y="0.184cm" draw:z-index="9" draw:style-name="gr1" draw:text-style-name="P1" svg:width="19.572cm" svg:height="9.03cm" svg:x="0.004cm" svg:y="0.137cm">
              <draw:object draw:notify-on-update-of-ranges="Foglio1.X127:Foglio1.X127 Foglio1.X128:Foglio1.X147 Foglio1.Y127:Foglio1.Y127 Foglio1.Y128:Foglio1.Y147 Foglio1.Z127:Foglio1.Z127 Foglio1.Z128:Foglio1.Z147 Foglio1.AA127:Foglio1.AA127 Foglio1.AA128:Foglio1.AA147 Foglio1.AB127:Foglio1.AB127 Foglio1.AB128:Foglio1.AB147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6"/>
        </table:table-row>
        <table:table-row table:style-name="ro2">
          <table:table-cell table:number-columns-repeated="23"/>
          <table:table-cell table:style-name="ce17" office:value-type="string" table:number-columns-spanned="5" table:number-rows-spanned="1">
            <text:p>Merge sort</text:p>
          </table:table-cell>
          <table:covered-table-cell table:number-columns-repeated="3" table:style-name="ce20"/>
          <table:covered-table-cell table:style-name="ce29"/>
          <table:table-cell table:number-columns-repeated="7"/>
        </table:table-row>
        <table:table-row table:style-name="ro4">
          <table:table-cell table:number-columns-repeated="23"/>
          <table:table-cell table:style-name="ce18" office:value-type="string">
            <text:p>Elementi</text:p>
          </table:table-cell>
          <table:table-cell table:style-name="ce9" office:value-type="string">
            <text:p>Java v. non ordinato</text:p>
          </table:table-cell>
          <table:table-cell table:style-name="ce9" office:value-type="string">
            <text:p>C v. non ordinato</text:p>
          </table:table-cell>
          <table:table-cell table:style-name="ce9" office:value-type="string">
            <text:p>Java v. quasi ordinato</text:p>
          </table:table-cell>
          <table:table-cell table:style-name="ce30" office:value-type="string">
            <text:p>C v. quasi ordinato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5000">
            <text:p>5000</text:p>
          </table:table-cell>
          <table:table-cell table:style-name="ce9" table:formula="of:=[.E3]" office:value-type="float" office:value="0.6">
            <text:p>0,60</text:p>
          </table:table-cell>
          <table:table-cell table:style-name="ce9" table:formula="of:=[.E27]" office:value-type="float" office:value="11.283935546875">
            <text:p>11,28</text:p>
          </table:table-cell>
          <table:table-cell table:style-name="ce9" table:formula="of:=[.K27]" office:value-type="float" office:value="4.032958984375">
            <text:p>4,03</text:p>
          </table:table-cell>
          <table:table-cell table:style-name="ce30" table:formula="of:=[.K3]" office:value-type="float" office:value="0.22">
            <text:p>0,22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10000">
            <text:p>10000</text:p>
          </table:table-cell>
          <table:table-cell table:style-name="ce9" table:formula="of:=[.E4]" office:value-type="float" office:value="1.15">
            <text:p>1,15</text:p>
          </table:table-cell>
          <table:table-cell table:style-name="ce9" table:formula="of:=[.E28]" office:value-type="float" office:value="1.653076171875">
            <text:p>1,65</text:p>
          </table:table-cell>
          <table:table-cell table:style-name="ce9" table:formula="of:=[.K28]" office:value-type="float" office:value="0.624755859375">
            <text:p>0,62</text:p>
          </table:table-cell>
          <table:table-cell table:style-name="ce30" table:formula="of:=[.K4]" office:value-type="float" office:value="0.45">
            <text:p>0,45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15000">
            <text:p>15000</text:p>
          </table:table-cell>
          <table:table-cell table:style-name="ce9" table:formula="of:=[.E5]" office:value-type="float" office:value="1.82">
            <text:p>1,82</text:p>
          </table:table-cell>
          <table:table-cell table:style-name="ce9" table:formula="of:=[.E29]" office:value-type="float" office:value="2.712890625">
            <text:p>2,71</text:p>
          </table:table-cell>
          <table:table-cell table:style-name="ce9" table:formula="of:=[.K29]" office:value-type="float" office:value="0.937255859375">
            <text:p>0,94</text:p>
          </table:table-cell>
          <table:table-cell table:style-name="ce30" table:formula="of:=[.K5]" office:value-type="float" office:value="0.69">
            <text:p>0,69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20000">
            <text:p>20000</text:p>
          </table:table-cell>
          <table:table-cell table:style-name="ce9" table:formula="of:=[.E6]" office:value-type="float" office:value="2.42">
            <text:p>2,42</text:p>
          </table:table-cell>
          <table:table-cell table:style-name="ce9" table:formula="of:=[.E30]" office:value-type="float" office:value="3.9619140625">
            <text:p>3,96</text:p>
          </table:table-cell>
          <table:table-cell table:style-name="ce9" table:formula="of:=[.K30]" office:value-type="float" office:value="1.3349609375">
            <text:p>1,33</text:p>
          </table:table-cell>
          <table:table-cell table:style-name="ce30" table:formula="of:=[.K6]" office:value-type="float" office:value="0.93">
            <text:p>0,93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25000">
            <text:p>25000</text:p>
          </table:table-cell>
          <table:table-cell table:style-name="ce9" table:formula="of:=[.E7]" office:value-type="float" office:value="3.16">
            <text:p>3,16</text:p>
          </table:table-cell>
          <table:table-cell table:style-name="ce9" table:formula="of:=[.E31]" office:value-type="float" office:value="10.25732421875">
            <text:p>10,26</text:p>
          </table:table-cell>
          <table:table-cell table:style-name="ce9" table:formula="of:=[.K31]" office:value-type="float" office:value="11.862060546875">
            <text:p>11,86</text:p>
          </table:table-cell>
          <table:table-cell table:style-name="ce30" table:formula="of:=[.K7]" office:value-type="float" office:value="1.21">
            <text:p>1,21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30000">
            <text:p>30000</text:p>
          </table:table-cell>
          <table:table-cell table:style-name="ce9" table:formula="of:=[.E8]" office:value-type="float" office:value="3.77">
            <text:p>3,77</text:p>
          </table:table-cell>
          <table:table-cell table:style-name="ce9" table:formula="of:=[.E32]" office:value-type="float" office:value="5.798828125">
            <text:p>5,80</text:p>
          </table:table-cell>
          <table:table-cell table:style-name="ce9" table:formula="of:=[.K32]" office:value-type="float" office:value="2.824951171875">
            <text:p>2,82</text:p>
          </table:table-cell>
          <table:table-cell table:style-name="ce30" table:formula="of:=[.K8]" office:value-type="float" office:value="1.9">
            <text:p>1,90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35000">
            <text:p>35000</text:p>
          </table:table-cell>
          <table:table-cell table:style-name="ce9" table:formula="of:=[.E9]" office:value-type="float" office:value="4.5">
            <text:p>4,50</text:p>
          </table:table-cell>
          <table:table-cell table:style-name="ce9" table:formula="of:=[.E33]" office:value-type="float" office:value="15.02685546875">
            <text:p>15,03</text:p>
          </table:table-cell>
          <table:table-cell table:style-name="ce9" table:formula="of:=[.K33]" office:value-type="float" office:value="2.437744140625">
            <text:p>2,44</text:p>
          </table:table-cell>
          <table:table-cell table:style-name="ce30" table:formula="of:=[.K9]" office:value-type="float" office:value="1.75">
            <text:p>1,75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40000">
            <text:p>40000</text:p>
          </table:table-cell>
          <table:table-cell table:style-name="ce9" table:formula="of:=[.E10]" office:value-type="float" office:value="5.67">
            <text:p>5,67</text:p>
          </table:table-cell>
          <table:table-cell table:style-name="ce9" table:formula="of:=[.E34]" office:value-type="float" office:value="12.830322265625">
            <text:p>12,83</text:p>
          </table:table-cell>
          <table:table-cell table:style-name="ce9" table:formula="of:=[.K34]" office:value-type="float" office:value="2.93701171875">
            <text:p>2,94</text:p>
          </table:table-cell>
          <table:table-cell table:style-name="ce30" table:formula="of:=[.K10]" office:value-type="float" office:value="2">
            <text:p>2,00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45000">
            <text:p>45000</text:p>
          </table:table-cell>
          <table:table-cell table:style-name="ce9" table:formula="of:=[.E11]" office:value-type="float" office:value="8.42">
            <text:p>8,42</text:p>
          </table:table-cell>
          <table:table-cell table:style-name="ce9" table:formula="of:=[.E35]" office:value-type="float" office:value="8.5439453125">
            <text:p>8,54</text:p>
          </table:table-cell>
          <table:table-cell table:style-name="ce9" table:formula="of:=[.K35]" office:value-type="float" office:value="3.152099609375">
            <text:p>3,15</text:p>
          </table:table-cell>
          <table:table-cell table:style-name="ce30" table:formula="of:=[.K11]" office:value-type="float" office:value="2.46">
            <text:p>2,46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50000">
            <text:p>50000</text:p>
          </table:table-cell>
          <table:table-cell table:style-name="ce9" table:formula="of:=[.E12]" office:value-type="float" office:value="6.55">
            <text:p>6,55</text:p>
          </table:table-cell>
          <table:table-cell table:style-name="ce9" table:formula="of:=[.E36]" office:value-type="float" office:value="9.76904296875">
            <text:p>9,77</text:p>
          </table:table-cell>
          <table:table-cell table:style-name="ce9" table:formula="of:=[.K36]" office:value-type="float" office:value="4.220947265625">
            <text:p>4,22</text:p>
          </table:table-cell>
          <table:table-cell table:style-name="ce30" table:formula="of:=[.K12]" office:value-type="float" office:value="2.6">
            <text:p>2,60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55000">
            <text:p>55000</text:p>
          </table:table-cell>
          <table:table-cell table:style-name="ce9" table:formula="of:=[.E13]" office:value-type="float" office:value="7.33">
            <text:p>7,33</text:p>
          </table:table-cell>
          <table:table-cell table:style-name="ce9" table:formula="of:=[.E37]" office:value-type="float" office:value="13.608154296875">
            <text:p>13,61</text:p>
          </table:table-cell>
          <table:table-cell table:style-name="ce9" table:formula="of:=[.K37]" office:value-type="float" office:value="4.307861328125">
            <text:p>4,31</text:p>
          </table:table-cell>
          <table:table-cell table:style-name="ce30" table:formula="of:=[.K13]" office:value-type="float" office:value="2.84">
            <text:p>2,84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60000">
            <text:p>60000</text:p>
          </table:table-cell>
          <table:table-cell table:style-name="ce9" table:formula="of:=[.E14]" office:value-type="float" office:value="8.62">
            <text:p>8,62</text:p>
          </table:table-cell>
          <table:table-cell table:style-name="ce9" table:formula="of:=[.E38]" office:value-type="float" office:value="15.677001953125">
            <text:p>15,68</text:p>
          </table:table-cell>
          <table:table-cell table:style-name="ce9" table:formula="of:=[.K38]" office:value-type="float" office:value="4.253173828125">
            <text:p>4,25</text:p>
          </table:table-cell>
          <table:table-cell table:style-name="ce30" table:formula="of:=[.K14]" office:value-type="float" office:value="3.55">
            <text:p>3,55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65000">
            <text:p>65000</text:p>
          </table:table-cell>
          <table:table-cell table:style-name="ce9" table:formula="of:=[.E15]" office:value-type="float" office:value="8.81">
            <text:p>8,81</text:p>
          </table:table-cell>
          <table:table-cell table:style-name="ce9" table:formula="of:=[.E39]" office:value-type="float" office:value="14.69287109375">
            <text:p>14,69</text:p>
          </table:table-cell>
          <table:table-cell table:style-name="ce9" table:formula="of:=[.K39]" office:value-type="float" office:value="4.330078125">
            <text:p>4,33</text:p>
          </table:table-cell>
          <table:table-cell table:style-name="ce30" table:formula="of:=[.K15]" office:value-type="float" office:value="3.22">
            <text:p>3,22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70000">
            <text:p>70000</text:p>
          </table:table-cell>
          <table:table-cell table:style-name="ce9" table:formula="of:=[.E16]" office:value-type="float" office:value="11.27">
            <text:p>11,27</text:p>
          </table:table-cell>
          <table:table-cell table:style-name="ce9" table:formula="of:=[.E40]" office:value-type="float" office:value="14.2978515625">
            <text:p>14,30</text:p>
          </table:table-cell>
          <table:table-cell table:style-name="ce9" table:formula="of:=[.K40]" office:value-type="float" office:value="5.168212890625">
            <text:p>5,17</text:p>
          </table:table-cell>
          <table:table-cell table:style-name="ce30" table:formula="of:=[.K16]" office:value-type="float" office:value="3.58">
            <text:p>3,58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75000">
            <text:p>75000</text:p>
          </table:table-cell>
          <table:table-cell table:style-name="ce9" table:formula="of:=[.E17]" office:value-type="float" office:value="10.21">
            <text:p>10,21</text:p>
          </table:table-cell>
          <table:table-cell table:style-name="ce9" table:formula="of:=[.E41]" office:value-type="float" office:value="25.549072265625">
            <text:p>25,55</text:p>
          </table:table-cell>
          <table:table-cell table:style-name="ce9" table:formula="of:=[.K41]" office:value-type="float" office:value="6.0478515625">
            <text:p>6,05</text:p>
          </table:table-cell>
          <table:table-cell table:style-name="ce30" table:formula="of:=[.K17]" office:value-type="float" office:value="4.55">
            <text:p>4,55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80000">
            <text:p>80000</text:p>
          </table:table-cell>
          <table:table-cell table:style-name="ce9" table:formula="of:=[.E18]" office:value-type="float" office:value="12.24">
            <text:p>12,24</text:p>
          </table:table-cell>
          <table:table-cell table:style-name="ce9" table:formula="of:=[.E42]" office:value-type="float" office:value="15.47900390625">
            <text:p>15,48</text:p>
          </table:table-cell>
          <table:table-cell table:style-name="ce9" table:formula="of:=[.K42]" office:value-type="float" office:value="5.64208984375">
            <text:p>5,64</text:p>
          </table:table-cell>
          <table:table-cell table:style-name="ce30" table:formula="of:=[.K18]" office:value-type="float" office:value="10.71">
            <text:p>10,71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85000">
            <text:p>85000</text:p>
          </table:table-cell>
          <table:table-cell table:style-name="ce9" table:formula="of:=[.E19]" office:value-type="float" office:value="11.45">
            <text:p>11,45</text:p>
          </table:table-cell>
          <table:table-cell table:style-name="ce9" table:formula="of:=[.E43]" office:value-type="float" office:value="22.451904296875">
            <text:p>22,45</text:p>
          </table:table-cell>
          <table:table-cell table:style-name="ce9" table:formula="of:=[.K43]" office:value-type="float" office:value="5.835205078125">
            <text:p>5,84</text:p>
          </table:table-cell>
          <table:table-cell table:style-name="ce30" table:formula="of:=[.K19]" office:value-type="float" office:value="4.35">
            <text:p>4,35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90000">
            <text:p>90000</text:p>
          </table:table-cell>
          <table:table-cell table:style-name="ce9" table:formula="of:=[.E20]" office:value-type="float" office:value="12.29">
            <text:p>12,29</text:p>
          </table:table-cell>
          <table:table-cell table:style-name="ce9" table:formula="of:=[.E44]" office:value-type="float" office:value="17.335693359375">
            <text:p>17,34</text:p>
          </table:table-cell>
          <table:table-cell table:style-name="ce9" table:formula="of:=[.K44]" office:value-type="float" office:value="6.08203125">
            <text:p>6,08</text:p>
          </table:table-cell>
          <table:table-cell table:style-name="ce30" table:formula="of:=[.K20]" office:value-type="float" office:value="4.61">
            <text:p>4,61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95000">
            <text:p>95000</text:p>
          </table:table-cell>
          <table:table-cell table:style-name="ce9" table:formula="of:=[.E21]" office:value-type="float" office:value="19.11">
            <text:p>19,11</text:p>
          </table:table-cell>
          <table:table-cell table:style-name="ce9" table:formula="of:=[.E45]" office:value-type="float" office:value="26.546142578125">
            <text:p>26,55</text:p>
          </table:table-cell>
          <table:table-cell table:style-name="ce9" table:formula="of:=[.K45]" office:value-type="float" office:value="6.98388671875">
            <text:p>6,98</text:p>
          </table:table-cell>
          <table:table-cell table:style-name="ce30" table:formula="of:=[.K21]" office:value-type="float" office:value="12.19">
            <text:p>12,19</text:p>
          </table:table-cell>
          <table:table-cell table:number-columns-repeated="7"/>
        </table:table-row>
        <table:table-row table:style-name="ro4">
          <table:table-cell table:number-columns-repeated="23"/>
          <table:table-cell office:value-type="float" office:value="100000">
            <text:p>100000</text:p>
          </table:table-cell>
          <table:table-cell table:style-name="ce9" table:formula="of:=[.E22]" office:value-type="float" office:value="15.42">
            <text:p>15,42</text:p>
          </table:table-cell>
          <table:table-cell table:style-name="ce9" table:formula="of:=[.E46]" office:value-type="float" office:value="19.819091796875">
            <text:p>19,82</text:p>
          </table:table-cell>
          <table:table-cell table:style-name="ce9" table:formula="of:=[.K46]" office:value-type="float" office:value="8.757080078125">
            <text:p>8,76</text:p>
          </table:table-cell>
          <table:table-cell table:style-name="ce30" table:formula="of:=[.K22]" office:value-type="float" office:value="5.75">
            <text:p>5,75</text:p>
          </table:table-cell>
          <table:table-cell table:number-columns-repeated="7"/>
        </table:table-row>
      </table:table>
      <table:table table:name="Foglio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3" number:grouping="true"/>
    </number:number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5/11/2012</text:date>, <text:time>19.28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Peretti</meta:initial-creator>
    <meta:creation-date>2012-11-14T13:54:42</meta:creation-date>
    <dc:date>2012-11-15T19:28:18</dc:date>
    <dc:creator>Andrea Peretti</dc:creator>
    <meta:editing-duration>P1DT18M29S</meta:editing-duration>
    <meta:editing-cycles>7</meta:editing-cycles>
    <meta:generator>OpenOffice.org/3.4.1$Unix OpenOffice.org_project/341m1$Build-9593</meta:generator>
    <meta:document-statistic meta:table-count="3" meta:cell-count="116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9.019cm" xlink:href=".." xlink:type="simple" chart:class="chart:line" chart:style-name="ch1">
        <chart:title svg:x="1.648cm" svg:y="0.315cm" chart:style-name="ch2">
          <text:p>Tempi di esecuzione in C Array non ordinato</text:p>
        </chart:title>
        <chart:legend chart:legend-position="end" svg:x="11.633cm" svg:y="3.499cm" style:legend-expansion="high" chart:style-name="ch3"/>
        <chart:plot-area chart:style-name="ch4" table:cell-range-address="Foglio1.A2:Foglio1.E22" chart:data-source-has-labels="both" svg:x="1.317cm" svg:y="1.644cm" svg:width="9.678cm" svg:height="6.227cm">
          <chartooo:coordinate-region svg:x="3.039cm" svg:y="1.835cm" svg:width="7.852cm" svg:height="5.027cm"/>
          <chart:axis chart:dimension="x" chart:name="primary-x" chart:style-name="ch5" chartooo:axis-type="auto">
            <chartooo:date-scale/>
            <chart:title svg:x="4.851cm" svg:y="8.052cm" chart:style-name="ch6">
              <text:p>Dimensione array</text:p>
            </chart:title>
            <chart:categories table:cell-range-address="Foglio1.A3:Foglio1.A22"/>
          </chart:axis>
          <chart:axis chart:dimension="y" chart:name="primary-y" chart:style-name="ch7">
            <chart:title svg:x="0.451cm" svg:y="5.65cm" chart:style-name="ch8">
              <text:p>Tempo (ms)</text:p>
            </chart:title>
            <chart:grid chart:style-name="ch9" chart:class="major"/>
          </chart:axis>
          <chart:series chart:style-name="ch10" chart:values-cell-range-address="Foglio1.B3:Foglio1.B22" chart:label-cell-address="Foglio1.B2:Foglio1.B2" chart:class="chart:line">
            <chart:data-point chart:repeated="20"/>
          </chart:series>
          <chart:series chart:style-name="ch11" chart:values-cell-range-address="Foglio1.C3:Foglio1.C22" chart:label-cell-address="Foglio1.C2:Foglio1.C2" chart:class="chart:line">
            <chart:data-point chart:repeated="20"/>
          </chart:series>
          <chart:series chart:style-name="ch12" chart:values-cell-range-address="Foglio1.D3:Foglio1.D22" chart:label-cell-address="Foglio1.D2:Foglio1.D2" chart:class="chart:line">
            <chart:data-point chart:repeated="20"/>
          </chart:series>
          <chart:series chart:style-name="ch13" chart:values-cell-range-address="Foglio1.E3:Foglio1.E22" chart:label-cell-address="Foglio1.E2:Foglio1.E2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 </text:p>
                <draw:g>
                  <svg:desc>Foglio1.B2:Foglio1.B2</svg:desc>
                </draw:g>
              </table:table-cell>
              <table:table-cell office:value-type="string">
                <text:p>Selection sort MAX</text:p>
                <draw:g>
                  <svg:desc>Foglio1.C2:Foglio1.C2</svg:desc>
                </draw:g>
              </table:table-cell>
              <table:table-cell office:value-type="string">
                <text:p>Insertion sort</text:p>
                <draw:g>
                  <svg:desc>Foglio1.D2:Foglio1.D2</svg:desc>
                </draw:g>
              </table:table-cell>
              <table:table-cell office:value-type="string">
                <text:p>Merge sort</text:p>
                <draw:g>
                  <svg:desc>Foglio1.E2:Foglio1.E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A3:Foglio1.A22</svg:desc>
                </draw:g>
              </table:table-cell>
              <table:table-cell office:value-type="float" office:value="55.5">
                <text:p>55.5</text:p>
                <draw:g>
                  <svg:desc>Foglio1.B3:Foglio1.B22</svg:desc>
                </draw:g>
              </table:table-cell>
              <table:table-cell office:value-type="float" office:value="45.29">
                <text:p>45.29</text:p>
                <draw:g>
                  <svg:desc>Foglio1.C3:Foglio1.C22</svg:desc>
                </draw:g>
              </table:table-cell>
              <table:table-cell office:value-type="float" office:value="5.18">
                <text:p>5.18</text:p>
                <draw:g>
                  <svg:desc>Foglio1.D3:Foglio1.D22</svg:desc>
                </draw:g>
              </table:table-cell>
              <table:table-cell office:value-type="float" office:value="0.6">
                <text:p>0.6</text:p>
                <draw:g>
                  <svg:desc>Foglio1.E3:Foglio1.E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1.01">
                <text:p>161.01</text:p>
              </table:table-cell>
              <table:table-cell office:value-type="float" office:value="165.18">
                <text:p>165.18</text:p>
              </table:table-cell>
              <table:table-cell office:value-type="float" office:value="21.04">
                <text:p>21.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83.69">
                <text:p>383.69</text:p>
              </table:table-cell>
              <table:table-cell office:value-type="float" office:value="426.1">
                <text:p>426.1</text:p>
              </table:table-cell>
              <table:table-cell office:value-type="float" office:value="53.41">
                <text:p>53.4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16.19">
                <text:p>716.19</text:p>
              </table:table-cell>
              <table:table-cell office:value-type="float" office:value="718.16">
                <text:p>718.16</text:p>
              </table:table-cell>
              <table:table-cell office:value-type="float" office:value="96.45">
                <text:p>96.4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05.85">
                <text:p>1005.85</text:p>
              </table:table-cell>
              <table:table-cell office:value-type="float" office:value="1029.96">
                <text:p>1029.96</text:p>
              </table:table-cell>
              <table:table-cell office:value-type="float" office:value="136.55">
                <text:p>136.5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436.13">
                <text:p>1436.13</text:p>
              </table:table-cell>
              <table:table-cell office:value-type="float" office:value="1462.43">
                <text:p>1462.43</text:p>
              </table:table-cell>
              <table:table-cell office:value-type="float" office:value="207.68">
                <text:p>207.6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972.83">
                <text:p>1972.83</text:p>
              </table:table-cell>
              <table:table-cell office:value-type="float" office:value="1987.71">
                <text:p>1987.71</text:p>
              </table:table-cell>
              <table:table-cell office:value-type="float" office:value="262.45">
                <text:p>262.4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581.06">
                <text:p>2581.06</text:p>
              </table:table-cell>
              <table:table-cell office:value-type="float" office:value="2604.04">
                <text:p>2604.04</text:p>
              </table:table-cell>
              <table:table-cell office:value-type="float" office:value="340.74">
                <text:p>340.74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291.03">
                <text:p>3291.03</text:p>
              </table:table-cell>
              <table:table-cell office:value-type="float" office:value="3293.85">
                <text:p>3293.85</text:p>
              </table:table-cell>
              <table:table-cell office:value-type="float" office:value="435.12">
                <text:p>435.12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026.82">
                <text:p>4026.82</text:p>
              </table:table-cell>
              <table:table-cell office:value-type="float" office:value="4057.3">
                <text:p>4057.3</text:p>
              </table:table-cell>
              <table:table-cell office:value-type="float" office:value="532.81">
                <text:p>532.8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964.73">
                <text:p>4964.73</text:p>
              </table:table-cell>
              <table:table-cell office:value-type="float" office:value="4930.09">
                <text:p>4930.09</text:p>
              </table:table-cell>
              <table:table-cell office:value-type="float" office:value="649.63">
                <text:p>649.63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760.5">
                <text:p>5760.5</text:p>
              </table:table-cell>
              <table:table-cell office:value-type="float" office:value="5956.31">
                <text:p>5956.31</text:p>
              </table:table-cell>
              <table:table-cell office:value-type="float" office:value="770.23">
                <text:p>770.23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807.03">
                <text:p>6807.03</text:p>
              </table:table-cell>
              <table:table-cell office:value-type="float" office:value="7256.66">
                <text:p>7256.66</text:p>
              </table:table-cell>
              <table:table-cell office:value-type="float" office:value="923.37">
                <text:p>923.37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942.76">
                <text:p>7942.76</text:p>
              </table:table-cell>
              <table:table-cell office:value-type="float" office:value="7982.77">
                <text:p>7982.77</text:p>
              </table:table-cell>
              <table:table-cell office:value-type="float" office:value="1043.6">
                <text:p>1043.6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9002.65">
                <text:p>9002.65</text:p>
              </table:table-cell>
              <table:table-cell office:value-type="float" office:value="9132.5">
                <text:p>9132.5</text:p>
              </table:table-cell>
              <table:table-cell office:value-type="float" office:value="1214.38">
                <text:p>1214.38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0291.1">
                <text:p>10291.1</text:p>
              </table:table-cell>
              <table:table-cell office:value-type="float" office:value="10536.83">
                <text:p>10536.83</text:p>
              </table:table-cell>
              <table:table-cell office:value-type="float" office:value="1377.45">
                <text:p>1377.45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1631.15">
                <text:p>11631.15</text:p>
              </table:table-cell>
              <table:table-cell office:value-type="float" office:value="11755.68">
                <text:p>11755.68</text:p>
              </table:table-cell>
              <table:table-cell office:value-type="float" office:value="1576.25">
                <text:p>1576.25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3119.23">
                <text:p>13119.23</text:p>
              </table:table-cell>
              <table:table-cell office:value-type="float" office:value="13108.83">
                <text:p>13108.83</text:p>
              </table:table-cell>
              <table:table-cell office:value-type="float" office:value="1743.72">
                <text:p>1743.72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4541.02">
                <text:p>14541.02</text:p>
              </table:table-cell>
              <table:table-cell office:value-type="float" office:value="14691.28">
                <text:p>14691.28</text:p>
              </table:table-cell>
              <table:table-cell office:value-type="float" office:value="1935.97">
                <text:p>1935.97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204.27">
                <text:p>16204.27</text:p>
              </table:table-cell>
              <table:table-cell office:value-type="float" office:value="16246.57">
                <text:p>16246.57</text:p>
              </table:table-cell>
              <table:table-cell office:value-type="float" office:value="2177.76">
                <text:p>2177.76</text:p>
              </table:table-cell>
              <table:table-cell office:value-type="float" office:value="15.42">
                <text:p>15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cm" chart:symbol-height="0.1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1cm" chart:symbol-height="0.1cm">
        <chart:symbol-image xlink:href="Pictures/2000000D000000DD000000DD305D4BF5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1cm" chart:symbol-height="0.1cm">
        <chart:symbol-image xlink:href="Pictures/2000000D000000DD000000DD161D1637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73cm" svg:height="9.031cm" xlink:href=".." xlink:type="simple" chart:class="chart:line" chart:style-name="ch1">
        <chart:title svg:x="2.799cm" svg:y="0.315cm" chart:style-name="ch2">
          <text:p>Tempi di esecuzione Merge sort</text:p>
        </chart:title>
        <chart:legend chart:legend-position="end" svg:x="14.82cm" svg:y="3.505cm" style:legend-expansion="high" chart:style-name="ch3"/>
        <chart:plot-area chart:style-name="ch4" table:cell-range-address="Foglio1.X127:Foglio1.AB147" chart:data-source-has-labels="both" svg:x="1.389cm" svg:y="1.644cm" svg:width="12.649cm" svg:height="6.239cm">
          <chartooo:coordinate-region svg:x="2.531cm" svg:y="1.834cm" svg:width="10.916cm" svg:height="5.04cm"/>
          <chart:axis chart:dimension="x" chart:name="primary-x" chart:style-name="ch5" chartooo:axis-type="auto">
            <chartooo:date-scale/>
            <chart:title svg:x="6.408cm" svg:y="8.064cm" chart:style-name="ch6">
              <text:p>Dimensione array</text:p>
            </chart:title>
            <chart:categories table:cell-range-address="Foglio1.X128:Foglio1.X147"/>
          </chart:axis>
          <chart:axis chart:dimension="y" chart:name="primary-y" chart:style-name="ch7">
            <chart:title svg:x="0.451cm" svg:y="5.656cm" chart:style-name="ch8">
              <text:p>Tempo (ms)</text:p>
            </chart:title>
            <chart:grid chart:style-name="ch9" chart:class="major"/>
          </chart:axis>
          <chart:series chart:style-name="ch10" chart:values-cell-range-address="Foglio1.Y128:Foglio1.Y147" chart:label-cell-address="Foglio1.Y127:Foglio1.Y127" chart:class="chart:line">
            <chart:data-point chart:repeated="20"/>
          </chart:series>
          <chart:series chart:style-name="ch11" chart:values-cell-range-address="Foglio1.Z128:Foglio1.Z147" chart:label-cell-address="Foglio1.Z127:Foglio1.Z127" chart:class="chart:line">
            <chart:data-point chart:repeated="20"/>
          </chart:series>
          <chart:series chart:style-name="ch12" chart:values-cell-range-address="Foglio1.AA128:Foglio1.AA147" chart:label-cell-address="Foglio1.AA127:Foglio1.AA127" chart:class="chart:line">
            <chart:data-point chart:repeated="20"/>
          </chart:series>
          <chart:series chart:style-name="ch13" chart:values-cell-range-address="Foglio1.AB128:Foglio1.AB147" chart:label-cell-address="Foglio1.AB127:Foglio1.AB127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v. non ordinato</text:p>
                <draw:g>
                  <svg:desc>Foglio1.Y127:Foglio1.Y127</svg:desc>
                </draw:g>
              </table:table-cell>
              <table:table-cell office:value-type="string">
                <text:p>C v. non ordinato</text:p>
                <draw:g>
                  <svg:desc>Foglio1.Z127:Foglio1.Z127</svg:desc>
                </draw:g>
              </table:table-cell>
              <table:table-cell office:value-type="string">
                <text:p>Java v. quasi ordinato</text:p>
                <draw:g>
                  <svg:desc>Foglio1.AA127:Foglio1.AA127</svg:desc>
                </draw:g>
              </table:table-cell>
              <table:table-cell office:value-type="string">
                <text:p>C v. quasi ordinato</text:p>
                <draw:g>
                  <svg:desc>Foglio1.AB127:Foglio1.AB127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X128:Foglio1.X147</svg:desc>
                </draw:g>
              </table:table-cell>
              <table:table-cell office:value-type="float" office:value="0.6">
                <text:p>0.6</text:p>
                <draw:g>
                  <svg:desc>Foglio1.Y128:Foglio1.Y147</svg:desc>
                </draw:g>
              </table:table-cell>
              <table:table-cell office:value-type="float" office:value="11.283935546875">
                <text:p>11.283935546875</text:p>
                <draw:g>
                  <svg:desc>Foglio1.Z128:Foglio1.Z147</svg:desc>
                </draw:g>
              </table:table-cell>
              <table:table-cell office:value-type="float" office:value="4.032958984375">
                <text:p>4.032958984375</text:p>
                <draw:g>
                  <svg:desc>Foglio1.AA128:Foglio1.AA147</svg:desc>
                </draw:g>
              </table:table-cell>
              <table:table-cell office:value-type="float" office:value="0.22">
                <text:p>0.22</text:p>
                <draw:g>
                  <svg:desc>Foglio1.AB128:Foglio1.AB14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">
                <text:p>1.15</text:p>
              </table:table-cell>
              <table:table-cell office:value-type="float" office:value="1.653076171875">
                <text:p>1.653076171875</text:p>
              </table:table-cell>
              <table:table-cell office:value-type="float" office:value="0.624755859375">
                <text:p>0.62475585937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82">
                <text:p>1.82</text:p>
              </table:table-cell>
              <table:table-cell office:value-type="float" office:value="2.712890625">
                <text:p>2.712890625</text:p>
              </table:table-cell>
              <table:table-cell office:value-type="float" office:value="0.937255859375">
                <text:p>0.93725585937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42">
                <text:p>2.42</text:p>
              </table:table-cell>
              <table:table-cell office:value-type="float" office:value="3.9619140625">
                <text:p>3.9619140625</text:p>
              </table:table-cell>
              <table:table-cell office:value-type="float" office:value="1.3349609375">
                <text:p>1.334960937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16">
                <text:p>3.16</text:p>
              </table:table-cell>
              <table:table-cell office:value-type="float" office:value="10.25732421875">
                <text:p>10.25732421875</text:p>
              </table:table-cell>
              <table:table-cell office:value-type="float" office:value="11.862060546875">
                <text:p>11.86206054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.77">
                <text:p>3.77</text:p>
              </table:table-cell>
              <table:table-cell office:value-type="float" office:value="5.798828125">
                <text:p>5.798828125</text:p>
              </table:table-cell>
              <table:table-cell office:value-type="float" office:value="2.824951171875">
                <text:p>2.8249511718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.5">
                <text:p>4.5</text:p>
              </table:table-cell>
              <table:table-cell office:value-type="float" office:value="15.02685546875">
                <text:p>15.02685546875</text:p>
              </table:table-cell>
              <table:table-cell office:value-type="float" office:value="2.437744140625">
                <text:p>2.4377441406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.67">
                <text:p>5.67</text:p>
              </table:table-cell>
              <table:table-cell office:value-type="float" office:value="12.830322265625">
                <text:p>12.830322265625</text:p>
              </table:table-cell>
              <table:table-cell office:value-type="float" office:value="2.93701171875">
                <text:p>2.93701171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.42">
                <text:p>8.42</text:p>
              </table:table-cell>
              <table:table-cell office:value-type="float" office:value="8.5439453125">
                <text:p>8.5439453125</text:p>
              </table:table-cell>
              <table:table-cell office:value-type="float" office:value="3.152099609375">
                <text:p>3.152099609375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.55">
                <text:p>6.55</text:p>
              </table:table-cell>
              <table:table-cell office:value-type="float" office:value="9.76904296875">
                <text:p>9.76904296875</text:p>
              </table:table-cell>
              <table:table-cell office:value-type="float" office:value="4.220947265625">
                <text:p>4.2209472656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.33">
                <text:p>7.33</text:p>
              </table:table-cell>
              <table:table-cell office:value-type="float" office:value="13.608154296875">
                <text:p>13.608154296875</text:p>
              </table:table-cell>
              <table:table-cell office:value-type="float" office:value="4.307861328125">
                <text:p>4.30786132812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.62">
                <text:p>8.62</text:p>
              </table:table-cell>
              <table:table-cell office:value-type="float" office:value="15.677001953125">
                <text:p>15.677001953125</text:p>
              </table:table-cell>
              <table:table-cell office:value-type="float" office:value="4.253173828125">
                <text:p>4.2531738281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8.81">
                <text:p>8.81</text:p>
              </table:table-cell>
              <table:table-cell office:value-type="float" office:value="14.69287109375">
                <text:p>14.69287109375</text:p>
              </table:table-cell>
              <table:table-cell office:value-type="float" office:value="4.330078125">
                <text:p>4.33007812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1.27">
                <text:p>11.27</text:p>
              </table:table-cell>
              <table:table-cell office:value-type="float" office:value="14.2978515625">
                <text:p>14.2978515625</text:p>
              </table:table-cell>
              <table:table-cell office:value-type="float" office:value="5.168212890625">
                <text:p>5.168212890625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.21">
                <text:p>10.21</text:p>
              </table:table-cell>
              <table:table-cell office:value-type="float" office:value="25.549072265625">
                <text:p>25.549072265625</text:p>
              </table:table-cell>
              <table:table-cell office:value-type="float" office:value="6.0478515625">
                <text:p>6.047851562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2.24">
                <text:p>12.24</text:p>
              </table:table-cell>
              <table:table-cell office:value-type="float" office:value="15.47900390625">
                <text:p>15.47900390625</text:p>
              </table:table-cell>
              <table:table-cell office:value-type="float" office:value="5.64208984375">
                <text:p>5.64208984375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1.45">
                <text:p>11.45</text:p>
              </table:table-cell>
              <table:table-cell office:value-type="float" office:value="22.451904296875">
                <text:p>22.451904296875</text:p>
              </table:table-cell>
              <table:table-cell office:value-type="float" office:value="5.835205078125">
                <text:p>5.83520507812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.29">
                <text:p>12.29</text:p>
              </table:table-cell>
              <table:table-cell office:value-type="float" office:value="17.335693359375">
                <text:p>17.335693359375</text:p>
              </table:table-cell>
              <table:table-cell office:value-type="float" office:value="6.08203125">
                <text:p>6.0820312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9.11">
                <text:p>19.11</text:p>
              </table:table-cell>
              <table:table-cell office:value-type="float" office:value="26.546142578125">
                <text:p>26.546142578125</text:p>
              </table:table-cell>
              <table:table-cell office:value-type="float" office:value="6.98388671875">
                <text:p>6.98388671875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42">
                <text:p>15.42</text:p>
              </table:table-cell>
              <table:table-cell office:value-type="float" office:value="19.819091796875">
                <text:p>19.819091796875</text:p>
              </table:table-cell>
              <table:table-cell office:value-type="float" office:value="8.757080078125">
                <text:p>8.757080078125</text:p>
              </table:table-cell>
              <table:table-cell office:value-type="float" office:value="5.75">
                <text:p>5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15cm" chart:symbol-height="0.1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82cm" svg:height="11.168cm" xlink:href=".." xlink:type="simple" chart:class="chart:line" chart:style-name="ch1">
        <chart:title svg:x="7.423cm" svg:y="0.358cm" chart:style-name="ch2">
          <text:p>Tempi previsti insertion sort</text:p>
        </chart:title>
        <chart:legend chart:legend-position="end" svg:x="18.013cm" svg:y="5.054cm" style:legend-expansion="high" chart:style-name="ch3"/>
        <chart:plot-area chart:style-name="ch4" table:cell-range-address="Foglio1.AA2:Foglio1.AC6" chart:data-source-has-labels="both" svg:x="1.207cm" svg:y="0.94cm" svg:width="15.516cm" svg:height="9.218cm">
          <chartooo:coordinate-region svg:x="2.639cm" svg:y="1.13cm" svg:width="13.492cm" svg:height="8.399cm"/>
          <chart:axis chart:dimension="x" chart:name="primary-x" chart:style-name="ch5" chartooo:axis-type="auto">
            <chartooo:date-scale/>
            <chart:title svg:x="7.66cm" svg:y="10.382cm" chart:style-name="ch6">
              <text:p>Dimensione array</text:p>
            </chart:title>
            <chart:categories table:cell-range-address="Foglio1.AA3:Foglio1.AA6"/>
          </chart:axis>
          <chart:axis chart:dimension="y" chart:name="primary-y" chart:style-name="ch5">
            <chart:title svg:x="0.249cm" svg:y="6.442cm" chart:style-name="ch7">
              <text:p>Tempo (ms)</text:p>
            </chart:title>
            <chart:grid chart:style-name="ch8" chart:class="major"/>
          </chart:axis>
          <chart:series chart:style-name="ch9" chart:values-cell-range-address="Foglio1.AB3:Foglio1.AB6" chart:label-cell-address="Foglio1.AB2:Foglio1.AB2" chart:class="chart:line">
            <chart:data-point chart:repeated="4"/>
          </chart:series>
          <chart:series chart:style-name="ch10" chart:values-cell-range-address="Foglio1.AC3:Foglio1.AC6" chart:label-cell-address="Foglio1.AC2:Foglio1.AC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ci</text:p>
                <draw:g>
                  <svg:desc>Foglio1.AB2:Foglio1.AB2</svg:desc>
                </draw:g>
              </table:table-cell>
              <table:table-cell office:value-type="string">
                <text:p>Misurati</text:p>
                <draw:g>
                  <svg:desc>Foglio1.AC2:Foglio1.AC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Foglio1.AA3:Foglio1.AA6</svg:desc>
                </draw:g>
              </table:table-cell>
              <table:table-cell office:value-type="float" office:value="3479.07">
                <text:p>3479.07</text:p>
                <draw:g>
                  <svg:desc>Foglio1.AB3:Foglio1.AB6</svg:desc>
                </draw:g>
              </table:table-cell>
              <table:table-cell office:value-type="float" office:value="3479.07">
                <text:p>3479.07</text:p>
                <draw:g>
                  <svg:desc>Foglio1.AC3:Foglio1.AC6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3916.28">
                <text:p>13916.28</text:p>
              </table:table-cell>
              <table:table-cell office:value-type="float" office:value="12776.83">
                <text:p>12776.8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5665.12">
                <text:p>55665.12</text:p>
              </table:table-cell>
              <table:table-cell office:value-type="float" office:value="55182.43">
                <text:p>55182.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22660.48">
                <text:p>222660.48</text:p>
              </table:table-cell>
              <table:table-cell office:value-type="float" office:value="200258.12">
                <text:p>200258.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73cm" svg:height="9.019cm" xlink:href=".." xlink:type="simple" chart:class="chart:line" chart:style-name="ch1">
        <chart:title svg:x="3.585cm" svg:y="0.315cm" chart:style-name="ch2">
          <text:p>Tempi di esecuzione in Java Array non ordinato</text:p>
        </chart:title>
        <chart:legend chart:legend-position="end" svg:x="15.221cm" svg:y="3.499cm" style:legend-expansion="high" chart:style-name="ch3"/>
        <chart:plot-area chart:style-name="ch4" table:cell-range-address="Foglio1.A26:Foglio1.E46" chart:data-source-has-labels="both" svg:x="1.389cm" svg:y="1.644cm" svg:width="13.05cm" svg:height="6.227cm">
          <chartooo:coordinate-region svg:x="3.111cm" svg:y="1.835cm" svg:width="10.736cm" svg:height="5.027cm"/>
          <chart:axis chart:dimension="x" chart:name="primary-x" chart:style-name="ch5" chartooo:axis-type="auto">
            <chartooo:date-scale/>
            <chart:title svg:x="6.609cm" svg:y="8.052cm" chart:style-name="ch6">
              <text:p>Dimensione array</text:p>
            </chart:title>
            <chart:categories table:cell-range-address="Foglio1.A27:Foglio1.A46"/>
          </chart:axis>
          <chart:axis chart:dimension="y" chart:name="primary-y" chart:style-name="ch7">
            <chart:title svg:x="0.451cm" svg:y="5.65cm" chart:style-name="ch8">
              <text:p>Tempo (ms)</text:p>
            </chart:title>
            <chart:grid chart:style-name="ch9" chart:class="major"/>
          </chart:axis>
          <chart:series chart:style-name="ch10" chart:values-cell-range-address="Foglio1.B27:Foglio1.B46" chart:label-cell-address="Foglio1.B26:Foglio1.B26" chart:class="chart:line">
            <chart:data-point chart:repeated="20"/>
          </chart:series>
          <chart:series chart:style-name="ch11" chart:values-cell-range-address="Foglio1.C27:Foglio1.C46" chart:label-cell-address="Foglio1.C26:Foglio1.C26" chart:class="chart:line">
            <chart:data-point chart:repeated="20"/>
          </chart:series>
          <chart:series chart:style-name="ch12" chart:values-cell-range-address="Foglio1.D27:Foglio1.D46" chart:label-cell-address="Foglio1.D26:Foglio1.D26" chart:class="chart:line">
            <chart:data-point chart:repeated="20"/>
          </chart:series>
          <chart:series chart:style-name="ch13" chart:values-cell-range-address="Foglio1.E27:Foglio1.E46" chart:label-cell-address="Foglio1.E26:Foglio1.E26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 </text:p>
                <draw:g>
                  <svg:desc>Foglio1.B26:Foglio1.B26</svg:desc>
                </draw:g>
              </table:table-cell>
              <table:table-cell office:value-type="string">
                <text:p>Selection sort MAX</text:p>
                <draw:g>
                  <svg:desc>Foglio1.C26:Foglio1.C26</svg:desc>
                </draw:g>
              </table:table-cell>
              <table:table-cell office:value-type="string">
                <text:p>Insertion sort</text:p>
                <draw:g>
                  <svg:desc>Foglio1.D26:Foglio1.D26</svg:desc>
                </draw:g>
              </table:table-cell>
              <table:table-cell office:value-type="string">
                <text:p>Merge sort</text:p>
                <draw:g>
                  <svg:desc>Foglio1.E26:Foglio1.E26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A27:Foglio1.A46</svg:desc>
                </draw:g>
              </table:table-cell>
              <table:table-cell office:value-type="float" office:value="53.876953125">
                <text:p>53.876953125</text:p>
                <draw:g>
                  <svg:desc>Foglio1.B27:Foglio1.B46</svg:desc>
                </draw:g>
              </table:table-cell>
              <table:table-cell office:value-type="float" office:value="48.537109375">
                <text:p>48.537109375</text:p>
                <draw:g>
                  <svg:desc>Foglio1.C27:Foglio1.C46</svg:desc>
                </draw:g>
              </table:table-cell>
              <table:table-cell office:value-type="float" office:value="11.7431640625">
                <text:p>11.7431640625</text:p>
                <draw:g>
                  <svg:desc>Foglio1.D27:Foglio1.D46</svg:desc>
                </draw:g>
              </table:table-cell>
              <table:table-cell office:value-type="float" office:value="11.283935546875">
                <text:p>11.283935546875</text:p>
                <draw:g>
                  <svg:desc>Foglio1.E27:Foglio1.E4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3.2197265625">
                <text:p>143.2197265625</text:p>
              </table:table-cell>
              <table:table-cell office:value-type="float" office:value="134.204833984375">
                <text:p>134.204833984375</text:p>
              </table:table-cell>
              <table:table-cell office:value-type="float" office:value="25.146240234375">
                <text:p>25.146240234375</text:p>
              </table:table-cell>
              <table:table-cell office:value-type="float" office:value="1.653076171875">
                <text:p>1.6530761718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18.509033203125">
                <text:p>318.509033203125</text:p>
              </table:table-cell>
              <table:table-cell office:value-type="float" office:value="298.64892578125">
                <text:p>298.64892578125</text:p>
              </table:table-cell>
              <table:table-cell office:value-type="float" office:value="57.43896484375">
                <text:p>57.43896484375</text:p>
              </table:table-cell>
              <table:table-cell office:value-type="float" office:value="2.712890625">
                <text:p>2.7128906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03.400390625">
                <text:p>603.400390625</text:p>
              </table:table-cell>
              <table:table-cell office:value-type="float" office:value="567.705810546875">
                <text:p>567.705810546875</text:p>
              </table:table-cell>
              <table:table-cell office:value-type="float" office:value="103.686767578125">
                <text:p>103.686767578125</text:p>
              </table:table-cell>
              <table:table-cell office:value-type="float" office:value="3.9619140625">
                <text:p>3.961914062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908.2421875">
                <text:p>908.2421875</text:p>
              </table:table-cell>
              <table:table-cell office:value-type="float" office:value="841.12158203125">
                <text:p>841.12158203125</text:p>
              </table:table-cell>
              <table:table-cell office:value-type="float" office:value="206.147216796875">
                <text:p>206.147216796875</text:p>
              </table:table-cell>
              <table:table-cell office:value-type="float" office:value="10.25732421875">
                <text:p>10.257324218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60.73876953125">
                <text:p>1760.73876953125</text:p>
              </table:table-cell>
              <table:table-cell office:value-type="float" office:value="1216.2431640625">
                <text:p>1216.2431640625</text:p>
              </table:table-cell>
              <table:table-cell office:value-type="float" office:value="447.298828125">
                <text:p>447.298828125</text:p>
              </table:table-cell>
              <table:table-cell office:value-type="float" office:value="5.798828125">
                <text:p>5.7988281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827.53515625">
                <text:p>1827.53515625</text:p>
              </table:table-cell>
              <table:table-cell office:value-type="float" office:value="1721.35498046875">
                <text:p>1721.35498046875</text:p>
              </table:table-cell>
              <table:table-cell office:value-type="float" office:value="293.515869140625">
                <text:p>293.515869140625</text:p>
              </table:table-cell>
              <table:table-cell office:value-type="float" office:value="15.02685546875">
                <text:p>15.026855468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280.01098632812">
                <text:p>2280.01098632812</text:p>
              </table:table-cell>
              <table:table-cell office:value-type="float" office:value="2217.7421875">
                <text:p>2217.7421875</text:p>
              </table:table-cell>
              <table:table-cell office:value-type="float" office:value="386.572021484375">
                <text:p>386.572021484375</text:p>
              </table:table-cell>
              <table:table-cell office:value-type="float" office:value="12.830322265625">
                <text:p>12.83032226562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872.53198242187">
                <text:p>2872.53198242187</text:p>
              </table:table-cell>
              <table:table-cell office:value-type="float" office:value="2857.72485351562">
                <text:p>2857.72485351562</text:p>
              </table:table-cell>
              <table:table-cell office:value-type="float" office:value="491.9580078125">
                <text:p>491.9580078125</text:p>
              </table:table-cell>
              <table:table-cell office:value-type="float" office:value="8.5439453125">
                <text:p>8.543945312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58.88671875">
                <text:p>3758.88671875</text:p>
              </table:table-cell>
              <table:table-cell office:value-type="float" office:value="3366.80395507812">
                <text:p>3366.80395507812</text:p>
              </table:table-cell>
              <table:table-cell office:value-type="float" office:value="604.462158203125">
                <text:p>604.462158203125</text:p>
              </table:table-cell>
              <table:table-cell office:value-type="float" office:value="9.76904296875">
                <text:p>9.7690429687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303.94995117188">
                <text:p>4303.94995117188</text:p>
              </table:table-cell>
              <table:table-cell office:value-type="float" office:value="4193.14306640625">
                <text:p>4193.14306640625</text:p>
              </table:table-cell>
              <table:table-cell office:value-type="float" office:value="729.5380859375">
                <text:p>729.5380859375</text:p>
              </table:table-cell>
              <table:table-cell office:value-type="float" office:value="13.608154296875">
                <text:p>13.60815429687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157.38793945313">
                <text:p>5157.38793945313</text:p>
              </table:table-cell>
              <table:table-cell office:value-type="float" office:value="4831.01708984375">
                <text:p>4831.01708984375</text:p>
              </table:table-cell>
              <table:table-cell office:value-type="float" office:value="875.218994140625">
                <text:p>875.218994140625</text:p>
              </table:table-cell>
              <table:table-cell office:value-type="float" office:value="15.677001953125">
                <text:p>15.67700195312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7113.619140625">
                <text:p>7113.619140625</text:p>
              </table:table-cell>
              <table:table-cell office:value-type="float" office:value="5738.49291992187">
                <text:p>5738.49291992187</text:p>
              </table:table-cell>
              <table:table-cell office:value-type="float" office:value="1029.52807617188">
                <text:p>1029.52807617188</text:p>
              </table:table-cell>
              <table:table-cell office:value-type="float" office:value="14.69287109375">
                <text:p>14.6928710937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16.287109375">
                <text:p>7016.287109375</text:p>
              </table:table-cell>
              <table:table-cell office:value-type="float" office:value="6574.96606445313">
                <text:p>6574.96606445313</text:p>
              </table:table-cell>
              <table:table-cell office:value-type="float" office:value="1230.79711914063">
                <text:p>1230.79711914063</text:p>
              </table:table-cell>
              <table:table-cell office:value-type="float" office:value="14.2978515625">
                <text:p>14.297851562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036.94091796875">
                <text:p>8036.94091796875</text:p>
              </table:table-cell>
              <table:table-cell office:value-type="float" office:value="7658.40307617188">
                <text:p>7658.40307617188</text:p>
              </table:table-cell>
              <table:table-cell office:value-type="float" office:value="1397.77099609375">
                <text:p>1397.77099609375</text:p>
              </table:table-cell>
              <table:table-cell office:value-type="float" office:value="25.549072265625">
                <text:p>25.54907226562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789.44409179688">
                <text:p>9789.44409179688</text:p>
              </table:table-cell>
              <table:table-cell office:value-type="float" office:value="8849.55883789062">
                <text:p>8849.55883789062</text:p>
              </table:table-cell>
              <table:table-cell office:value-type="float" office:value="1549.84008789063">
                <text:p>1549.84008789063</text:p>
              </table:table-cell>
              <table:table-cell office:value-type="float" office:value="15.47900390625">
                <text:p>15.4790039062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0347.3688964844">
                <text:p>10347.3688964844</text:p>
              </table:table-cell>
              <table:table-cell office:value-type="float" office:value="10186.8969726563">
                <text:p>10186.8969726563</text:p>
              </table:table-cell>
              <table:table-cell office:value-type="float" office:value="1748.4658203125">
                <text:p>1748.4658203125</text:p>
              </table:table-cell>
              <table:table-cell office:value-type="float" office:value="22.451904296875">
                <text:p>22.45190429687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1575.4721679688">
                <text:p>11575.4721679688</text:p>
              </table:table-cell>
              <table:table-cell office:value-type="float" office:value="11178.3090820313">
                <text:p>11178.3090820313</text:p>
              </table:table-cell>
              <table:table-cell office:value-type="float" office:value="2013.17578125">
                <text:p>2013.17578125</text:p>
              </table:table-cell>
              <table:table-cell office:value-type="float" office:value="17.335693359375">
                <text:p>17.335693359375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2955.9509277344">
                <text:p>12955.9509277344</text:p>
              </table:table-cell>
              <table:table-cell office:value-type="float" office:value="12346.4890136719">
                <text:p>12346.4890136719</text:p>
              </table:table-cell>
              <table:table-cell office:value-type="float" office:value="2175.99682617187">
                <text:p>2175.99682617187</text:p>
              </table:table-cell>
              <table:table-cell office:value-type="float" office:value="26.546142578125">
                <text:p>26.5461425781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605.4191894531">
                <text:p>16605.4191894531</text:p>
              </table:table-cell>
              <table:table-cell office:value-type="float" office:value="13589.3979492188">
                <text:p>13589.3979492188</text:p>
              </table:table-cell>
              <table:table-cell office:value-type="float" office:value="2407.421875">
                <text:p>2407.421875</text:p>
              </table:table-cell>
              <table:table-cell office:value-type="float" office:value="19.819091796875">
                <text:p>19.8190917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9.031cm" xlink:href=".." xlink:type="simple" chart:class="chart:line" chart:style-name="ch1">
        <chart:title svg:x="1.26cm" svg:y="0.383cm" chart:style-name="ch2">
          <text:p>Tempi di esecuzione in C Array quasi ordinato</text:p>
        </chart:title>
        <chart:legend chart:legend-position="end" svg:x="11.633cm" svg:y="3.505cm" style:legend-expansion="high" chart:style-name="ch3"/>
        <chart:plot-area chart:style-name="ch4" table:cell-range-address="Foglio1.G2:Foglio1.K22" chart:data-source-has-labels="both" svg:x="1.317cm" svg:y="1.644cm" svg:width="9.678cm" svg:height="6.239cm">
          <chartooo:coordinate-region svg:x="3.039cm" svg:y="1.835cm" svg:width="7.852cm" svg:height="5.039cm"/>
          <chart:axis chart:dimension="x" chart:name="primary-x" chart:style-name="ch5" chartooo:axis-type="auto">
            <chartooo:date-scale/>
            <chart:title svg:x="4.851cm" svg:y="8.064cm" chart:style-name="ch6">
              <text:p>Dimensione array</text:p>
            </chart:title>
            <chart:categories table:cell-range-address="Foglio1.G3:Foglio1.G22"/>
          </chart:axis>
          <chart:axis chart:dimension="y" chart:name="primary-y" chart:style-name="ch7">
            <chart:title svg:x="0.451cm" svg:y="5.656cm" chart:style-name="ch8">
              <text:p>Tempo (ms)</text:p>
            </chart:title>
            <chart:grid chart:style-name="ch9" chart:class="major"/>
          </chart:axis>
          <chart:series chart:style-name="ch10" chart:values-cell-range-address="Foglio1.H3:Foglio1.H22" chart:label-cell-address="Foglio1.H2:Foglio1.H2" chart:class="chart:line">
            <chart:data-point chart:repeated="20"/>
          </chart:series>
          <chart:series chart:style-name="ch11" chart:values-cell-range-address="Foglio1.I3:Foglio1.I22" chart:label-cell-address="Foglio1.I2:Foglio1.I2" chart:class="chart:line">
            <chart:data-point chart:repeated="20"/>
          </chart:series>
          <chart:series chart:style-name="ch12" chart:values-cell-range-address="Foglio1.J3:Foglio1.J22" chart:label-cell-address="Foglio1.J2:Foglio1.J2" chart:class="chart:line">
            <chart:data-point chart:repeated="20"/>
          </chart:series>
          <chart:series chart:style-name="ch13" chart:values-cell-range-address="Foglio1.K3:Foglio1.K22" chart:label-cell-address="Foglio1.K2:Foglio1.K2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 </text:p>
                <draw:g>
                  <svg:desc>Foglio1.H2:Foglio1.H2</svg:desc>
                </draw:g>
              </table:table-cell>
              <table:table-cell office:value-type="string">
                <text:p>Selection sort MAX</text:p>
                <draw:g>
                  <svg:desc>Foglio1.I2:Foglio1.I2</svg:desc>
                </draw:g>
              </table:table-cell>
              <table:table-cell office:value-type="string">
                <text:p>Insertion sort</text:p>
                <draw:g>
                  <svg:desc>Foglio1.J2:Foglio1.J2</svg:desc>
                </draw:g>
              </table:table-cell>
              <table:table-cell office:value-type="string">
                <text:p>Merge sort</text:p>
                <draw:g>
                  <svg:desc>Foglio1.K2:Foglio1.K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G3:Foglio1.G22</svg:desc>
                </draw:g>
              </table:table-cell>
              <table:table-cell office:value-type="float" office:value="41.93">
                <text:p>41.93</text:p>
                <draw:g>
                  <svg:desc>Foglio1.H3:Foglio1.H22</svg:desc>
                </draw:g>
              </table:table-cell>
              <table:table-cell office:value-type="float" office:value="40.72">
                <text:p>40.72</text:p>
                <draw:g>
                  <svg:desc>Foglio1.I3:Foglio1.I22</svg:desc>
                </draw:g>
              </table:table-cell>
              <table:table-cell office:value-type="float" office:value="0.01">
                <text:p>0.01</text:p>
                <draw:g>
                  <svg:desc>Foglio1.J3:Foglio1.J22</svg:desc>
                </draw:g>
              </table:table-cell>
              <table:table-cell office:value-type="float" office:value="0.22">
                <text:p>0.22</text:p>
                <draw:g>
                  <svg:desc>Foglio1.K3:Foglio1.K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0.37">
                <text:p>160.37</text:p>
              </table:table-cell>
              <table:table-cell office:value-type="float" office:value="179.19">
                <text:p>179.19</text:p>
              </table:table-cell>
              <table:table-cell office:value-type="float" office:value="0.02">
                <text:p>0.0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81.06">
                <text:p>381.06</text:p>
              </table:table-cell>
              <table:table-cell office:value-type="float" office:value="365.76">
                <text:p>365.76</text:p>
              </table:table-cell>
              <table:table-cell office:value-type="float" office:value="0.03">
                <text:p>0.0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38.04">
                <text:p>638.04</text:p>
              </table:table-cell>
              <table:table-cell office:value-type="float" office:value="645.2">
                <text:p>645.2</text:p>
              </table:table-cell>
              <table:table-cell office:value-type="float" office:value="0.04">
                <text:p>0.0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17.3">
                <text:p>1017.3</text:p>
              </table:table-cell>
              <table:table-cell office:value-type="float" office:value="1024.51">
                <text:p>1024.51</text:p>
              </table:table-cell>
              <table:table-cell office:value-type="float" office:value="0.04">
                <text:p>0.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458.35">
                <text:p>1458.35</text:p>
              </table:table-cell>
              <table:table-cell office:value-type="float" office:value="1463.78">
                <text:p>1463.78</text:p>
              </table:table-cell>
              <table:table-cell office:value-type="float" office:value="0.3">
                <text:p>0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965.17">
                <text:p>1965.17</text:p>
              </table:table-cell>
              <table:table-cell office:value-type="float" office:value="1991.4">
                <text:p>1991.4</text:p>
              </table:table-cell>
              <table:table-cell office:value-type="float" office:value="0.07">
                <text:p>0.0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615.69">
                <text:p>2615.69</text:p>
              </table:table-cell>
              <table:table-cell office:value-type="float" office:value="2622.54">
                <text:p>2622.54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286.28">
                <text:p>3286.28</text:p>
              </table:table-cell>
              <table:table-cell office:value-type="float" office:value="3284.48">
                <text:p>3284.48</text:p>
              </table:table-cell>
              <table:table-cell office:value-type="float" office:value="0.08">
                <text:p>0.0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032.92">
                <text:p>4032.92</text:p>
              </table:table-cell>
              <table:table-cell office:value-type="float" office:value="4076.99">
                <text:p>4076.99</text:p>
              </table:table-cell>
              <table:table-cell office:value-type="float" office:value="0.12">
                <text:p>0.1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876.35">
                <text:p>4876.35</text:p>
              </table:table-cell>
              <table:table-cell office:value-type="float" office:value="4901.76">
                <text:p>4901.76</text:p>
              </table:table-cell>
              <table:table-cell office:value-type="float" office:value="0.1">
                <text:p>0.1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169.29">
                <text:p>6169.29</text:p>
              </table:table-cell>
              <table:table-cell office:value-type="float" office:value="5863.65">
                <text:p>5863.65</text:p>
              </table:table-cell>
              <table:table-cell office:value-type="float" office:value="0.1">
                <text:p>0.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842.98">
                <text:p>6842.98</text:p>
              </table:table-cell>
              <table:table-cell office:value-type="float" office:value="6863.11">
                <text:p>6863.11</text:p>
              </table:table-cell>
              <table:table-cell office:value-type="float" office:value="0.12">
                <text:p>0.1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886.41">
                <text:p>7886.41</text:p>
              </table:table-cell>
              <table:table-cell office:value-type="float" office:value="7967.5">
                <text:p>7967.5</text:p>
              </table:table-cell>
              <table:table-cell office:value-type="float" office:value="0.18">
                <text:p>0.1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9136.41">
                <text:p>9136.41</text:p>
              </table:table-cell>
              <table:table-cell office:value-type="float" office:value="9161.5">
                <text:p>9161.5</text:p>
              </table:table-cell>
              <table:table-cell office:value-type="float" office:value="0.13">
                <text:p>0.13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0258.71">
                <text:p>10258.71</text:p>
              </table:table-cell>
              <table:table-cell office:value-type="float" office:value="10382">
                <text:p>10382</text:p>
              </table:table-cell>
              <table:table-cell office:value-type="float" office:value="0.18">
                <text:p>0.18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1606.41">
                <text:p>11606.41</text:p>
              </table:table-cell>
              <table:table-cell office:value-type="float" office:value="11755.28">
                <text:p>11755.28</text:p>
              </table:table-cell>
              <table:table-cell office:value-type="float" office:value="0.2">
                <text:p>0.2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992.16">
                <text:p>12992.16</text:p>
              </table:table-cell>
              <table:table-cell office:value-type="float" office:value="13244.09">
                <text:p>13244.09</text:p>
              </table:table-cell>
              <table:table-cell office:value-type="float" office:value="0.16">
                <text:p>0.16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4590.67">
                <text:p>14590.67</text:p>
              </table:table-cell>
              <table:table-cell office:value-type="float" office:value="15137.17">
                <text:p>15137.17</text:p>
              </table:table-cell>
              <table:table-cell office:value-type="float" office:value="0.17">
                <text:p>0.17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042.73">
                <text:p>16042.73</text:p>
              </table:table-cell>
              <table:table-cell office:value-type="float" office:value="16411.46">
                <text:p>16411.46</text:p>
              </table:table-cell>
              <table:table-cell office:value-type="float" office:value="0.18">
                <text:p>0.18</text:p>
              </table:table-cell>
              <table:table-cell office:value-type="float" office:value="5.75">
                <text:p>5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73cm" svg:height="9.031cm" xlink:href=".." xlink:type="simple" chart:class="chart:line" chart:style-name="ch1">
        <chart:title svg:x="2.799cm" svg:y="0.316cm" chart:style-name="ch2">
          <text:p>Tempi di esecuzione in Java Array quasi ordinato</text:p>
        </chart:title>
        <chart:legend chart:legend-position="end" svg:x="15.221cm" svg:y="3.505cm" style:legend-expansion="high" chart:style-name="ch3"/>
        <chart:plot-area chart:style-name="ch4" table:cell-range-address="Foglio1.G26:Foglio1.K46" chart:data-source-has-labels="both" svg:x="1.389cm" svg:y="1.644cm" svg:width="13.05cm" svg:height="6.239cm">
          <chartooo:coordinate-region svg:x="3.111cm" svg:y="1.834cm" svg:width="10.736cm" svg:height="5.04cm"/>
          <chart:axis chart:dimension="x" chart:name="primary-x" chart:style-name="ch5" chartooo:axis-type="auto">
            <chartooo:date-scale/>
            <chart:title svg:x="6.609cm" svg:y="8.064cm" chart:style-name="ch6">
              <text:p>Dimensione array</text:p>
            </chart:title>
            <chart:categories table:cell-range-address="Foglio1.G27:Foglio1.G46"/>
          </chart:axis>
          <chart:axis chart:dimension="y" chart:name="primary-y" chart:style-name="ch7">
            <chart:title svg:x="0.451cm" svg:y="5.656cm" chart:style-name="ch8">
              <text:p>Tempo (ms)</text:p>
            </chart:title>
            <chart:grid chart:style-name="ch9" chart:class="major"/>
          </chart:axis>
          <chart:series chart:style-name="ch10" chart:values-cell-range-address="Foglio1.H27:Foglio1.H46" chart:label-cell-address="Foglio1.H26:Foglio1.H26" chart:class="chart:line">
            <chart:data-point chart:repeated="20"/>
          </chart:series>
          <chart:series chart:style-name="ch11" chart:values-cell-range-address="Foglio1.I27:Foglio1.I46" chart:label-cell-address="Foglio1.I26:Foglio1.I26" chart:class="chart:line">
            <chart:data-point chart:repeated="20"/>
          </chart:series>
          <chart:series chart:style-name="ch12" chart:values-cell-range-address="Foglio1.J27:Foglio1.J46" chart:label-cell-address="Foglio1.J26:Foglio1.J26" chart:class="chart:line">
            <chart:data-point chart:repeated="20"/>
          </chart:series>
          <chart:series chart:style-name="ch13" chart:values-cell-range-address="Foglio1.K27:Foglio1.K46" chart:label-cell-address="Foglio1.K26:Foglio1.K26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 </text:p>
                <draw:g>
                  <svg:desc>Foglio1.H26:Foglio1.H26</svg:desc>
                </draw:g>
              </table:table-cell>
              <table:table-cell office:value-type="string">
                <text:p>Selection sort MAX</text:p>
                <draw:g>
                  <svg:desc>Foglio1.I26:Foglio1.I26</svg:desc>
                </draw:g>
              </table:table-cell>
              <table:table-cell office:value-type="string">
                <text:p>Insertion sort</text:p>
                <draw:g>
                  <svg:desc>Foglio1.J26:Foglio1.J26</svg:desc>
                </draw:g>
              </table:table-cell>
              <table:table-cell office:value-type="string">
                <text:p>Merge sort</text:p>
                <draw:g>
                  <svg:desc>Foglio1.K26:Foglio1.K26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G27:Foglio1.G46</svg:desc>
                </draw:g>
              </table:table-cell>
              <table:table-cell office:value-type="float" office:value="45.6787109375">
                <text:p>45.6787109375</text:p>
                <draw:g>
                  <svg:desc>Foglio1.H27:Foglio1.H46</svg:desc>
                </draw:g>
              </table:table-cell>
              <table:table-cell office:value-type="float" office:value="40.963134765625">
                <text:p>40.963134765625</text:p>
                <draw:g>
                  <svg:desc>Foglio1.I27:Foglio1.I46</svg:desc>
                </draw:g>
              </table:table-cell>
              <table:table-cell office:value-type="float" office:value="0.211181640625">
                <text:p>0.211181640625</text:p>
                <draw:g>
                  <svg:desc>Foglio1.J27:Foglio1.J46</svg:desc>
                </draw:g>
              </table:table-cell>
              <table:table-cell office:value-type="float" office:value="4.032958984375">
                <text:p>4.032958984375</text:p>
                <draw:g>
                  <svg:desc>Foglio1.K27:Foglio1.K4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676025390625">
                <text:p>146.676025390625</text:p>
              </table:table-cell>
              <table:table-cell office:value-type="float" office:value="133.2490234375">
                <text:p>133.2490234375</text:p>
              </table:table-cell>
              <table:table-cell office:value-type="float" office:value="0.029052734375">
                <text:p>0.029052734375</text:p>
              </table:table-cell>
              <table:table-cell office:value-type="float" office:value="0.624755859375">
                <text:p>0.6247558593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33.47607421875">
                <text:p>333.47607421875</text:p>
              </table:table-cell>
              <table:table-cell office:value-type="float" office:value="310.84912109375">
                <text:p>310.84912109375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0.937255859375">
                <text:p>0.93725585937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67.73291015625">
                <text:p>567.73291015625</text:p>
              </table:table-cell>
              <table:table-cell office:value-type="float" office:value="541.0390625">
                <text:p>541.0390625</text:p>
              </table:table-cell>
              <table:table-cell office:value-type="float" office:value="0.053955078125">
                <text:p>0.053955078125</text:p>
              </table:table-cell>
              <table:table-cell office:value-type="float" office:value="1.3349609375">
                <text:p>1.334960937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07.17309570313">
                <text:p>1007.17309570313</text:p>
              </table:table-cell>
              <table:table-cell office:value-type="float" office:value="831.164306640625">
                <text:p>831.164306640625</text:p>
              </table:table-cell>
              <table:table-cell office:value-type="float" office:value="0.067138671875">
                <text:p>0.067138671875</text:p>
              </table:table-cell>
              <table:table-cell office:value-type="float" office:value="11.862060546875">
                <text:p>11.8620605468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339.083984375">
                <text:p>1339.083984375</text:p>
              </table:table-cell>
              <table:table-cell office:value-type="float" office:value="1220.95727539063">
                <text:p>1220.95727539063</text:p>
              </table:table-cell>
              <table:table-cell office:value-type="float" office:value="0.080810546875">
                <text:p>0.080810546875</text:p>
              </table:table-cell>
              <table:table-cell office:value-type="float" office:value="2.824951171875">
                <text:p>2.82495117187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837.55395507813">
                <text:p>1837.55395507813</text:p>
              </table:table-cell>
              <table:table-cell office:value-type="float" office:value="1785.73413085938">
                <text:p>1785.73413085938</text:p>
              </table:table-cell>
              <table:table-cell office:value-type="float" office:value="0.09326171875">
                <text:p>0.09326171875</text:p>
              </table:table-cell>
              <table:table-cell office:value-type="float" office:value="2.437744140625">
                <text:p>2.43774414062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271.4111328125">
                <text:p>2271.4111328125</text:p>
              </table:table-cell>
              <table:table-cell office:value-type="float" office:value="2243.61499023437">
                <text:p>2243.61499023437</text:p>
              </table:table-cell>
              <table:table-cell office:value-type="float" office:value="0.10595703125">
                <text:p>0.10595703125</text:p>
              </table:table-cell>
              <table:table-cell office:value-type="float" office:value="2.93701171875">
                <text:p>2.9370117187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118.23706054688">
                <text:p>3118.23706054688</text:p>
              </table:table-cell>
              <table:table-cell office:value-type="float" office:value="2934.68481445312">
                <text:p>2934.68481445312</text:p>
              </table:table-cell>
              <table:table-cell office:value-type="float" office:value="0.214111328125">
                <text:p>0.214111328125</text:p>
              </table:table-cell>
              <table:table-cell office:value-type="float" office:value="3.152099609375">
                <text:p>3.1520996093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578.658203125">
                <text:p>3578.658203125</text:p>
              </table:table-cell>
              <table:table-cell office:value-type="float" office:value="3464.15063476562">
                <text:p>3464.15063476562</text:p>
              </table:table-cell>
              <table:table-cell office:value-type="float" office:value="0.134033203125">
                <text:p>0.134033203125</text:p>
              </table:table-cell>
              <table:table-cell office:value-type="float" office:value="4.220947265625">
                <text:p>4.22094726562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313.43896484375">
                <text:p>4313.43896484375</text:p>
              </table:table-cell>
              <table:table-cell office:value-type="float" office:value="4204.30224609375">
                <text:p>4204.30224609375</text:p>
              </table:table-cell>
              <table:table-cell office:value-type="float" office:value="0.233154296875">
                <text:p>0.233154296875</text:p>
              </table:table-cell>
              <table:table-cell office:value-type="float" office:value="4.307861328125">
                <text:p>4.30786132812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280.56396484375">
                <text:p>5280.56396484375</text:p>
              </table:table-cell>
              <table:table-cell office:value-type="float" office:value="4854.97290039063">
                <text:p>4854.97290039063</text:p>
              </table:table-cell>
              <table:table-cell office:value-type="float" office:value="0.16015625">
                <text:p>0.16015625</text:p>
              </table:table-cell>
              <table:table-cell office:value-type="float" office:value="4.253173828125">
                <text:p>4.25317382812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7493.5390625">
                <text:p>7493.5390625</text:p>
              </table:table-cell>
              <table:table-cell office:value-type="float" office:value="5714.94702148438">
                <text:p>5714.94702148438</text:p>
              </table:table-cell>
              <table:table-cell office:value-type="float" office:value="0.172119140625">
                <text:p>0.172119140625</text:p>
              </table:table-cell>
              <table:table-cell office:value-type="float" office:value="4.330078125">
                <text:p>4.33007812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40.81372070313">
                <text:p>7040.81372070313</text:p>
              </table:table-cell>
              <table:table-cell office:value-type="float" office:value="6868.30102539063">
                <text:p>6868.30102539063</text:p>
              </table:table-cell>
              <table:table-cell office:value-type="float" office:value="0.18603515625">
                <text:p>0.18603515625</text:p>
              </table:table-cell>
              <table:table-cell office:value-type="float" office:value="5.168212890625">
                <text:p>5.16821289062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099.1748046875">
                <text:p>8099.1748046875</text:p>
              </table:table-cell>
              <table:table-cell office:value-type="float" office:value="7692.537109375">
                <text:p>7692.537109375</text:p>
              </table:table-cell>
              <table:table-cell office:value-type="float" office:value="0.199951171875">
                <text:p>0.199951171875</text:p>
              </table:table-cell>
              <table:table-cell office:value-type="float" office:value="6.0478515625">
                <text:p>6.047851562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261.89208984375">
                <text:p>9261.89208984375</text:p>
              </table:table-cell>
              <table:table-cell office:value-type="float" office:value="8538.10595703125">
                <text:p>8538.10595703125</text:p>
              </table:table-cell>
              <table:table-cell office:value-type="float" office:value="0.2109375">
                <text:p>0.2109375</text:p>
              </table:table-cell>
              <table:table-cell office:value-type="float" office:value="5.64208984375">
                <text:p>5.6420898437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0336.3630371094">
                <text:p>10336.3630371094</text:p>
              </table:table-cell>
              <table:table-cell office:value-type="float" office:value="9660.23095703125">
                <text:p>9660.23095703125</text:p>
              </table:table-cell>
              <table:table-cell office:value-type="float" office:value="0.225830078125">
                <text:p>0.225830078125</text:p>
              </table:table-cell>
              <table:table-cell office:value-type="float" office:value="5.835205078125">
                <text:p>5.83520507812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1707.1179199219">
                <text:p>11707.1179199219</text:p>
              </table:table-cell>
              <table:table-cell office:value-type="float" office:value="11151.8891601563">
                <text:p>11151.8891601563</text:p>
              </table:table-cell>
              <table:table-cell office:value-type="float" office:value="0.262939453125">
                <text:p>0.262939453125</text:p>
              </table:table-cell>
              <table:table-cell office:value-type="float" office:value="6.08203125">
                <text:p>6.08203125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3311.2897949219">
                <text:p>13311.2897949219</text:p>
              </table:table-cell>
              <table:table-cell office:value-type="float" office:value="12448.166015625">
                <text:p>12448.166015625</text:p>
              </table:table-cell>
              <table:table-cell office:value-type="float" office:value="0.252197265625">
                <text:p>0.252197265625</text:p>
              </table:table-cell>
              <table:table-cell office:value-type="float" office:value="6.98388671875">
                <text:p>6.983886718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969.7658691406">
                <text:p>14969.7658691406</text:p>
              </table:table-cell>
              <table:table-cell office:value-type="float" office:value="13680.1201171875">
                <text:p>13680.1201171875</text:p>
              </table:table-cell>
              <table:table-cell office:value-type="float" office:value="0.263916015625">
                <text:p>0.263916015625</text:p>
              </table:table-cell>
              <table:table-cell office:value-type="float" office:value="8.757080078125">
                <text:p>8.757080078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9.03cm" xlink:href=".." xlink:type="simple" chart:class="chart:line" chart:style-name="ch1">
        <chart:title svg:x="5.213cm" svg:y="0.315cm" chart:style-name="ch2">
          <text:p>Dettaglio tempi merge sort</text:p>
        </chart:title>
        <chart:legend chart:legend-position="end" svg:x="12.168cm" svg:y="3.505cm" style:legend-expansion="high" chart:style-name="ch3"/>
        <chart:plot-area chart:style-name="ch4" table:cell-range-address="Foglio1.M2:Foglio1.Q22" chart:data-source-has-labels="both" svg:x="0.444cm" svg:y="1.096cm" svg:width="12.301cm" svg:height="7.347cm">
          <chartooo:coordinate-region svg:x="1.586cm" svg:y="1.286cm" svg:width="10.567cm" svg:height="6.148cm"/>
          <chart:axis chart:dimension="x" chart:name="primary-x" chart:style-name="ch5" chartooo:axis-type="auto">
            <chartooo:date-scale/>
            <chart:title svg:x="5.289cm" svg:y="8.483cm" chart:style-name="ch6">
              <text:p>Dimensione array</text:p>
            </chart:title>
            <chart:categories table:cell-range-address="Foglio1.M3:Foglio1.M22"/>
          </chart:axis>
          <chart:axis chart:dimension="y" chart:name="primary-y" chart:style-name="ch7">
            <chart:title svg:x="0.001cm" svg:y="5.662cm" chart:style-name="ch8">
              <text:p>Tempo (ms)</text:p>
            </chart:title>
            <chart:grid chart:style-name="ch9" chart:class="major"/>
          </chart:axis>
          <chart:series chart:style-name="ch10" chart:values-cell-range-address="Foglio1.N3:Foglio1.N22" chart:label-cell-address="Foglio1.N2:Foglio1.N2" chart:class="chart:line">
            <chart:data-point chart:repeated="20"/>
          </chart:series>
          <chart:series chart:style-name="ch11" chart:values-cell-range-address="Foglio1.O3:Foglio1.O22" chart:label-cell-address="Foglio1.O2:Foglio1.O2" chart:class="chart:line">
            <chart:data-point chart:repeated="20"/>
          </chart:series>
          <chart:series chart:style-name="ch12" chart:values-cell-range-address="Foglio1.P3:Foglio1.P22" chart:label-cell-address="Foglio1.P2:Foglio1.P2" chart:class="chart:line">
            <chart:data-point chart:repeated="20"/>
          </chart:series>
          <chart:series chart:style-name="ch13" chart:values-cell-range-address="Foglio1.Q3:Foglio1.Q22" chart:label-cell-address="Foglio1.Q2:Foglio1.Q2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non ord.</text:p>
                <draw:g>
                  <svg:desc>Foglio1.N2:Foglio1.N2</svg:desc>
                </draw:g>
              </table:table-cell>
              <table:table-cell office:value-type="string">
                <text:p>C quasi ord.</text:p>
                <draw:g>
                  <svg:desc>Foglio1.O2:Foglio1.O2</svg:desc>
                </draw:g>
              </table:table-cell>
              <table:table-cell office:value-type="string">
                <text:p>Java non ord.</text:p>
                <draw:g>
                  <svg:desc>Foglio1.P2:Foglio1.P2</svg:desc>
                </draw:g>
              </table:table-cell>
              <table:table-cell office:value-type="string">
                <text:p>Java Quasi ord.</text:p>
                <draw:g>
                  <svg:desc>Foglio1.Q2:Foglio1.Q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M3:Foglio1.M22</svg:desc>
                </draw:g>
              </table:table-cell>
              <table:table-cell office:value-type="float" office:value="0.6">
                <text:p>0.6</text:p>
                <draw:g>
                  <svg:desc>Foglio1.N3:Foglio1.N22</svg:desc>
                </draw:g>
              </table:table-cell>
              <table:table-cell office:value-type="float" office:value="0.22">
                <text:p>0.22</text:p>
                <draw:g>
                  <svg:desc>Foglio1.O3:Foglio1.O22</svg:desc>
                </draw:g>
              </table:table-cell>
              <table:table-cell office:value-type="float" office:value="11.283935546875">
                <text:p>11.283935546875</text:p>
                <draw:g>
                  <svg:desc>Foglio1.P3:Foglio1.P22</svg:desc>
                </draw:g>
              </table:table-cell>
              <table:table-cell office:value-type="float" office:value="4.032958984375">
                <text:p>4.032958984375</text:p>
                <draw:g>
                  <svg:desc>Foglio1.Q3:Foglio1.Q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">
                <text:p>1.15</text:p>
              </table:table-cell>
              <table:table-cell office:value-type="float" office:value="0.45">
                <text:p>0.45</text:p>
              </table:table-cell>
              <table:table-cell office:value-type="float" office:value="1.653076171875">
                <text:p>1.653076171875</text:p>
              </table:table-cell>
              <table:table-cell office:value-type="float" office:value="0.624755859375">
                <text:p>0.6247558593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82">
                <text:p>1.82</text:p>
              </table:table-cell>
              <table:table-cell office:value-type="float" office:value="0.69">
                <text:p>0.69</text:p>
              </table:table-cell>
              <table:table-cell office:value-type="float" office:value="2.712890625">
                <text:p>2.712890625</text:p>
              </table:table-cell>
              <table:table-cell office:value-type="float" office:value="0.937255859375">
                <text:p>0.93725585937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42">
                <text:p>2.42</text:p>
              </table:table-cell>
              <table:table-cell office:value-type="float" office:value="0.93">
                <text:p>0.93</text:p>
              </table:table-cell>
              <table:table-cell office:value-type="float" office:value="3.9619140625">
                <text:p>3.9619140625</text:p>
              </table:table-cell>
              <table:table-cell office:value-type="float" office:value="1.3349609375">
                <text:p>1.334960937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16">
                <text:p>3.16</text:p>
              </table:table-cell>
              <table:table-cell office:value-type="float" office:value="1.21">
                <text:p>1.21</text:p>
              </table:table-cell>
              <table:table-cell office:value-type="float" office:value="10.25732421875">
                <text:p>10.25732421875</text:p>
              </table:table-cell>
              <table:table-cell office:value-type="float" office:value="11.862060546875">
                <text:p>11.8620605468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.77">
                <text:p>3.77</text:p>
              </table:table-cell>
              <table:table-cell office:value-type="float" office:value="1.9">
                <text:p>1.9</text:p>
              </table:table-cell>
              <table:table-cell office:value-type="float" office:value="5.798828125">
                <text:p>5.798828125</text:p>
              </table:table-cell>
              <table:table-cell office:value-type="float" office:value="2.824951171875">
                <text:p>2.82495117187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.5">
                <text:p>4.5</text:p>
              </table:table-cell>
              <table:table-cell office:value-type="float" office:value="1.75">
                <text:p>1.75</text:p>
              </table:table-cell>
              <table:table-cell office:value-type="float" office:value="15.02685546875">
                <text:p>15.02685546875</text:p>
              </table:table-cell>
              <table:table-cell office:value-type="float" office:value="2.437744140625">
                <text:p>2.43774414062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.67">
                <text:p>5.67</text:p>
              </table:table-cell>
              <table:table-cell office:value-type="float" office:value="2">
                <text:p>2</text:p>
              </table:table-cell>
              <table:table-cell office:value-type="float" office:value="12.830322265625">
                <text:p>12.830322265625</text:p>
              </table:table-cell>
              <table:table-cell office:value-type="float" office:value="2.93701171875">
                <text:p>2.9370117187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.42">
                <text:p>8.42</text:p>
              </table:table-cell>
              <table:table-cell office:value-type="float" office:value="2.46">
                <text:p>2.46</text:p>
              </table:table-cell>
              <table:table-cell office:value-type="float" office:value="8.5439453125">
                <text:p>8.5439453125</text:p>
              </table:table-cell>
              <table:table-cell office:value-type="float" office:value="3.152099609375">
                <text:p>3.1520996093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.55">
                <text:p>6.55</text:p>
              </table:table-cell>
              <table:table-cell office:value-type="float" office:value="2.6">
                <text:p>2.6</text:p>
              </table:table-cell>
              <table:table-cell office:value-type="float" office:value="9.76904296875">
                <text:p>9.76904296875</text:p>
              </table:table-cell>
              <table:table-cell office:value-type="float" office:value="4.220947265625">
                <text:p>4.22094726562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.33">
                <text:p>7.33</text:p>
              </table:table-cell>
              <table:table-cell office:value-type="float" office:value="2.84">
                <text:p>2.84</text:p>
              </table:table-cell>
              <table:table-cell office:value-type="float" office:value="13.608154296875">
                <text:p>13.608154296875</text:p>
              </table:table-cell>
              <table:table-cell office:value-type="float" office:value="4.307861328125">
                <text:p>4.30786132812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.62">
                <text:p>8.62</text:p>
              </table:table-cell>
              <table:table-cell office:value-type="float" office:value="3.55">
                <text:p>3.55</text:p>
              </table:table-cell>
              <table:table-cell office:value-type="float" office:value="15.677001953125">
                <text:p>15.677001953125</text:p>
              </table:table-cell>
              <table:table-cell office:value-type="float" office:value="4.253173828125">
                <text:p>4.25317382812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8.81">
                <text:p>8.81</text:p>
              </table:table-cell>
              <table:table-cell office:value-type="float" office:value="3.22">
                <text:p>3.22</text:p>
              </table:table-cell>
              <table:table-cell office:value-type="float" office:value="14.69287109375">
                <text:p>14.69287109375</text:p>
              </table:table-cell>
              <table:table-cell office:value-type="float" office:value="4.330078125">
                <text:p>4.33007812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1.27">
                <text:p>11.27</text:p>
              </table:table-cell>
              <table:table-cell office:value-type="float" office:value="3.58">
                <text:p>3.58</text:p>
              </table:table-cell>
              <table:table-cell office:value-type="float" office:value="14.2978515625">
                <text:p>14.2978515625</text:p>
              </table:table-cell>
              <table:table-cell office:value-type="float" office:value="5.168212890625">
                <text:p>5.16821289062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.21">
                <text:p>10.21</text:p>
              </table:table-cell>
              <table:table-cell office:value-type="float" office:value="4.55">
                <text:p>4.55</text:p>
              </table:table-cell>
              <table:table-cell office:value-type="float" office:value="25.549072265625">
                <text:p>25.549072265625</text:p>
              </table:table-cell>
              <table:table-cell office:value-type="float" office:value="6.0478515625">
                <text:p>6.047851562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2.24">
                <text:p>12.24</text:p>
              </table:table-cell>
              <table:table-cell office:value-type="float" office:value="10.71">
                <text:p>10.71</text:p>
              </table:table-cell>
              <table:table-cell office:value-type="float" office:value="15.47900390625">
                <text:p>15.47900390625</text:p>
              </table:table-cell>
              <table:table-cell office:value-type="float" office:value="5.64208984375">
                <text:p>5.6420898437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1.45">
                <text:p>11.45</text:p>
              </table:table-cell>
              <table:table-cell office:value-type="float" office:value="4.35">
                <text:p>4.35</text:p>
              </table:table-cell>
              <table:table-cell office:value-type="float" office:value="22.451904296875">
                <text:p>22.451904296875</text:p>
              </table:table-cell>
              <table:table-cell office:value-type="float" office:value="5.835205078125">
                <text:p>5.83520507812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.29">
                <text:p>12.29</text:p>
              </table:table-cell>
              <table:table-cell office:value-type="float" office:value="4.61">
                <text:p>4.61</text:p>
              </table:table-cell>
              <table:table-cell office:value-type="float" office:value="17.335693359375">
                <text:p>17.335693359375</text:p>
              </table:table-cell>
              <table:table-cell office:value-type="float" office:value="6.08203125">
                <text:p>6.08203125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9.11">
                <text:p>19.11</text:p>
              </table:table-cell>
              <table:table-cell office:value-type="float" office:value="12.19">
                <text:p>12.19</text:p>
              </table:table-cell>
              <table:table-cell office:value-type="float" office:value="26.546142578125">
                <text:p>26.546142578125</text:p>
              </table:table-cell>
              <table:table-cell office:value-type="float" office:value="6.98388671875">
                <text:p>6.983886718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42">
                <text:p>15.42</text:p>
              </table:table-cell>
              <table:table-cell office:value-type="float" office:value="5.75">
                <text:p>5.75</text:p>
              </table:table-cell>
              <table:table-cell office:value-type="float" office:value="19.819091796875">
                <text:p>19.819091796875</text:p>
              </table:table-cell>
              <table:table-cell office:value-type="float" office:value="8.757080078125">
                <text:p>8.75708007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5cm" chart:symbol-height="0.15cm">
        <chart:symbol-image/>
      </style:chart-properties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15cm" chart:symbol-height="0.15cm">
        <chart:symbol-image xlink:href="Pictures/2000000D000000DD000000DD305D4BF5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15cm" chart:symbol-height="0.15cm">
        <chart:symbol-image xlink:href="Pictures/2000000D000000DD000000DD161D1637.svm" xlink:type="simple" xlink:actuate="onLoad"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15cm" chart:symbol-height="0.15cm">
        <chart:symbol-image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15cm" chart:symbol-height="0.15cm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582cm" svg:height="11.182cm" xlink:href=".." xlink:type="simple" chart:class="chart:line" chart:style-name="ch1">
        <chart:title svg:x="8.236cm" svg:y="0.358cm" chart:style-name="ch2">
          <text:p>Confronto C e Java</text:p>
        </chart:title>
        <chart:legend chart:legend-position="end" svg:x="16.252cm" svg:y="4.101cm" style:legend-expansion="high" chart:style-name="ch3"/>
        <chart:plot-area chart:style-name="ch4" table:cell-range-address="Foglio1.M26:Foglio1.S46" chart:data-source-has-labels="both" svg:x="0.917cm" svg:y="0.942cm" svg:width="15.806cm" svg:height="9.609cm">
          <chartooo:coordinate-region svg:x="2.639cm" svg:y="1.132cm" svg:width="13.493cm" svg:height="8.41cm"/>
          <chart:axis chart:dimension="x" chart:name="primary-x" chart:style-name="ch5" chartooo:axis-type="auto">
            <chartooo:date-scale/>
            <chart:title svg:x="7.515cm" svg:y="10.635cm" chart:style-name="ch6">
              <text:p>Dimensione array</text:p>
            </chart:title>
            <chart:categories table:cell-range-address="Foglio1.M27:Foglio1.M46"/>
          </chart:axis>
          <chart:axis chart:dimension="y" chart:name="primary-y" chart:style-name="ch7">
            <chart:title svg:x="0.001cm" svg:y="6.639cm" chart:style-name="ch8">
              <text:p>Tempo (ms)</text:p>
            </chart:title>
            <chart:grid chart:style-name="ch9" chart:class="major"/>
          </chart:axis>
          <chart:series chart:style-name="ch10" chart:values-cell-range-address="Foglio1.N27:Foglio1.N46" chart:label-cell-address="Foglio1.N26:Foglio1.N26" chart:class="chart:line">
            <chart:data-point chart:repeated="20"/>
          </chart:series>
          <chart:series chart:style-name="ch11" chart:values-cell-range-address="Foglio1.O27:Foglio1.O46" chart:label-cell-address="Foglio1.O26:Foglio1.O26" chart:class="chart:line">
            <chart:data-point chart:repeated="20"/>
          </chart:series>
          <chart:series chart:style-name="ch12" chart:values-cell-range-address="Foglio1.P27:Foglio1.P46" chart:label-cell-address="Foglio1.P26:Foglio1.P26" chart:class="chart:line">
            <chart:data-point chart:repeated="20"/>
          </chart:series>
          <chart:series chart:style-name="ch13" chart:values-cell-range-address="Foglio1.Q27:Foglio1.Q46" chart:label-cell-address="Foglio1.Q26:Foglio1.Q26" chart:class="chart:line">
            <chart:data-point chart:repeated="20"/>
          </chart:series>
          <chart:series chart:style-name="ch14" chart:values-cell-range-address="Foglio1.R27:Foglio1.R46" chart:label-cell-address="Foglio1.R26:Foglio1.R26" chart:class="chart:line">
            <chart:data-point chart:repeated="20"/>
          </chart:series>
          <chart:series chart:style-name="ch15" chart:values-cell-range-address="Foglio1.S27:Foglio1.S46" chart:label-cell-address="Foglio1.S26:Foglio1.S26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 C</text:p>
                <draw:g>
                  <svg:desc>Foglio1.N26:Foglio1.N26</svg:desc>
                </draw:g>
              </table:table-cell>
              <table:table-cell office:value-type="string">
                <text:p>Selection sort Java</text:p>
                <draw:g>
                  <svg:desc>Foglio1.O26:Foglio1.O26</svg:desc>
                </draw:g>
              </table:table-cell>
              <table:table-cell office:value-type="string">
                <text:p>Insertion sort C</text:p>
                <draw:g>
                  <svg:desc>Foglio1.P26:Foglio1.P26</svg:desc>
                </draw:g>
              </table:table-cell>
              <table:table-cell office:value-type="string">
                <text:p>Insertion sort Java</text:p>
                <draw:g>
                  <svg:desc>Foglio1.Q26:Foglio1.Q26</svg:desc>
                </draw:g>
              </table:table-cell>
              <table:table-cell office:value-type="string">
                <text:p>Merge sort C</text:p>
                <draw:g>
                  <svg:desc>Foglio1.R26:Foglio1.R26</svg:desc>
                </draw:g>
              </table:table-cell>
              <table:table-cell office:value-type="string">
                <text:p>Merge sort Java</text:p>
                <draw:g>
                  <svg:desc>Foglio1.S26:Foglio1.S26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M27:Foglio1.M46</svg:desc>
                </draw:g>
              </table:table-cell>
              <table:table-cell office:value-type="float" office:value="55.5">
                <text:p>55.5</text:p>
                <draw:g>
                  <svg:desc>Foglio1.N27:Foglio1.N46</svg:desc>
                </draw:g>
              </table:table-cell>
              <table:table-cell office:value-type="float" office:value="53.876953125">
                <text:p>53.876953125</text:p>
                <draw:g>
                  <svg:desc>Foglio1.O27:Foglio1.O46</svg:desc>
                </draw:g>
              </table:table-cell>
              <table:table-cell office:value-type="float" office:value="5.18">
                <text:p>5.18</text:p>
                <draw:g>
                  <svg:desc>Foglio1.P27:Foglio1.P46</svg:desc>
                </draw:g>
              </table:table-cell>
              <table:table-cell office:value-type="float" office:value="11.7431640625">
                <text:p>11.7431640625</text:p>
                <draw:g>
                  <svg:desc>Foglio1.Q27:Foglio1.Q46</svg:desc>
                </draw:g>
              </table:table-cell>
              <table:table-cell office:value-type="float" office:value="0.6">
                <text:p>0.6</text:p>
                <draw:g>
                  <svg:desc>Foglio1.R27:Foglio1.R46</svg:desc>
                </draw:g>
              </table:table-cell>
              <table:table-cell office:value-type="float" office:value="11.283935546875">
                <text:p>11.283935546875</text:p>
                <draw:g>
                  <svg:desc>Foglio1.S27:Foglio1.S4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1.01">
                <text:p>161.01</text:p>
              </table:table-cell>
              <table:table-cell office:value-type="float" office:value="143.2197265625">
                <text:p>143.2197265625</text:p>
              </table:table-cell>
              <table:table-cell office:value-type="float" office:value="21.04">
                <text:p>21.04</text:p>
              </table:table-cell>
              <table:table-cell office:value-type="float" office:value="25.146240234375">
                <text:p>25.146240234375</text:p>
              </table:table-cell>
              <table:table-cell office:value-type="float" office:value="1.15">
                <text:p>1.15</text:p>
              </table:table-cell>
              <table:table-cell office:value-type="float" office:value="1.653076171875">
                <text:p>1.6530761718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83.69">
                <text:p>383.69</text:p>
              </table:table-cell>
              <table:table-cell office:value-type="float" office:value="318.509033203125">
                <text:p>318.509033203125</text:p>
              </table:table-cell>
              <table:table-cell office:value-type="float" office:value="53.41">
                <text:p>53.41</text:p>
              </table:table-cell>
              <table:table-cell office:value-type="float" office:value="57.43896484375">
                <text:p>57.43896484375</text:p>
              </table:table-cell>
              <table:table-cell office:value-type="float" office:value="1.82">
                <text:p>1.82</text:p>
              </table:table-cell>
              <table:table-cell office:value-type="float" office:value="2.712890625">
                <text:p>2.7128906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16.19">
                <text:p>716.19</text:p>
              </table:table-cell>
              <table:table-cell office:value-type="float" office:value="603.400390625">
                <text:p>603.400390625</text:p>
              </table:table-cell>
              <table:table-cell office:value-type="float" office:value="96.45">
                <text:p>96.45</text:p>
              </table:table-cell>
              <table:table-cell office:value-type="float" office:value="103.686767578125">
                <text:p>103.686767578125</text:p>
              </table:table-cell>
              <table:table-cell office:value-type="float" office:value="2.42">
                <text:p>2.42</text:p>
              </table:table-cell>
              <table:table-cell office:value-type="float" office:value="3.9619140625">
                <text:p>3.961914062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05.85">
                <text:p>1005.85</text:p>
              </table:table-cell>
              <table:table-cell office:value-type="float" office:value="908.2421875">
                <text:p>908.2421875</text:p>
              </table:table-cell>
              <table:table-cell office:value-type="float" office:value="136.55">
                <text:p>136.55</text:p>
              </table:table-cell>
              <table:table-cell office:value-type="float" office:value="206.147216796875">
                <text:p>206.147216796875</text:p>
              </table:table-cell>
              <table:table-cell office:value-type="float" office:value="3.16">
                <text:p>3.16</text:p>
              </table:table-cell>
              <table:table-cell office:value-type="float" office:value="10.25732421875">
                <text:p>10.257324218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436.13">
                <text:p>1436.13</text:p>
              </table:table-cell>
              <table:table-cell office:value-type="float" office:value="1760.73876953125">
                <text:p>1760.73876953125</text:p>
              </table:table-cell>
              <table:table-cell office:value-type="float" office:value="207.68">
                <text:p>207.68</text:p>
              </table:table-cell>
              <table:table-cell office:value-type="float" office:value="447.298828125">
                <text:p>447.298828125</text:p>
              </table:table-cell>
              <table:table-cell office:value-type="float" office:value="3.77">
                <text:p>3.77</text:p>
              </table:table-cell>
              <table:table-cell office:value-type="float" office:value="5.798828125">
                <text:p>5.7988281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972.83">
                <text:p>1972.83</text:p>
              </table:table-cell>
              <table:table-cell office:value-type="float" office:value="1827.53515625">
                <text:p>1827.53515625</text:p>
              </table:table-cell>
              <table:table-cell office:value-type="float" office:value="262.45">
                <text:p>262.45</text:p>
              </table:table-cell>
              <table:table-cell office:value-type="float" office:value="293.515869140625">
                <text:p>293.515869140625</text:p>
              </table:table-cell>
              <table:table-cell office:value-type="float" office:value="4.5">
                <text:p>4.5</text:p>
              </table:table-cell>
              <table:table-cell office:value-type="float" office:value="15.02685546875">
                <text:p>15.026855468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581.06">
                <text:p>2581.06</text:p>
              </table:table-cell>
              <table:table-cell office:value-type="float" office:value="2280.01098632812">
                <text:p>2280.01098632812</text:p>
              </table:table-cell>
              <table:table-cell office:value-type="float" office:value="340.74">
                <text:p>340.74</text:p>
              </table:table-cell>
              <table:table-cell office:value-type="float" office:value="386.572021484375">
                <text:p>386.572021484375</text:p>
              </table:table-cell>
              <table:table-cell office:value-type="float" office:value="5.67">
                <text:p>5.67</text:p>
              </table:table-cell>
              <table:table-cell office:value-type="float" office:value="12.830322265625">
                <text:p>12.83032226562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291.03">
                <text:p>3291.03</text:p>
              </table:table-cell>
              <table:table-cell office:value-type="float" office:value="2872.53198242187">
                <text:p>2872.53198242187</text:p>
              </table:table-cell>
              <table:table-cell office:value-type="float" office:value="435.12">
                <text:p>435.12</text:p>
              </table:table-cell>
              <table:table-cell office:value-type="float" office:value="491.9580078125">
                <text:p>491.9580078125</text:p>
              </table:table-cell>
              <table:table-cell office:value-type="float" office:value="8.42">
                <text:p>8.42</text:p>
              </table:table-cell>
              <table:table-cell office:value-type="float" office:value="8.5439453125">
                <text:p>8.543945312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026.82">
                <text:p>4026.82</text:p>
              </table:table-cell>
              <table:table-cell office:value-type="float" office:value="3758.88671875">
                <text:p>3758.88671875</text:p>
              </table:table-cell>
              <table:table-cell office:value-type="float" office:value="532.81">
                <text:p>532.81</text:p>
              </table:table-cell>
              <table:table-cell office:value-type="float" office:value="604.462158203125">
                <text:p>604.462158203125</text:p>
              </table:table-cell>
              <table:table-cell office:value-type="float" office:value="6.55">
                <text:p>6.55</text:p>
              </table:table-cell>
              <table:table-cell office:value-type="float" office:value="9.76904296875">
                <text:p>9.7690429687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964.73">
                <text:p>4964.73</text:p>
              </table:table-cell>
              <table:table-cell office:value-type="float" office:value="4303.94995117188">
                <text:p>4303.94995117188</text:p>
              </table:table-cell>
              <table:table-cell office:value-type="float" office:value="649.63">
                <text:p>649.63</text:p>
              </table:table-cell>
              <table:table-cell office:value-type="float" office:value="729.5380859375">
                <text:p>729.5380859375</text:p>
              </table:table-cell>
              <table:table-cell office:value-type="float" office:value="7.33">
                <text:p>7.33</text:p>
              </table:table-cell>
              <table:table-cell office:value-type="float" office:value="13.608154296875">
                <text:p>13.60815429687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760.5">
                <text:p>5760.5</text:p>
              </table:table-cell>
              <table:table-cell office:value-type="float" office:value="5157.38793945313">
                <text:p>5157.38793945313</text:p>
              </table:table-cell>
              <table:table-cell office:value-type="float" office:value="770.23">
                <text:p>770.23</text:p>
              </table:table-cell>
              <table:table-cell office:value-type="float" office:value="875.218994140625">
                <text:p>875.218994140625</text:p>
              </table:table-cell>
              <table:table-cell office:value-type="float" office:value="8.62">
                <text:p>8.62</text:p>
              </table:table-cell>
              <table:table-cell office:value-type="float" office:value="15.677001953125">
                <text:p>15.67700195312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807.03">
                <text:p>6807.03</text:p>
              </table:table-cell>
              <table:table-cell office:value-type="float" office:value="7113.619140625">
                <text:p>7113.619140625</text:p>
              </table:table-cell>
              <table:table-cell office:value-type="float" office:value="923.37">
                <text:p>923.37</text:p>
              </table:table-cell>
              <table:table-cell office:value-type="float" office:value="1029.52807617188">
                <text:p>1029.52807617188</text:p>
              </table:table-cell>
              <table:table-cell office:value-type="float" office:value="8.81">
                <text:p>8.81</text:p>
              </table:table-cell>
              <table:table-cell office:value-type="float" office:value="14.69287109375">
                <text:p>14.6928710937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942.76">
                <text:p>7942.76</text:p>
              </table:table-cell>
              <table:table-cell office:value-type="float" office:value="7016.287109375">
                <text:p>7016.287109375</text:p>
              </table:table-cell>
              <table:table-cell office:value-type="float" office:value="1043.6">
                <text:p>1043.6</text:p>
              </table:table-cell>
              <table:table-cell office:value-type="float" office:value="1230.79711914063">
                <text:p>1230.79711914063</text:p>
              </table:table-cell>
              <table:table-cell office:value-type="float" office:value="11.27">
                <text:p>11.27</text:p>
              </table:table-cell>
              <table:table-cell office:value-type="float" office:value="14.2978515625">
                <text:p>14.297851562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9002.65">
                <text:p>9002.65</text:p>
              </table:table-cell>
              <table:table-cell office:value-type="float" office:value="8036.94091796875">
                <text:p>8036.94091796875</text:p>
              </table:table-cell>
              <table:table-cell office:value-type="float" office:value="1214.38">
                <text:p>1214.38</text:p>
              </table:table-cell>
              <table:table-cell office:value-type="float" office:value="1397.77099609375">
                <text:p>1397.77099609375</text:p>
              </table:table-cell>
              <table:table-cell office:value-type="float" office:value="10.21">
                <text:p>10.21</text:p>
              </table:table-cell>
              <table:table-cell office:value-type="float" office:value="25.549072265625">
                <text:p>25.54907226562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0291.1">
                <text:p>10291.1</text:p>
              </table:table-cell>
              <table:table-cell office:value-type="float" office:value="9789.44409179688">
                <text:p>9789.44409179688</text:p>
              </table:table-cell>
              <table:table-cell office:value-type="float" office:value="1377.45">
                <text:p>1377.45</text:p>
              </table:table-cell>
              <table:table-cell office:value-type="float" office:value="1549.84008789063">
                <text:p>1549.84008789063</text:p>
              </table:table-cell>
              <table:table-cell office:value-type="float" office:value="12.24">
                <text:p>12.24</text:p>
              </table:table-cell>
              <table:table-cell office:value-type="float" office:value="15.47900390625">
                <text:p>15.4790039062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1631.15">
                <text:p>11631.15</text:p>
              </table:table-cell>
              <table:table-cell office:value-type="float" office:value="10347.3688964844">
                <text:p>10347.3688964844</text:p>
              </table:table-cell>
              <table:table-cell office:value-type="float" office:value="1576.25">
                <text:p>1576.25</text:p>
              </table:table-cell>
              <table:table-cell office:value-type="float" office:value="1748.4658203125">
                <text:p>1748.4658203125</text:p>
              </table:table-cell>
              <table:table-cell office:value-type="float" office:value="11.45">
                <text:p>11.45</text:p>
              </table:table-cell>
              <table:table-cell office:value-type="float" office:value="22.451904296875">
                <text:p>22.45190429687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3119.23">
                <text:p>13119.23</text:p>
              </table:table-cell>
              <table:table-cell office:value-type="float" office:value="11575.4721679688">
                <text:p>11575.4721679688</text:p>
              </table:table-cell>
              <table:table-cell office:value-type="float" office:value="1743.72">
                <text:p>1743.72</text:p>
              </table:table-cell>
              <table:table-cell office:value-type="float" office:value="2013.17578125">
                <text:p>2013.17578125</text:p>
              </table:table-cell>
              <table:table-cell office:value-type="float" office:value="12.29">
                <text:p>12.29</text:p>
              </table:table-cell>
              <table:table-cell office:value-type="float" office:value="17.335693359375">
                <text:p>17.335693359375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4541.02">
                <text:p>14541.02</text:p>
              </table:table-cell>
              <table:table-cell office:value-type="float" office:value="12955.9509277344">
                <text:p>12955.9509277344</text:p>
              </table:table-cell>
              <table:table-cell office:value-type="float" office:value="1935.97">
                <text:p>1935.97</text:p>
              </table:table-cell>
              <table:table-cell office:value-type="float" office:value="2175.99682617187">
                <text:p>2175.99682617187</text:p>
              </table:table-cell>
              <table:table-cell office:value-type="float" office:value="19.11">
                <text:p>19.11</text:p>
              </table:table-cell>
              <table:table-cell office:value-type="float" office:value="26.546142578125">
                <text:p>26.5461425781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204.27">
                <text:p>16204.27</text:p>
              </table:table-cell>
              <table:table-cell office:value-type="float" office:value="16605.4191894531">
                <text:p>16605.4191894531</text:p>
              </table:table-cell>
              <table:table-cell office:value-type="float" office:value="2177.76">
                <text:p>2177.76</text:p>
              </table:table-cell>
              <table:table-cell office:value-type="float" office:value="2407.421875">
                <text:p>2407.421875</text:p>
              </table:table-cell>
              <table:table-cell office:value-type="float" office:value="15.42">
                <text:p>15.42</text:p>
              </table:table-cell>
              <table:table-cell office:value-type="float" office:value="19.819091796875">
                <text:p>19.819091796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5cm" chart:symbol-height="0.1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15cm" chart:symbol-height="0.15cm">
        <chart:symbol-image xlink:href="Pictures/2000000D000000DD000000DD305D4BF5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15cm" chart:symbol-height="0.15cm">
        <chart:symbol-image xlink:href="Pictures/2000000D000000DD000000DD161D1637.svm" xlink:type="simple" xlink:actuate="onLoad"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15cm" chart:symbol-height="0.1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15cm" chart:symbol-height="0.1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582cm" svg:height="11.168cm" xlink:href=".." xlink:type="simple" chart:class="chart:line" chart:style-name="ch1">
        <chart:title svg:x="7.389cm" svg:y="0.358cm" chart:style-name="ch2">
          <text:p>Confronto C e C ottimizzato</text:p>
        </chart:title>
        <chart:legend chart:legend-position="end" svg:x="15.317cm" svg:y="4.094cm" style:legend-expansion="high" chart:style-name="ch3"/>
        <chart:plot-area chart:style-name="ch4" table:cell-range-address="Foglio1.S2:Foglio1.Y22" chart:data-source-has-labels="both" svg:x="0.917cm" svg:y="0.94cm" svg:width="15.805cm" svg:height="9.598cm">
          <chartooo:coordinate-region svg:x="2.639cm" svg:y="1.13cm" svg:width="13.492cm" svg:height="8.399cm"/>
          <chart:axis chart:dimension="x" chart:name="primary-x" chart:style-name="ch5" chartooo:axis-type="auto">
            <chartooo:date-scale/>
            <chart:title svg:x="7.514cm" svg:y="10.621cm" chart:style-name="ch6">
              <text:p>Dimensione array</text:p>
            </chart:title>
            <chart:categories table:cell-range-address="Foglio1.S3:Foglio1.S22"/>
          </chart:axis>
          <chart:axis chart:dimension="y" chart:name="primary-y" chart:style-name="ch7">
            <chart:title svg:x="0.001cm" svg:y="6.632cm" chart:style-name="ch8">
              <text:p>Tempo (ms)</text:p>
            </chart:title>
            <chart:grid chart:style-name="ch9" chart:class="major"/>
          </chart:axis>
          <chart:series chart:style-name="ch10" chart:values-cell-range-address="Foglio1.T3:Foglio1.T22" chart:label-cell-address="Foglio1.T2:Foglio1.T2" chart:class="chart:line">
            <chart:data-point chart:repeated="20"/>
          </chart:series>
          <chart:series chart:style-name="ch11" chart:values-cell-range-address="Foglio1.U3:Foglio1.U22" chart:label-cell-address="Foglio1.U2:Foglio1.U2" chart:class="chart:line">
            <chart:data-point chart:repeated="20"/>
          </chart:series>
          <chart:series chart:style-name="ch12" chart:values-cell-range-address="Foglio1.V3:Foglio1.V22" chart:label-cell-address="Foglio1.V2:Foglio1.V2" chart:class="chart:line">
            <chart:data-point chart:repeated="20"/>
          </chart:series>
          <chart:series chart:style-name="ch13" chart:values-cell-range-address="Foglio1.W3:Foglio1.W22" chart:label-cell-address="Foglio1.W2:Foglio1.W2" chart:class="chart:line">
            <chart:data-point chart:repeated="20"/>
          </chart:series>
          <chart:series chart:style-name="ch14" chart:values-cell-range-address="Foglio1.X3:Foglio1.X22" chart:label-cell-address="Foglio1.X2:Foglio1.X2" chart:class="chart:line">
            <chart:data-point chart:repeated="20"/>
          </chart:series>
          <chart:series chart:style-name="ch15" chart:values-cell-range-address="Foglio1.Y3:Foglio1.Y22" chart:label-cell-address="Foglio1.Y2:Foglio1.Y2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Foglio1.T2:Foglio1.T2</svg:desc>
                </draw:g>
              </table:table-cell>
              <table:table-cell office:value-type="string">
                <text:p>Selection sort ottimizzato</text:p>
                <draw:g>
                  <svg:desc>Foglio1.U2:Foglio1.U2</svg:desc>
                </draw:g>
              </table:table-cell>
              <table:table-cell office:value-type="string">
                <text:p>Insertion sort</text:p>
                <draw:g>
                  <svg:desc>Foglio1.V2:Foglio1.V2</svg:desc>
                </draw:g>
              </table:table-cell>
              <table:table-cell office:value-type="string">
                <text:p>Insertion sort ottimizzato</text:p>
                <draw:g>
                  <svg:desc>Foglio1.W2:Foglio1.W2</svg:desc>
                </draw:g>
              </table:table-cell>
              <table:table-cell office:value-type="string">
                <text:p>Merge sort</text:p>
                <draw:g>
                  <svg:desc>Foglio1.X2:Foglio1.X2</svg:desc>
                </draw:g>
              </table:table-cell>
              <table:table-cell office:value-type="string">
                <text:p>Merge sort ottimizzato</text:p>
                <draw:g>
                  <svg:desc>Foglio1.Y2:Foglio1.Y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S3:Foglio1.S22</svg:desc>
                </draw:g>
              </table:table-cell>
              <table:table-cell office:value-type="float" office:value="69.47">
                <text:p>69.47</text:p>
                <draw:g>
                  <svg:desc>Foglio1.T3:Foglio1.T22</svg:desc>
                </draw:g>
              </table:table-cell>
              <table:table-cell office:value-type="float" office:value="55.5">
                <text:p>55.5</text:p>
                <draw:g>
                  <svg:desc>Foglio1.U3:Foglio1.U22</svg:desc>
                </draw:g>
              </table:table-cell>
              <table:table-cell office:value-type="float" office:value="70.68">
                <text:p>70.68</text:p>
                <draw:g>
                  <svg:desc>Foglio1.V3:Foglio1.V22</svg:desc>
                </draw:g>
              </table:table-cell>
              <table:table-cell office:value-type="float" office:value="5.18">
                <text:p>5.18</text:p>
                <draw:g>
                  <svg:desc>Foglio1.W3:Foglio1.W22</svg:desc>
                </draw:g>
              </table:table-cell>
              <table:table-cell office:value-type="float" office:value="1.22">
                <text:p>1.22</text:p>
                <draw:g>
                  <svg:desc>Foglio1.X3:Foglio1.X22</svg:desc>
                </draw:g>
              </table:table-cell>
              <table:table-cell office:value-type="float" office:value="0.6">
                <text:p>0.6</text:p>
                <draw:g>
                  <svg:desc>Foglio1.Y3:Foglio1.Y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76.66">
                <text:p>276.66</text:p>
              </table:table-cell>
              <table:table-cell office:value-type="float" office:value="161.01">
                <text:p>161.01</text:p>
              </table:table-cell>
              <table:table-cell office:value-type="float" office:value="227.97">
                <text:p>227.97</text:p>
              </table:table-cell>
              <table:table-cell office:value-type="float" office:value="21.04">
                <text:p>21.04</text:p>
              </table:table-cell>
              <table:table-cell office:value-type="float" office:value="2.58">
                <text:p>2.5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41.56">
                <text:p>541.56</text:p>
              </table:table-cell>
              <table:table-cell office:value-type="float" office:value="383.69">
                <text:p>383.69</text:p>
              </table:table-cell>
              <table:table-cell office:value-type="float" office:value="373.9">
                <text:p>373.9</text:p>
              </table:table-cell>
              <table:table-cell office:value-type="float" office:value="53.41">
                <text:p>53.41</text:p>
              </table:table-cell>
              <table:table-cell office:value-type="float" office:value="4.78">
                <text:p>4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57.22">
                <text:p>957.22</text:p>
              </table:table-cell>
              <table:table-cell office:value-type="float" office:value="716.19">
                <text:p>716.19</text:p>
              </table:table-cell>
              <table:table-cell office:value-type="float" office:value="558.97">
                <text:p>558.97</text:p>
              </table:table-cell>
              <table:table-cell office:value-type="float" office:value="96.45">
                <text:p>96.45</text:p>
              </table:table-cell>
              <table:table-cell office:value-type="float" office:value="7.21">
                <text:p>7.21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509.43">
                <text:p>1509.43</text:p>
              </table:table-cell>
              <table:table-cell office:value-type="float" office:value="1005.85">
                <text:p>1005.85</text:p>
              </table:table-cell>
              <table:table-cell office:value-type="float" office:value="881.91">
                <text:p>881.91</text:p>
              </table:table-cell>
              <table:table-cell office:value-type="float" office:value="136.55">
                <text:p>136.55</text:p>
              </table:table-cell>
              <table:table-cell office:value-type="float" office:value="6.88">
                <text:p>6.88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878.09">
                <text:p>2878.09</text:p>
              </table:table-cell>
              <table:table-cell office:value-type="float" office:value="1436.13">
                <text:p>1436.13</text:p>
              </table:table-cell>
              <table:table-cell office:value-type="float" office:value="1266.1">
                <text:p>1266.1</text:p>
              </table:table-cell>
              <table:table-cell office:value-type="float" office:value="207.68">
                <text:p>207.68</text:p>
              </table:table-cell>
              <table:table-cell office:value-type="float" office:value="20.89">
                <text:p>20.8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924.7">
                <text:p>2924.7</text:p>
              </table:table-cell>
              <table:table-cell office:value-type="float" office:value="1972.83">
                <text:p>1972.83</text:p>
              </table:table-cell>
              <table:table-cell office:value-type="float" office:value="1718.7">
                <text:p>1718.7</text:p>
              </table:table-cell>
              <table:table-cell office:value-type="float" office:value="262.45">
                <text:p>262.45</text:p>
              </table:table-cell>
              <table:table-cell office:value-type="float" office:value="26.97">
                <text:p>26.9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828.86">
                <text:p>3828.86</text:p>
              </table:table-cell>
              <table:table-cell office:value-type="float" office:value="2581.06">
                <text:p>2581.06</text:p>
              </table:table-cell>
              <table:table-cell office:value-type="float" office:value="2411.59">
                <text:p>2411.59</text:p>
              </table:table-cell>
              <table:table-cell office:value-type="float" office:value="340.74">
                <text:p>340.74</text:p>
              </table:table-cell>
              <table:table-cell office:value-type="float" office:value="15.27">
                <text:p>15.27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957.64">
                <text:p>4957.64</text:p>
              </table:table-cell>
              <table:table-cell office:value-type="float" office:value="3291.03">
                <text:p>3291.03</text:p>
              </table:table-cell>
              <table:table-cell office:value-type="float" office:value="3053.29">
                <text:p>3053.29</text:p>
              </table:table-cell>
              <table:table-cell office:value-type="float" office:value="435.12">
                <text:p>435.12</text:p>
              </table:table-cell>
              <table:table-cell office:value-type="float" office:value="32.08">
                <text:p>32.08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607.55">
                <text:p>6607.55</text:p>
              </table:table-cell>
              <table:table-cell office:value-type="float" office:value="4026.82">
                <text:p>4026.82</text:p>
              </table:table-cell>
              <table:table-cell office:value-type="float" office:value="3915.23">
                <text:p>3915.23</text:p>
              </table:table-cell>
              <table:table-cell office:value-type="float" office:value="532.81">
                <text:p>532.81</text:p>
              </table:table-cell>
              <table:table-cell office:value-type="float" office:value="18.11">
                <text:p>18.1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788.14">
                <text:p>7788.14</text:p>
              </table:table-cell>
              <table:table-cell office:value-type="float" office:value="4964.73">
                <text:p>4964.73</text:p>
              </table:table-cell>
              <table:table-cell office:value-type="float" office:value="4601.79">
                <text:p>4601.79</text:p>
              </table:table-cell>
              <table:table-cell office:value-type="float" office:value="649.63">
                <text:p>649.63</text:p>
              </table:table-cell>
              <table:table-cell office:value-type="float" office:value="22.7">
                <text:p>22.7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574.79">
                <text:p>9574.79</text:p>
              </table:table-cell>
              <table:table-cell office:value-type="float" office:value="5760.5">
                <text:p>5760.5</text:p>
              </table:table-cell>
              <table:table-cell office:value-type="float" office:value="5408.94">
                <text:p>5408.94</text:p>
              </table:table-cell>
              <table:table-cell office:value-type="float" office:value="770.23">
                <text:p>770.23</text:p>
              </table:table-cell>
              <table:table-cell office:value-type="float" office:value="27.47">
                <text:p>27.47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0261.28">
                <text:p>10261.28</text:p>
              </table:table-cell>
              <table:table-cell office:value-type="float" office:value="6807.03">
                <text:p>6807.03</text:p>
              </table:table-cell>
              <table:table-cell office:value-type="float" office:value="6281.38">
                <text:p>6281.38</text:p>
              </table:table-cell>
              <table:table-cell office:value-type="float" office:value="923.37">
                <text:p>923.37</text:p>
              </table:table-cell>
              <table:table-cell office:value-type="float" office:value="22.78">
                <text:p>22.7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2183.09">
                <text:p>12183.09</text:p>
              </table:table-cell>
              <table:table-cell office:value-type="float" office:value="7942.76">
                <text:p>7942.76</text:p>
              </table:table-cell>
              <table:table-cell office:value-type="float" office:value="7110.07">
                <text:p>7110.07</text:p>
              </table:table-cell>
              <table:table-cell office:value-type="float" office:value="1043.6">
                <text:p>1043.6</text:p>
              </table:table-cell>
              <table:table-cell office:value-type="float" office:value="29.54">
                <text:p>29.54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3796.21">
                <text:p>13796.21</text:p>
              </table:table-cell>
              <table:table-cell office:value-type="float" office:value="9002.65">
                <text:p>9002.65</text:p>
              </table:table-cell>
              <table:table-cell office:value-type="float" office:value="8050.23">
                <text:p>8050.23</text:p>
              </table:table-cell>
              <table:table-cell office:value-type="float" office:value="1214.38">
                <text:p>1214.38</text:p>
              </table:table-cell>
              <table:table-cell office:value-type="float" office:value="37.66">
                <text:p>37.6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9398.68">
                <text:p>19398.68</text:p>
              </table:table-cell>
              <table:table-cell office:value-type="float" office:value="10291.1">
                <text:p>10291.1</text:p>
              </table:table-cell>
              <table:table-cell office:value-type="float" office:value="9408.82">
                <text:p>9408.82</text:p>
              </table:table-cell>
              <table:table-cell office:value-type="float" office:value="1377.45">
                <text:p>1377.45</text:p>
              </table:table-cell>
              <table:table-cell office:value-type="float" office:value="55.37">
                <text:p>55.37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8440.58">
                <text:p>18440.58</text:p>
              </table:table-cell>
              <table:table-cell office:value-type="float" office:value="11631.15">
                <text:p>11631.15</text:p>
              </table:table-cell>
              <table:table-cell office:value-type="float" office:value="10270.77">
                <text:p>10270.77</text:p>
              </table:table-cell>
              <table:table-cell office:value-type="float" office:value="1576.25">
                <text:p>1576.25</text:p>
              </table:table-cell>
              <table:table-cell office:value-type="float" office:value="43.51">
                <text:p>43.5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1374.51">
                <text:p>21374.51</text:p>
              </table:table-cell>
              <table:table-cell office:value-type="float" office:value="13119.23">
                <text:p>13119.23</text:p>
              </table:table-cell>
              <table:table-cell office:value-type="float" office:value="11417.49">
                <text:p>11417.49</text:p>
              </table:table-cell>
              <table:table-cell office:value-type="float" office:value="1743.72">
                <text:p>1743.72</text:p>
              </table:table-cell>
              <table:table-cell office:value-type="float" office:value="162.81">
                <text:p>162.81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5088.96">
                <text:p>25088.96</text:p>
              </table:table-cell>
              <table:table-cell office:value-type="float" office:value="14541.02">
                <text:p>14541.02</text:p>
              </table:table-cell>
              <table:table-cell office:value-type="float" office:value="12831.32">
                <text:p>12831.32</text:p>
              </table:table-cell>
              <table:table-cell office:value-type="float" office:value="1935.97">
                <text:p>1935.97</text:p>
              </table:table-cell>
              <table:table-cell office:value-type="float" office:value="71.95">
                <text:p>71.95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964.1">
                <text:p>27964.1</text:p>
              </table:table-cell>
              <table:table-cell office:value-type="float" office:value="16204.27">
                <text:p>16204.27</text:p>
              </table:table-cell>
              <table:table-cell office:value-type="float" office:value="14220.83">
                <text:p>14220.83</text:p>
              </table:table-cell>
              <table:table-cell office:value-type="float" office:value="2177.76">
                <text:p>2177.76</text:p>
              </table:table-cell>
              <table:table-cell office:value-type="float" office:value="123.83">
                <text:p>123.83</text:p>
              </table:table-cell>
              <table:table-cell office:value-type="float" office:value="15.42">
                <text:p>15.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 xlink:href="Pictures/2000000D000000DD000000DD305D4BF5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>
        <chart:symbol-image xlink:href="Pictures/2000000D000000DD000000DD161D1637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73cm" svg:height="9.031cm" xlink:href=".." xlink:type="simple" chart:class="chart:line" chart:style-name="ch1">
        <chart:title svg:x="2.798cm" svg:y="0.315cm" chart:style-name="ch2">
          <text:p>Tempi di esecuzione Selection sort</text:p>
        </chart:title>
        <chart:legend chart:legend-position="end" svg:x="14.82cm" svg:y="3.505cm" style:legend-expansion="high" chart:style-name="ch3"/>
        <chart:plot-area chart:style-name="ch4" table:cell-range-address="Foglio1.X80:Foglio1.AB100" chart:data-source-has-labels="both" svg:x="1.389cm" svg:y="1.644cm" svg:width="12.649cm" svg:height="6.239cm">
          <chartooo:coordinate-region svg:x="2.62cm" svg:y="1.835cm" svg:width="10.826cm" svg:height="5.039cm"/>
          <chart:axis chart:dimension="x" chart:name="primary-x" chart:style-name="ch5" chartooo:axis-type="auto">
            <chartooo:date-scale/>
            <chart:title svg:x="6.408cm" svg:y="8.064cm" chart:style-name="ch6">
              <text:p>Dimensione array</text:p>
            </chart:title>
            <chart:categories table:cell-range-address="Foglio1.X81:Foglio1.X100"/>
          </chart:axis>
          <chart:axis chart:dimension="y" chart:name="primary-y" chart:style-name="ch5">
            <chart:title svg:x="0.451cm" svg:y="5.656cm" chart:style-name="ch7">
              <text:p>Tempo (ms)</text:p>
            </chart:title>
            <chart:grid chart:style-name="ch8" chart:class="major"/>
          </chart:axis>
          <chart:series chart:style-name="ch9" chart:values-cell-range-address="Foglio1.Y81:Foglio1.Y100" chart:label-cell-address="Foglio1.Y80:Foglio1.Y80" chart:class="chart:line">
            <chart:data-point chart:repeated="20"/>
          </chart:series>
          <chart:series chart:style-name="ch10" chart:values-cell-range-address="Foglio1.Z81:Foglio1.Z100" chart:label-cell-address="Foglio1.Z80:Foglio1.Z80" chart:class="chart:line">
            <chart:data-point chart:repeated="20"/>
          </chart:series>
          <chart:series chart:style-name="ch11" chart:values-cell-range-address="Foglio1.AA81:Foglio1.AA100" chart:label-cell-address="Foglio1.AA80:Foglio1.AA80" chart:class="chart:line">
            <chart:data-point chart:repeated="20"/>
          </chart:series>
          <chart:series chart:style-name="ch12" chart:values-cell-range-address="Foglio1.AB81:Foglio1.AB100" chart:label-cell-address="Foglio1.AB80:Foglio1.AB8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v. non ordinato</text:p>
                <draw:g>
                  <svg:desc>Foglio1.Y80:Foglio1.Y80</svg:desc>
                </draw:g>
              </table:table-cell>
              <table:table-cell office:value-type="string">
                <text:p>C v. non ordinato</text:p>
                <draw:g>
                  <svg:desc>Foglio1.Z80:Foglio1.Z80</svg:desc>
                </draw:g>
              </table:table-cell>
              <table:table-cell office:value-type="string">
                <text:p>Java v. quasi ordinato</text:p>
                <draw:g>
                  <svg:desc>Foglio1.AA80:Foglio1.AA80</svg:desc>
                </draw:g>
              </table:table-cell>
              <table:table-cell office:value-type="string">
                <text:p>C v. quasi ordinato</text:p>
                <draw:g>
                  <svg:desc>Foglio1.AB80:Foglio1.AB80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X81:Foglio1.X100</svg:desc>
                </draw:g>
              </table:table-cell>
              <table:table-cell office:value-type="float" office:value="53.876953125">
                <text:p>53.876953125</text:p>
                <draw:g>
                  <svg:desc>Foglio1.Y81:Foglio1.Y100</svg:desc>
                </draw:g>
              </table:table-cell>
              <table:table-cell office:value-type="float" office:value="55.5">
                <text:p>55.5</text:p>
                <draw:g>
                  <svg:desc>Foglio1.Z81:Foglio1.Z100</svg:desc>
                </draw:g>
              </table:table-cell>
              <table:table-cell office:value-type="float" office:value="45.6787109375">
                <text:p>45.6787109375</text:p>
                <draw:g>
                  <svg:desc>Foglio1.AA81:Foglio1.AA100</svg:desc>
                </draw:g>
              </table:table-cell>
              <table:table-cell office:value-type="float" office:value="41.93">
                <text:p>41.93</text:p>
                <draw:g>
                  <svg:desc>Foglio1.AB81:Foglio1.AB10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3.2197265625">
                <text:p>143.2197265625</text:p>
              </table:table-cell>
              <table:table-cell office:value-type="float" office:value="161.01">
                <text:p>161.01</text:p>
              </table:table-cell>
              <table:table-cell office:value-type="float" office:value="146.676025390625">
                <text:p>146.676025390625</text:p>
              </table:table-cell>
              <table:table-cell office:value-type="float" office:value="160.37">
                <text:p>160.3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18.509033203125">
                <text:p>318.509033203125</text:p>
              </table:table-cell>
              <table:table-cell office:value-type="float" office:value="383.69">
                <text:p>383.69</text:p>
              </table:table-cell>
              <table:table-cell office:value-type="float" office:value="333.47607421875">
                <text:p>333.47607421875</text:p>
              </table:table-cell>
              <table:table-cell office:value-type="float" office:value="381.06">
                <text:p>381.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03.400390625">
                <text:p>603.400390625</text:p>
              </table:table-cell>
              <table:table-cell office:value-type="float" office:value="716.19">
                <text:p>716.19</text:p>
              </table:table-cell>
              <table:table-cell office:value-type="float" office:value="567.73291015625">
                <text:p>567.73291015625</text:p>
              </table:table-cell>
              <table:table-cell office:value-type="float" office:value="638.04">
                <text:p>638.0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908.2421875">
                <text:p>908.2421875</text:p>
              </table:table-cell>
              <table:table-cell office:value-type="float" office:value="1005.85">
                <text:p>1005.85</text:p>
              </table:table-cell>
              <table:table-cell office:value-type="float" office:value="1007.17309570313">
                <text:p>1007.17309570313</text:p>
              </table:table-cell>
              <table:table-cell office:value-type="float" office:value="1017.3">
                <text:p>1017.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60.73876953125">
                <text:p>1760.73876953125</text:p>
              </table:table-cell>
              <table:table-cell office:value-type="float" office:value="1436.13">
                <text:p>1436.13</text:p>
              </table:table-cell>
              <table:table-cell office:value-type="float" office:value="1339.083984375">
                <text:p>1339.083984375</text:p>
              </table:table-cell>
              <table:table-cell office:value-type="float" office:value="1458.35">
                <text:p>1458.3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827.53515625">
                <text:p>1827.53515625</text:p>
              </table:table-cell>
              <table:table-cell office:value-type="float" office:value="1972.83">
                <text:p>1972.83</text:p>
              </table:table-cell>
              <table:table-cell office:value-type="float" office:value="1837.55395507813">
                <text:p>1837.55395507813</text:p>
              </table:table-cell>
              <table:table-cell office:value-type="float" office:value="1965.17">
                <text:p>1965.1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280.01098632812">
                <text:p>2280.01098632812</text:p>
              </table:table-cell>
              <table:table-cell office:value-type="float" office:value="2581.06">
                <text:p>2581.06</text:p>
              </table:table-cell>
              <table:table-cell office:value-type="float" office:value="2271.4111328125">
                <text:p>2271.4111328125</text:p>
              </table:table-cell>
              <table:table-cell office:value-type="float" office:value="2615.69">
                <text:p>2615.6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872.53198242187">
                <text:p>2872.53198242187</text:p>
              </table:table-cell>
              <table:table-cell office:value-type="float" office:value="3291.03">
                <text:p>3291.03</text:p>
              </table:table-cell>
              <table:table-cell office:value-type="float" office:value="3118.23706054688">
                <text:p>3118.23706054688</text:p>
              </table:table-cell>
              <table:table-cell office:value-type="float" office:value="3286.28">
                <text:p>3286.2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58.88671875">
                <text:p>3758.88671875</text:p>
              </table:table-cell>
              <table:table-cell office:value-type="float" office:value="4026.82">
                <text:p>4026.82</text:p>
              </table:table-cell>
              <table:table-cell office:value-type="float" office:value="3578.658203125">
                <text:p>3578.658203125</text:p>
              </table:table-cell>
              <table:table-cell office:value-type="float" office:value="4032.92">
                <text:p>4032.9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303.94995117188">
                <text:p>4303.94995117188</text:p>
              </table:table-cell>
              <table:table-cell office:value-type="float" office:value="4964.73">
                <text:p>4964.73</text:p>
              </table:table-cell>
              <table:table-cell office:value-type="float" office:value="4313.43896484375">
                <text:p>4313.43896484375</text:p>
              </table:table-cell>
              <table:table-cell office:value-type="float" office:value="4876.35">
                <text:p>4876.3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157.38793945313">
                <text:p>5157.38793945313</text:p>
              </table:table-cell>
              <table:table-cell office:value-type="float" office:value="5760.5">
                <text:p>5760.5</text:p>
              </table:table-cell>
              <table:table-cell office:value-type="float" office:value="5280.56396484375">
                <text:p>5280.56396484375</text:p>
              </table:table-cell>
              <table:table-cell office:value-type="float" office:value="6169.29">
                <text:p>6169.29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7113.619140625">
                <text:p>7113.619140625</text:p>
              </table:table-cell>
              <table:table-cell office:value-type="float" office:value="6807.03">
                <text:p>6807.03</text:p>
              </table:table-cell>
              <table:table-cell office:value-type="float" office:value="7493.5390625">
                <text:p>7493.5390625</text:p>
              </table:table-cell>
              <table:table-cell office:value-type="float" office:value="6842.98">
                <text:p>6842.9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16.287109375">
                <text:p>7016.287109375</text:p>
              </table:table-cell>
              <table:table-cell office:value-type="float" office:value="7942.76">
                <text:p>7942.76</text:p>
              </table:table-cell>
              <table:table-cell office:value-type="float" office:value="7040.81372070313">
                <text:p>7040.81372070313</text:p>
              </table:table-cell>
              <table:table-cell office:value-type="float" office:value="7886.41">
                <text:p>7886.4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036.94091796875">
                <text:p>8036.94091796875</text:p>
              </table:table-cell>
              <table:table-cell office:value-type="float" office:value="9002.65">
                <text:p>9002.65</text:p>
              </table:table-cell>
              <table:table-cell office:value-type="float" office:value="8099.1748046875">
                <text:p>8099.1748046875</text:p>
              </table:table-cell>
              <table:table-cell office:value-type="float" office:value="9136.41">
                <text:p>9136.4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789.44409179688">
                <text:p>9789.44409179688</text:p>
              </table:table-cell>
              <table:table-cell office:value-type="float" office:value="10291.1">
                <text:p>10291.1</text:p>
              </table:table-cell>
              <table:table-cell office:value-type="float" office:value="9261.89208984375">
                <text:p>9261.89208984375</text:p>
              </table:table-cell>
              <table:table-cell office:value-type="float" office:value="10258.71">
                <text:p>10258.7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0347.3688964844">
                <text:p>10347.3688964844</text:p>
              </table:table-cell>
              <table:table-cell office:value-type="float" office:value="11631.15">
                <text:p>11631.15</text:p>
              </table:table-cell>
              <table:table-cell office:value-type="float" office:value="10336.3630371094">
                <text:p>10336.3630371094</text:p>
              </table:table-cell>
              <table:table-cell office:value-type="float" office:value="11606.41">
                <text:p>11606.4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1575.4721679688">
                <text:p>11575.4721679688</text:p>
              </table:table-cell>
              <table:table-cell office:value-type="float" office:value="13119.23">
                <text:p>13119.23</text:p>
              </table:table-cell>
              <table:table-cell office:value-type="float" office:value="11707.1179199219">
                <text:p>11707.1179199219</text:p>
              </table:table-cell>
              <table:table-cell office:value-type="float" office:value="12992.16">
                <text:p>12992.1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2955.9509277344">
                <text:p>12955.9509277344</text:p>
              </table:table-cell>
              <table:table-cell office:value-type="float" office:value="14541.02">
                <text:p>14541.02</text:p>
              </table:table-cell>
              <table:table-cell office:value-type="float" office:value="13311.2897949219">
                <text:p>13311.2897949219</text:p>
              </table:table-cell>
              <table:table-cell office:value-type="float" office:value="14590.67">
                <text:p>14590.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605.4191894531">
                <text:p>16605.4191894531</text:p>
              </table:table-cell>
              <table:table-cell office:value-type="float" office:value="16204.27">
                <text:p>16204.27</text:p>
              </table:table-cell>
              <table:table-cell office:value-type="float" office:value="14969.7658691406">
                <text:p>14969.7658691406</text:p>
              </table:table-cell>
              <table:table-cell office:value-type="float" office:value="16042.73">
                <text:p>16042.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cm" chart:symbol-height="0.1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1cm" chart:symbol-height="0.1cm">
        <chart:symbol-image xlink:href="Pictures/2000000D000000DD000000DD305D4BF5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1cm" chart:symbol-height="0.1cm">
        <chart:symbol-image xlink:href="Pictures/2000000D000000DD000000DD161D1637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73cm" svg:height="9.031cm" xlink:href=".." xlink:type="simple" chart:class="chart:line" chart:style-name="ch1">
        <chart:title svg:x="2.798cm" svg:y="0.315cm" chart:style-name="ch2">
          <text:p>Tempi di esecuzione Insertion sort</text:p>
        </chart:title>
        <chart:legend chart:legend-position="end" svg:x="14.82cm" svg:y="3.505cm" style:legend-expansion="high" chart:style-name="ch3"/>
        <chart:plot-area chart:style-name="ch4" table:cell-range-address="Foglio1.X104:Foglio1.AB124" chart:data-source-has-labels="both" svg:x="1.389cm" svg:y="1.644cm" svg:width="12.649cm" svg:height="6.239cm">
          <chartooo:coordinate-region svg:x="2.91cm" svg:y="1.835cm" svg:width="10.536cm" svg:height="5.039cm"/>
          <chart:axis chart:dimension="x" chart:name="primary-x" chart:style-name="ch5" chartooo:axis-type="auto">
            <chartooo:date-scale/>
            <chart:title svg:x="6.408cm" svg:y="8.064cm" chart:style-name="ch6">
              <text:p>Dimensione array</text:p>
            </chart:title>
            <chart:categories table:cell-range-address="Foglio1.X105:Foglio1.X124"/>
          </chart:axis>
          <chart:axis chart:dimension="y" chart:name="primary-y" chart:style-name="ch7">
            <chart:title svg:x="0.451cm" svg:y="5.656cm" chart:style-name="ch8">
              <text:p>Tempo (ms)</text:p>
            </chart:title>
            <chart:grid chart:style-name="ch9" chart:class="major"/>
          </chart:axis>
          <chart:series chart:style-name="ch10" chart:values-cell-range-address="Foglio1.Y105:Foglio1.Y124" chart:label-cell-address="Foglio1.Y104:Foglio1.Y104" chart:class="chart:line">
            <chart:data-point chart:repeated="20"/>
          </chart:series>
          <chart:series chart:style-name="ch11" chart:values-cell-range-address="Foglio1.Z105:Foglio1.Z124" chart:label-cell-address="Foglio1.Z104:Foglio1.Z104" chart:class="chart:line">
            <chart:data-point chart:repeated="20"/>
          </chart:series>
          <chart:series chart:style-name="ch12" chart:values-cell-range-address="Foglio1.AA105:Foglio1.AA124" chart:label-cell-address="Foglio1.AA104:Foglio1.AA104" chart:class="chart:line">
            <chart:data-point chart:repeated="20"/>
          </chart:series>
          <chart:series chart:style-name="ch13" chart:values-cell-range-address="Foglio1.AB105:Foglio1.AB124" chart:label-cell-address="Foglio1.AB104:Foglio1.AB104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v. non ordinato</text:p>
                <draw:g>
                  <svg:desc>Foglio1.Y104:Foglio1.Y104</svg:desc>
                </draw:g>
              </table:table-cell>
              <table:table-cell office:value-type="string">
                <text:p>C v. non ordinato</text:p>
                <draw:g>
                  <svg:desc>Foglio1.Z104:Foglio1.Z104</svg:desc>
                </draw:g>
              </table:table-cell>
              <table:table-cell office:value-type="string">
                <text:p>Java v. quasi ordinato</text:p>
                <draw:g>
                  <svg:desc>Foglio1.AA104:Foglio1.AA104</svg:desc>
                </draw:g>
              </table:table-cell>
              <table:table-cell office:value-type="string">
                <text:p>C v. quasi ordinato</text:p>
                <draw:g>
                  <svg:desc>Foglio1.AB104:Foglio1.AB104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Foglio1.X105:Foglio1.X124</svg:desc>
                </draw:g>
              </table:table-cell>
              <table:table-cell office:value-type="float" office:value="11.7431640625">
                <text:p>11.7431640625</text:p>
                <draw:g>
                  <svg:desc>Foglio1.Y105:Foglio1.Y124</svg:desc>
                </draw:g>
              </table:table-cell>
              <table:table-cell office:value-type="float" office:value="5.18">
                <text:p>5.18</text:p>
                <draw:g>
                  <svg:desc>Foglio1.Z105:Foglio1.Z124</svg:desc>
                </draw:g>
              </table:table-cell>
              <table:table-cell office:value-type="float" office:value="0.211181640625">
                <text:p>0.211181640625</text:p>
                <draw:g>
                  <svg:desc>Foglio1.AA105:Foglio1.AA124</svg:desc>
                </draw:g>
              </table:table-cell>
              <table:table-cell office:value-type="float" office:value="0.01">
                <text:p>0.01</text:p>
                <draw:g>
                  <svg:desc>Foglio1.AB105:Foglio1.AB12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.146240234375">
                <text:p>25.146240234375</text:p>
              </table:table-cell>
              <table:table-cell office:value-type="float" office:value="21.04">
                <text:p>21.04</text:p>
              </table:table-cell>
              <table:table-cell office:value-type="float" office:value="0.029052734375">
                <text:p>0.0290527343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7.43896484375">
                <text:p>57.43896484375</text:p>
              </table:table-cell>
              <table:table-cell office:value-type="float" office:value="53.41">
                <text:p>53.41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3.686767578125">
                <text:p>103.686767578125</text:p>
              </table:table-cell>
              <table:table-cell office:value-type="float" office:value="96.45">
                <text:p>96.45</text:p>
              </table:table-cell>
              <table:table-cell office:value-type="float" office:value="0.053955078125">
                <text:p>0.0539550781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06.147216796875">
                <text:p>206.147216796875</text:p>
              </table:table-cell>
              <table:table-cell office:value-type="float" office:value="136.55">
                <text:p>136.55</text:p>
              </table:table-cell>
              <table:table-cell office:value-type="float" office:value="0.067138671875">
                <text:p>0.0671386718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47.298828125">
                <text:p>447.298828125</text:p>
              </table:table-cell>
              <table:table-cell office:value-type="float" office:value="207.68">
                <text:p>207.68</text:p>
              </table:table-cell>
              <table:table-cell office:value-type="float" office:value="0.080810546875">
                <text:p>0.0808105468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93.515869140625">
                <text:p>293.515869140625</text:p>
              </table:table-cell>
              <table:table-cell office:value-type="float" office:value="262.45">
                <text:p>262.45</text:p>
              </table:table-cell>
              <table:table-cell office:value-type="float" office:value="0.09326171875">
                <text:p>0.0932617187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86.572021484375">
                <text:p>386.572021484375</text:p>
              </table:table-cell>
              <table:table-cell office:value-type="float" office:value="340.74">
                <text:p>340.74</text:p>
              </table:table-cell>
              <table:table-cell office:value-type="float" office:value="0.10595703125">
                <text:p>0.105957031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91.9580078125">
                <text:p>491.9580078125</text:p>
              </table:table-cell>
              <table:table-cell office:value-type="float" office:value="435.12">
                <text:p>435.12</text:p>
              </table:table-cell>
              <table:table-cell office:value-type="float" office:value="0.214111328125">
                <text:p>0.2141113281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04.462158203125">
                <text:p>604.462158203125</text:p>
              </table:table-cell>
              <table:table-cell office:value-type="float" office:value="532.81">
                <text:p>532.81</text:p>
              </table:table-cell>
              <table:table-cell office:value-type="float" office:value="0.134033203125">
                <text:p>0.1340332031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29.5380859375">
                <text:p>729.5380859375</text:p>
              </table:table-cell>
              <table:table-cell office:value-type="float" office:value="649.63">
                <text:p>649.63</text:p>
              </table:table-cell>
              <table:table-cell office:value-type="float" office:value="0.233154296875">
                <text:p>0.2331542968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75.218994140625">
                <text:p>875.218994140625</text:p>
              </table:table-cell>
              <table:table-cell office:value-type="float" office:value="770.23">
                <text:p>770.23</text:p>
              </table:table-cell>
              <table:table-cell office:value-type="float" office:value="0.16015625">
                <text:p>0.16015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029.52807617188">
                <text:p>1029.52807617188</text:p>
              </table:table-cell>
              <table:table-cell office:value-type="float" office:value="923.37">
                <text:p>923.37</text:p>
              </table:table-cell>
              <table:table-cell office:value-type="float" office:value="0.172119140625">
                <text:p>0.1721191406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230.79711914063">
                <text:p>1230.79711914063</text:p>
              </table:table-cell>
              <table:table-cell office:value-type="float" office:value="1043.6">
                <text:p>1043.6</text:p>
              </table:table-cell>
              <table:table-cell office:value-type="float" office:value="0.18603515625">
                <text:p>0.186035156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397.77099609375">
                <text:p>1397.77099609375</text:p>
              </table:table-cell>
              <table:table-cell office:value-type="float" office:value="1214.38">
                <text:p>1214.38</text:p>
              </table:table-cell>
              <table:table-cell office:value-type="float" office:value="0.199951171875">
                <text:p>0.19995117187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49.84008789063">
                <text:p>1549.84008789063</text:p>
              </table:table-cell>
              <table:table-cell office:value-type="float" office:value="1377.45">
                <text:p>1377.45</text:p>
              </table:table-cell>
              <table:table-cell office:value-type="float" office:value="0.2109375">
                <text:p>0.210937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748.4658203125">
                <text:p>1748.4658203125</text:p>
              </table:table-cell>
              <table:table-cell office:value-type="float" office:value="1576.25">
                <text:p>1576.25</text:p>
              </table:table-cell>
              <table:table-cell office:value-type="float" office:value="0.225830078125">
                <text:p>0.2258300781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013.17578125">
                <text:p>2013.17578125</text:p>
              </table:table-cell>
              <table:table-cell office:value-type="float" office:value="1743.72">
                <text:p>1743.72</text:p>
              </table:table-cell>
              <table:table-cell office:value-type="float" office:value="0.262939453125">
                <text:p>0.2629394531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175.99682617187">
                <text:p>2175.99682617187</text:p>
              </table:table-cell>
              <table:table-cell office:value-type="float" office:value="1935.97">
                <text:p>1935.97</text:p>
              </table:table-cell>
              <table:table-cell office:value-type="float" office:value="0.252197265625">
                <text:p>0.2521972656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7.421875">
                <text:p>2407.421875</text:p>
              </table:table-cell>
              <table:table-cell office:value-type="float" office:value="2177.76">
                <text:p>2177.76</text:p>
              </table:table-cell>
              <table:table-cell office:value-type="float" office:value="0.263916015625">
                <text:p>0.263916015625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